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Garamond" svg:font-family="Garamond" style:font-family-generic="roman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4mm"/>
    </style:style>
    <style:style style:name="co2" style:family="table-column">
      <style:table-column-properties fo:break-before="auto" style:column-width="30.97mm"/>
    </style:style>
    <style:style style:name="co3" style:family="table-column">
      <style:table-column-properties fo:break-before="auto" style:column-width="26.49mm"/>
    </style:style>
    <style:style style:name="co4" style:family="table-column">
      <style:table-column-properties fo:break-before="auto" style:column-width="5.22mm"/>
    </style:style>
    <style:style style:name="co5" style:family="table-column">
      <style:table-column-properties fo:break-before="auto" style:column-width="22.77mm"/>
    </style:style>
    <style:style style:name="co6" style:family="table-column">
      <style:table-column-properties fo:break-before="auto" style:column-width="272.89mm"/>
    </style:style>
    <style:style style:name="co7" style:family="table-column">
      <style:table-column-properties fo:break-before="auto" style:column-width="22.4mm"/>
    </style:style>
    <style:style style:name="co8" style:family="table-column">
      <style:table-column-properties fo:break-before="auto" style:column-width="2.98mm"/>
    </style:style>
    <style:style style:name="co9" style:family="table-column">
      <style:table-column-properties fo:break-before="auto" style:column-width="20.9mm"/>
    </style:style>
    <style:style style:name="ro1" style:family="table-row">
      <style:table-row-properties style:row-height="1.8mm" fo:break-before="auto" style:use-optimal-row-height="false"/>
    </style:style>
    <style:style style:name="ro2" style:family="table-row">
      <style:table-row-properties style:row-height="6.61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0.5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97mm" fo:break-before="auto" style:use-optimal-row-height="false"/>
    </style:style>
    <style:style style:name="ro7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ro9" style:family="table-row">
      <style:table-row-properties style:row-height="11.64mm" fo:break-before="auto" style:use-optimal-row-height="false"/>
    </style:style>
    <style:style style:name="ro10" style:family="table-row">
      <style:table-row-properties style:row-height="2.45mm" fo:break-before="auto" style:use-optimal-row-height="false"/>
    </style:style>
    <style:style style:name="ro11" style:family="table-row">
      <style:table-row-properties style:row-height="15.35mm" fo:break-before="auto" style:use-optimal-row-height="false"/>
    </style:style>
    <style:style style:name="ro12" style:family="table-row">
      <style:table-row-properties style:row-height="11.38mm" fo:break-before="auto" style:use-optimal-row-height="false"/>
    </style:style>
    <style:style style:name="ro13" style:family="table-row">
      <style:table-row-properties style:row-height="9.53mm" fo:break-before="auto" style:use-optimal-row-height="false"/>
    </style:style>
    <style:style style:name="ro14" style:family="table-row">
      <style:table-row-properties style:row-height="13.49mm" fo:break-before="auto" style:use-optimal-row-height="false"/>
    </style:style>
    <style:style style:name="ro15" style:family="table-row">
      <style:table-row-properties style:row-height="6.88mm" fo:break-before="auto" style:use-optimal-row-height="false"/>
    </style:style>
    <style:style style:name="ro16" style:family="table-row">
      <style:table-row-properties style:row-height="4.23mm" fo:break-before="auto" style:use-optimal-row-height="false"/>
    </style:style>
    <style:style style:name="ro17" style:family="table-row">
      <style:table-row-properties style:row-height="12.17mm" fo:break-before="auto" style:use-optimal-row-height="false"/>
    </style:style>
    <style:style style:name="ro18" style:family="table-row">
      <style:table-row-properties style:row-height="12.44mm" fo:break-before="auto" style:use-optimal-row-height="false"/>
    </style:style>
    <style:style style:name="ro19" style:family="table-row">
      <style:table-row-properties style:row-height="56.43mm" fo:break-before="auto" style:use-optimal-row-height="false"/>
    </style:style>
    <style:style style:name="ro20" style:family="table-row">
      <style:table-row-properties style:row-height="4.5mm" fo:break-before="auto" style:use-optimal-row-height="true"/>
    </style:style>
    <style:style style:name="ro21" style:family="table-row">
      <style:table-row-properties style:row-height="5.56mm" fo:break-before="auto" style:use-optimal-row-height="true"/>
    </style:style>
    <style:style style:name="ta1" style:family="table" style:master-page-name="PageStyle_5f_18.05.202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/>
    <style:style style:name="ce2" style:family="table-cell" style:parent-style-name="Обычный_5f_Журнал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Обычный_5f_Журнал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Обычный_5f_Журнал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Обычный_5f_Журнал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Обычный_5f_Журнал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Обычный_5f_Журнал" style:data-style-name="N11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Обычный_5f_Журнал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Обычный_5f_Журнал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Обычный_5f_Журнал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" style:family="table-cell" style:parent-style-name="Обычный_5f_Журнал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Обычный_5f_Журнал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Обычный_5f_Журнал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Обычный_5f_Журнал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Обычный_5f_Журнал">
      <style:table-cell-properties fo:border-bottom="1.76pt double-thin #000000" style:border-line-width-bottom="0.18mm 0.26mm 0.18mm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double-thin #000000" style:border-line-width-top="0.18mm 0.26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Обычный_5f_Журнал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double-thin #000000" style:border-line-width-top="0.18mm 0.26mm 0.18mm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Обычный_5f_Журнал" style:data-style-name="N11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Обычный_5f_Журнал" style:data-style-name="N114">
      <style:table-cell-properties fo:border-bottom="1.76pt double-thin #000000" style:border-line-width-bottom="0.18mm 0.26mm 0.18mm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Обычный_5f_Журнал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Обычный_5f_Журнал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Обычный_5f_Журнал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Excel_20_Built-in_20_Hyperlink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double-thin #000000" style:border-line-width-top="0.18mm 0.26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1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Обычный_5f_Журнал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double-thin #000000" style:border-line-width-top="0.18mm 0.26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Обычный_5f_Журнал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Обычный_5f_Журнал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0" style:family="table-cell" style:parent-style-name="Обычный_5f_Журнал" style:data-style-name="N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Обычный_5f_Журнал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double-thin #000000" style:border-line-width-top="0.18mm 0.26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Обычный_5f_Журнал">
      <style:table-cell-properties fo:border-bottom="1.76pt double-thin #000000" style:border-line-width-bottom="0.18mm 0.26mm 0.18mm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double-thin #000000" style:border-line-width-top="0.18mm 0.26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Обычный_5f_Журнал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Обычный_5f_Журнал">
      <style:table-cell-properties fo:border-bottom="1.76pt double-thin #000000" style:border-line-width-bottom="0.18mm 0.26mm 0.18mm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Обычный_5f_Журнал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Обычный_5f_Журнал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Обычный_5f_Журнал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12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Обычный_5f_Журнал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Обычный_5f_Журнал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Обычный_5f_Журнал" style:data-style-name="N5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Обычный_5f_Журнал" style:data-style-name="N1011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Обычный_5f_Журнал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Обычный_5f_Журнал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Обычный_5f_Журнал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Обычный_5f_Журнал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Обычный_5f_Журнал">
      <style:table-cell-properties fo:border-bottom="none" style:diagonal-bl-tr="none" style:diagonal-tl-br="none" fo:background-color="transparent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Обычный_5f_Журнал">
      <style:table-cell-properties fo:border-bottom="0.74pt solid #000000" style:diagonal-bl-tr="none" style:diagonal-tl-br="none" fo:background-color="transparent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Обычный_5f_Журнал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Обычный_5f_Журнал" style:data-style-name="N10036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Обычный_5f_Журнал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3" style:family="table-cell" style:parent-style-name="Обычный_5f_Журнал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double-thin #000000" style:border-line-width-top="0.18mm 0.26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double-thin #000000" style:border-line-width-top="0.18mm 0.26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1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 style:data-style-name="N114">
      <style:table-cell-properties fo:border-bottom="1.76pt double-thin #000000" style:border-line-width-bottom="0.18mm 0.26mm 0.18mm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Обычный_5f_Журнал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Обычный_5f_Журнал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double-thin #000000" style:border-line-width-top="0.18mm 0.26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Обычный_5f_Журнал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18mm 0.26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Обычный_5f_Журнал" style:data-style-name="N2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Обычный_5f_Журнал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18mm 0.26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Обычный_5f_Журнал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double-thin #000000" style:border-line-width-top="0.18mm 0.26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Обычный_5f_Журнал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Обычный_5f_Журнал">
      <style:table-cell-properties fo:border-bottom="1.76pt double-thin #000000" style:border-line-width-bottom="0.18mm 0.26mm 0.18mm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Обычный_5f_Журнал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Обычный_5f_Журнал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Обычный_5f_Журнал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Обычный_5f_Журнал" style:data-style-name="N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Обычный_5f_Журнал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Обычный_5f_Журнал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Обычный_5f_Журнал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Обычный_5f_Журнал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Обычный_5f_Журнал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Обычный_5f_Журнал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Обычный_5f_Журнал" style:data-style-name="N112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Обычный_5f_Журнал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Обычный_5f_Журнал">
      <style:table-cell-properties fo:border-bottom="1.76pt double-thin #000000" style:border-line-width-bottom="0.18mm 0.26mm 0.18mm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Обычный_5f_Журнал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double-thin #000000" style:border-line-width-top="0.18mm 0.26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Обычный_5f_Журнал" style:data-style-name="N111">
      <style:table-cell-properties fo:border-bottom="1.76pt double-thin #000000" style:border-line-width-bottom="0.18mm 0.26mm 0.18mm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Обычный_5f_Журнал">
      <style:table-cell-properties fo:border-bottom="1.76pt double-thin #000000" style:border-line-width-bottom="0.18mm 0.26mm 0.18mm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Обычный_5f_Журнал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Обычный_5f_Журнал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9" style:family="table-cell" style:parent-style-name="Обычный_5f_Журнал" style:data-style-name="N117">
      <style:table-cell-properties fo:border-bottom="1.76pt double-thin #000000" style:border-line-width-bottom="0.18mm 0.26mm 0.18mm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Обычный_5f_Журнал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double-thin #000000" style:border-line-width-top="0.18mm 0.26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Обычный_5f_Журнал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double-thin #000000" style:border-line-width-top="0.18mm 0.26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Обычный_5f_Журнал" style:data-style-name="N0">
      <style:table-cell-properties fo:border-bottom="1.76pt double-thin #000000" style:border-line-width-bottom="0.18mm 0.26mm 0.18mm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5.98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Обычный_5f_Журнал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Обычный_5f_Журнал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Обычный_5f_Журнал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Обычный_5f_Журнал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Обычный_5f_Журнал">
      <style:table-cell-properties fo:border-bottom="1.76pt double-thin #000000" style:border-line-width-bottom="0.18mm 0.26mm 0.18mm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double-thin #000000" style:border-line-width-top="0.18mm 0.26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11">
      <style:table-cell-properties fo:border-bottom="1.76pt double-thin #000000" style:border-line-width-bottom="0.18mm 0.26mm 0.18mm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Обычный_5f_Журнал" style:data-style-name="N1">
      <style:table-cell-properties fo:border-bottom="1.76pt double-thin #000000" style:border-line-width-bottom="0.18mm 0.26mm 0.18mm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double-thin #000000" style:border-line-width-top="0.18mm 0.26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5.98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0" style:family="table-cell" style:parent-style-name="Обычный_5f_Журнал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Обычный_5f_Журнал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Обычный_5f_Журнал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double-thin #000000" style:border-line-width-top="0.18mm 0.26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Обычный_5f_Журнал">
      <style:table-cell-properties fo:border-bottom="1.76pt double-thin #000000" style:border-line-width-bottom="0.18mm 0.26mm 0.18mm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Обычный_5f_Журнал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7" style:family="table-cell" style:parent-style-name="Обычный_5f_Журнал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Обычный_5f_Журнал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Обычный_5f_Журнал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Обычный_5f_Журнал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Обычный_5f_Журнал">
      <style:table-cell-properties fo:border-bottom="0.74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Обычный_5f_Журнал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Обычный_5f_Журнал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7.9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Обычный_5f_Журнал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18mm 0.26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Обычный_5f_Журнал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Обычный_5f_Журнал">
      <style:table-cell-properties fo:border-bottom="1.76pt double-thin #000000" style:border-line-width-bottom="0.18mm 0.26mm 0.18mm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Обычный_5f_Журнал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Excel_20_Built-in_20_Hyperlink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0" style:family="table-cell" style:parent-style-name="Обычный_5f_Журнал" style:data-style-name="N117">
      <style:table-cell-properties fo:border-bottom="1.76pt double-thin #000000" style:border-line-width-bottom="0.18mm 0.26mm 0.18mm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Обычный_5f_Журнал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Обычный_5f_Журнал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Обычный_5f_Журнал" style:data-style-name="N112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Обычный_5f_Журнал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Обычный_5f_Журнал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Обычный_5f_Журнал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Обычный_5f_Журнал" style:data-style-name="N100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Обычный_5f_Журнал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Обычный_5f_Журнал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Обычный_5f_Журнал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Обычный_5f_Журнал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Обычный_5f_Журнал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Обычный_5f_Журнал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6" style:family="table-cell" style:parent-style-name="Обычный_5f_Журнал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Обычный_5f_Журнал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Обычный_5f_Журнал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18mm 0.26mm 0.18mm" style:vertical-align="middle" loext:vertical-justify="auto"/>
      <style:paragraph-properties fo:text-align="center" css3t:text-justify="auto" fo:margin-left="0mm" style:writing-mode="page"/>
    </style:style>
    <style:style style:name="ce150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Обычный_5f_Журнал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3" style:family="table-cell" style:parent-style-name="Обычный_5f_Журнал" style:data-style-name="N11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 style:data-style-name="N112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Обычный_5f_Журнал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double-thin #000000" style:border-line-width-top="0.18mm 0.26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Обычный_5f_Журнал">
      <style:table-cell-properties fo:border-bottom="1.76pt double-thin #000000" style:border-line-width-bottom="0.18mm 0.26mm 0.18mm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Обычный_5f_Журнал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Обычный_5f_Журнал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Обычный_5f_Журнал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3" style:family="table-cell" style:parent-style-name="Обычный_5f_Журнал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4" style:family="table-cell" style:parent-style-name="Обычный_5f_Журнал" style:data-style-name="N11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 style:data-style-name="N112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Обычный_5f_Журнал" style:data-style-name="N118">
      <style:table-cell-properties fo:border-bottom="1.76pt double-thin #000000" style:border-line-width-bottom="0.18mm 0.26mm 0.18mm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Обычный_5f_Журнал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18mm 0.26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Обычный_5f_Журнал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2" style:family="table-cell" style:parent-style-name="Обычный_5f_Журнал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Обычный_5f_Журнал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Обычный_5f_Журнал" style:data-style-name="N118">
      <style:table-cell-properties fo:border-bottom="1.76pt double-thin #000000" style:border-line-width-bottom="0.18mm 0.26mm 0.18mm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7" style:family="table-cell" style:parent-style-name="Обычный_5f_Журнал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8" style:family="table-cell" style:parent-style-name="Обычный_5f_Журнал" style:data-style-name="N112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9" style:family="table-cell" style:parent-style-name="Обычный_5f_Журнал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0" style:family="table-cell" style:parent-style-name="Обычный_5f_Журнал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1" style:family="table-cell" style:parent-style-name="Обычный_5f_Журнал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Обычный_5f_Журнал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Обычный_5f_Журнал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Обычный_5f_Журнал" style:data-style-name="N112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Обычный_5f_Журнал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6" style:family="table-cell" style:parent-style-name="Обычный_5f_Журнал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Обычный_5f_Журнал">
      <style:table-cell-properties fo:border-bottom="none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8" style:family="table-cell" style:parent-style-name="Обычный_5f_Журнал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9" style:family="table-cell" style:parent-style-name="Обычный_5f_Журнал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1.76pt double-thin #000000" style:border-line-width-top="0.18mm 0.26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1" style:family="table-cell" style:parent-style-name="Обычный_5f_Журнал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18mm 0.26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2" style:family="table-cell" style:parent-style-name="Обычный_5f_Журнал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18mm 0.26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5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5.98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0" style:family="table-cell" style:parent-style-name="Обычный_5f_Журнал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1" style:family="table-cell" style:parent-style-name="Обычный_5f_Журнал">
      <style:table-cell-properties fo:border-bottom="0.74pt solid #000000" style:diagonal-bl-tr="none" style:diagonal-tl-br="none" style:text-align-source="value-type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2" style:family="table-cell" style:parent-style-name="Обычный_5f_Журнал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3" style:family="table-cell" style:parent-style-name="Обычный_5f_Журнал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Обычный_5f_Журнал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5" style:family="table-cell" style:parent-style-name="Обычный_5f_Журнал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6" style:family="table-cell" style:parent-style-name="Обычный_5f_Журнал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Обычный_5f_Журнал" style:data-style-name="N116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8" style:family="table-cell" style:parent-style-name="Default" style:data-style-name="N115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1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5" style:family="table-cell" style:parent-style-name="Обычный_5f_Журнал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6" style:family="table-cell" style:parent-style-name="Обычный_5f_Журнал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Обычный_5f_Журнал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c0c0c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8" style:family="table-cell" style:parent-style-name="Обычный_5f_Журнал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c0c0c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9" style:family="table-cell" style:parent-style-name="Обычный_5f_Журнал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c0c0c0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20" style:family="table-cell" style:parent-style-name="Обычный_5f_Журнал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c0c0c0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21" style:family="table-cell" style:parent-style-name="Обычный_5f_Журнал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c0c0c0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22" style:family="table-cell" style:parent-style-name="Обычный_5f_Журнал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3" style:family="table-cell" style:parent-style-name="Обычный_5f_Журнал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6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7" style:family="table-cell" style:parent-style-name="Обычный_5f_Журнал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8" style:family="table-cell" style:parent-style-name="Обычный_5f_Журнал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9" style:family="table-cell" style:parent-style-name="Обычный_5f_Журнал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0c0c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0" style:family="table-cell" style:parent-style-name="Обычный_5f_Журнал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0c0c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1" style:family="table-cell" style:parent-style-name="Обычный_5f_Журнал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2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3" style:family="table-cell" style:parent-style-name="Обычный_5f_Журнал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c0c0c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5" style:family="table-cell" style:parent-style-name="Обычный_5f_Журнал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6" style:family="table-cell" style:parent-style-name="Обычный_5f_Журнал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7" style:family="table-cell" style:parent-style-name="Обычный_5f_Журнал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c0c0c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8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1" style:family="table-cell" style:parent-style-name="Обычный_5f_Журнал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c0c0c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2" style:family="table-cell" style:parent-style-name="Обычный_5f_Журнал" style:data-style-name="N1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3" style:family="table-cell" style:parent-style-name="Обычный_5f_Журнал" style:data-style-name="N2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4" style:family="table-cell" style:parent-style-name="Обычный_5f_Журнал" style:data-style-name="N117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6" style:family="table-cell" style:parent-style-name="Обычный_5f_Журнал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49" style:family="table-cell" style:parent-style-name="Обычный_5f_Журнал" style:data-style-name="N118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0" style:family="table-cell" style:parent-style-name="Обычный_5f_Журнал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0pt" fo:font-weight="bold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font-name="Times New Roman" fo:font-size="10pt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fo:font-weight="normal" style:font-weight-asian="normal" style:font-weight-complex="normal"/>
    </style:style>
    <style:style style:name="T3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5" style:family="text">
      <style:text-properties style:font-name="Times New Roman" style:font-style-asian="normal" style:font-weight-complex="normal" style:font-weight-asian="normal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6" style:family="text">
      <style:text-properties style:font-name="Times New Roman" style:font-weight-complex="normal" style:font-weight-asian="normal" style:font-size-complex="10pt" style:font-size-asian="10pt" style:text-position="0% 100%" fo:text-shadow="none" style:text-outline="false" style:text-line-through-type="none" style:text-underline-style="none" style:text-underline-color="font-color" fo:font-weight="normal" fo:font-size="10pt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8.05.2021" table:style-name="ta1" table:print-ranges="'18.05.2021'.A1:'18.05.2021'.P94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number-columns-repeated="4" table:default-cell-style-name="ce2"/>
        <table:table-column table:style-name="co7" table:default-cell-style-name="ce2"/>
        <table:table-column table:style-name="co5" table:number-columns-repeated="7" table:default-cell-style-name="ce2"/>
        <table:table-column table:style-name="co8" table:default-cell-style-name="ce2"/>
        <table:table-column table:style-name="co9" table:number-columns-repeated="993" table:default-cell-style-name="ce2"/>
        <table:table-row table:style-name="ro1">
          <table:table-cell table:number-columns-repeated="1024"/>
        </table:table-row>
        <table:table-row table:style-name="ro2">
          <table:table-cell table:style-name="ce3"/>
          <table:table-cell table:style-name="ce12" office:value-type="string" calcext:value-type="string" table:number-columns-spanned="14" table:number-rows-spanned="1">
            <text:p>ЕЖЕСУТОЧНАЯ СВОДКА</text:p>
          </table:table-cell>
          <table:covered-table-cell table:number-columns-repeated="12" table:style-name="ce52"/>
          <table:covered-table-cell table:style-name="ce185"/>
          <table:table-cell table:style-name="ce3" table:number-columns-repeated="1009"/>
        </table:table-row>
        <table:table-row table:style-name="ro3">
          <table:table-cell table:style-name="ce4"/>
          <table:table-cell table:style-name="ce13" office:value-type="string" calcext:value-type="string" table:number-columns-spanned="14" table:number-rows-spanned="1">
            <text:p>геолого-технологических исследований</text:p>
          </table:table-cell>
          <table:covered-table-cell table:number-columns-repeated="12" table:style-name="ce53"/>
          <table:covered-table-cell table:style-name="ce186"/>
          <table:table-cell table:style-name="ce4" table:number-columns-repeated="1009"/>
        </table:table-row>
        <table:table-row table:style-name="ro3">
          <table:table-cell table:style-name="ce4"/>
          <table:table-cell table:style-name="ce14" office:value-type="string" calcext:value-type="string" table:number-columns-spanned="2" table:number-rows-spanned="1">
            <text:p>Скважина</text:p>
          </table:table-cell>
          <table:covered-table-cell table:style-name="ce54"/>
          <table:table-cell table:style-name="ce82" office:value-type="string" calcext:value-type="string" table:number-columns-spanned="2" table:number-rows-spanned="1">
            <text:p>Тип</text:p>
          </table:table-cell>
          <table:covered-table-cell table:style-name="ce98"/>
          <table:table-cell table:style-name="ce82" office:value-type="string" calcext:value-type="string" table:number-columns-spanned="2" table:number-rows-spanned="1">
            <text:p>Площадь</text:p>
          </table:table-cell>
          <table:covered-table-cell table:style-name="ce54"/>
          <table:table-cell table:style-name="ce82" office:value-type="string" calcext:value-type="string" table:number-columns-spanned="4" table:number-rows-spanned="1">
            <text:p>Недропользователь</text:p>
          </table:table-cell>
          <table:covered-table-cell table:number-columns-repeated="2" table:style-name="ce140"/>
          <table:covered-table-cell table:style-name="ce98"/>
          <table:table-cell table:style-name="ce82" office:value-type="string" calcext:value-type="string" table:number-columns-spanned="4" table:number-rows-spanned="1">
            <text:p>Подрядчик по ГИРС</text:p>
          </table:table-cell>
          <table:covered-table-cell table:number-columns-repeated="3" table:style-name="ce173"/>
          <table:table-cell/>
          <table:table-cell table:style-name="ce78" table:number-columns-repeated="2"/>
          <table:table-cell table:number-columns-repeated="1006"/>
        </table:table-row>
        <table:table-row table:style-name="ro4">
          <table:table-cell table:style-name="ce5"/>
          <table:table-cell table:style-name="ce12" office:value-type="float" office:value="542" calcext:value-type="float" table:number-columns-spanned="2" table:number-rows-spanned="1">
            <text:p>542</text:p>
          </table:table-cell>
          <table:covered-table-cell table:style-name="ce55"/>
          <table:table-cell table:style-name="ce83" office:value-type="string" calcext:value-type="string" table:number-columns-spanned="2" table:number-rows-spanned="1">
            <text:p>Бурение</text:p>
          </table:table-cell>
          <table:covered-table-cell table:style-name="ce99"/>
          <table:table-cell table:style-name="ce86" office:value-type="string" calcext:value-type="string" table:number-columns-spanned="2" table:number-rows-spanned="1">
            <text:p>АГКМ</text:p>
          </table:table-cell>
          <table:covered-table-cell table:style-name="ce124"/>
          <table:table-cell table:style-name="ce134" office:value-type="string" calcext:value-type="string" table:number-columns-spanned="4" table:number-rows-spanned="1">
            <text:p>ПАО "Газпром"</text:p>
            <text:p>ООО "Газпром добыча Астрахань"</text:p>
          </table:table-cell>
          <table:covered-table-cell table:number-columns-repeated="2" table:style-name="ce141"/>
          <table:covered-table-cell table:style-name="ce148"/>
          <table:table-cell table:style-name="ce160" office:value-type="string" calcext:value-type="string" table:number-columns-spanned="4" table:number-rows-spanned="1">
            <text:p>ООО "Газпром недра"</text:p>
            <text:p>ПФ "Астраханьгазгеофизика"</text:p>
          </table:table-cell>
          <table:covered-table-cell table:number-columns-repeated="2" table:style-name="ce174"/>
          <table:covered-table-cell table:style-name="ce173"/>
          <table:table-cell table:style-name="ce205"/>
          <table:table-cell table:style-name="ce76" table:number-columns-repeated="2"/>
          <table:table-cell table:style-name="ce5" table:number-columns-repeated="1006"/>
        </table:table-row>
        <table:table-row table:style-name="ro4">
          <table:table-cell table:style-name="ce5"/>
          <table:table-cell table:style-name="ce15" office:value-type="string" calcext:value-type="string" table:number-columns-spanned="2" table:number-rows-spanned="2">
            <text:p>Конструкция <text:s/>скважины</text:p>
          </table:table-cell>
          <table:covered-table-cell table:style-name="ce56"/>
          <table:table-cell table:style-name="ce84" office:value-type="string" calcext:value-type="string" table:number-columns-spanned="2" table:number-rows-spanned="1">
            <text:p>Направление <text:s text:c="3"/>(630мм)</text:p>
          </table:table-cell>
          <table:covered-table-cell table:style-name="ce100"/>
          <table:table-cell table:style-name="ce84" office:value-type="string" calcext:value-type="string" table:number-columns-spanned="2" table:number-rows-spanned="1">
            <text:p>Кондуктор <text:s text:c="8"/>(426мм)</text:p>
          </table:table-cell>
          <table:covered-table-cell table:style-name="ce100"/>
          <table:table-cell table:style-name="ce84" office:value-type="string" calcext:value-type="string" table:number-columns-spanned="2" table:number-rows-spanned="1">
            <text:p>1 промеж. колонна (324мм)</text:p>
          </table:table-cell>
          <table:covered-table-cell table:style-name="ce100"/>
          <table:table-cell table:style-name="ce84" office:value-type="string" calcext:value-type="string" table:number-columns-spanned="2" table:number-rows-spanned="1">
            <text:p>2 промеж. колонна (244,5*250,8мм)</text:p>
          </table:table-cell>
          <table:covered-table-cell table:style-name="ce100"/>
          <table:table-cell table:style-name="ce84" office:value-type="string" calcext:value-type="string" table:number-columns-spanned="2" table:number-rows-spanned="1">
            <text:p>Эксплуат. колонна (168,3мм)</text:p>
          </table:table-cell>
          <table:covered-table-cell table:style-name="ce100"/>
          <table:table-cell table:style-name="ce84" office:value-type="string" calcext:value-type="string" table:number-columns-spanned="2" table:number-rows-spanned="1">
            <text:p>Открытый ствол (139,7мм)</text:p>
          </table:table-cell>
          <table:covered-table-cell table:style-name="ce100"/>
          <table:table-cell table:style-name="ce205"/>
          <table:table-cell table:style-name="ce76" table:number-columns-repeated="2"/>
          <table:table-cell table:number-columns-repeated="1006"/>
        </table:table-row>
        <table:table-row table:style-name="ro5">
          <table:table-cell table:style-name="ce5"/>
          <table:covered-table-cell table:number-columns-repeated="2" table:style-name="ce16"/>
          <table:table-cell table:style-name="ce85" office:value-type="float" office:value="30" calcext:value-type="float" table:number-columns-spanned="2" table:number-rows-spanned="1">
            <text:p>30,00 м.</text:p>
          </table:table-cell>
          <table:covered-table-cell table:style-name="ce101"/>
          <table:table-cell table:style-name="ce85" office:value-type="float" office:value="349.46" calcext:value-type="float" table:number-columns-spanned="2" table:number-rows-spanned="1">
            <text:p>349,46 м.</text:p>
          </table:table-cell>
          <table:covered-table-cell table:style-name="ce101"/>
          <table:table-cell table:style-name="ce85" table:number-columns-spanned="2" table:number-rows-spanned="1"/>
          <table:covered-table-cell table:style-name="ce101"/>
          <table:table-cell table:style-name="ce85" table:number-columns-spanned="2" table:number-rows-spanned="1"/>
          <table:covered-table-cell table:style-name="ce101"/>
          <table:table-cell table:style-name="ce85" table:number-columns-spanned="2" table:number-rows-spanned="1"/>
          <table:covered-table-cell table:style-name="ce101"/>
          <table:table-cell table:style-name="ce85" table:number-columns-spanned="2" table:number-rows-spanned="1"/>
          <table:covered-table-cell table:style-name="ce101"/>
          <table:table-cell table:style-name="ce205"/>
          <table:table-cell table:style-name="ce76" table:number-columns-repeated="2"/>
          <table:table-cell table:number-columns-repeated="1006"/>
        </table:table-row>
        <table:table-row table:style-name="ro6">
          <table:table-cell table:style-name="ce4"/>
          <table:table-cell table:style-name="ce17" office:value-type="string" calcext:value-type="string" table:number-columns-spanned="2" table:number-rows-spanned="1">
            <text:p>Дата, время</text:p>
          </table:table-cell>
          <table:covered-table-cell table:style-name="ce57"/>
          <table:table-cell table:style-name="ce41" office:value-type="string" calcext:value-type="string" table:number-columns-spanned="2" table:number-rows-spanned="1">
            <text:p>Забой, м</text:p>
          </table:table-cell>
          <table:covered-table-cell table:style-name="ce102"/>
          <table:table-cell table:style-name="ce114" office:value-type="string" calcext:value-type="string" table:number-columns-spanned="2" table:number-rows-spanned="1">
            <text:p>Проходка за сутки, м</text:p>
          </table:table-cell>
          <table:covered-table-cell table:style-name="ce125"/>
          <table:table-cell table:style-name="ce114" office:value-type="string" calcext:value-type="string" table:number-columns-spanned="2" table:number-rows-spanned="1">
            <text:p>Рейс</text:p>
          </table:table-cell>
          <table:covered-table-cell table:style-name="ce125"/>
          <table:table-cell table:style-name="ce114" office:value-type="string" calcext:value-type="string" table:number-columns-spanned="2" table:number-rows-spanned="1">
            <text:p>Стратиграфия</text:p>
          </table:table-cell>
          <table:covered-table-cell table:style-name="ce149"/>
          <table:table-cell table:style-name="ce161"/>
          <table:table-cell table:style-name="ce11"/>
          <table:table-cell table:style-name="ce178"/>
          <table:table-cell table:style-name="ce137"/>
          <table:table-cell table:style-name="ce78" table:number-columns-repeated="2"/>
          <table:table-cell table:style-name="ce4" table:number-columns-repeated="1007"/>
        </table:table-row>
        <table:table-row table:style-name="ro5">
          <table:table-cell/>
          <table:table-cell table:style-name="ce18" office:value-type="date" office:date-value="2021-05-17T20:00:00" calcext:value-type="date" table:number-columns-spanned="2" table:number-rows-spanned="1">
            <text:p>с <text:s text:c="2"/>17.05.21 <text:s text:c="2"/>20:00</text:p>
          </table:table-cell>
          <table:covered-table-cell table:style-name="ce58"/>
          <table:table-cell table:style-name="ce41" office:value-type="float" office:value="2119.27" calcext:value-type="float" table:number-columns-spanned="2" table:number-rows-spanned="1">
            <text:p>2119,27</text:p>
          </table:table-cell>
          <table:covered-table-cell table:style-name="ce103"/>
          <table:table-cell table:style-name="ce86" office:value-type="float" office:value="0" calcext:value-type="float" table:number-columns-spanned="2" table:number-rows-spanned="2">
            <text:p>0</text:p>
          </table:table-cell>
          <table:covered-table-cell table:style-name="ce126"/>
          <table:table-cell table:style-name="ce86" office:value-type="float" office:value="25" calcext:value-type="float" table:number-columns-spanned="2" table:number-rows-spanned="2">
            <text:p>25</text:p>
          </table:table-cell>
          <table:covered-table-cell table:style-name="ce142"/>
          <table:table-cell table:style-name="ce86" office:value-type="string" calcext:value-type="string" table:number-columns-spanned="2" table:number-rows-spanned="2">
            <text:p>Р1k ir</text:p>
          </table:table-cell>
          <table:covered-table-cell table:style-name="ce109"/>
          <table:table-cell table:style-name="ce161"/>
          <table:table-cell table:style-name="ce11"/>
          <table:table-cell table:style-name="ce78"/>
          <table:table-cell table:style-name="ce187"/>
          <table:table-cell table:number-columns-repeated="1009"/>
        </table:table-row>
        <table:table-row table:style-name="ro5">
          <table:table-cell/>
          <table:table-cell table:style-name="ce19" office:value-type="date" office:date-value="2021-05-18T20:00:00" calcext:value-type="date" table:number-columns-spanned="2" table:number-rows-spanned="1">
            <text:p>по 18.05.21 <text:s text:c="2"/>20:00</text:p>
          </table:table-cell>
          <table:covered-table-cell table:style-name="ce59"/>
          <table:table-cell table:style-name="ce86" office:value-type="float" office:value="2119.27" calcext:value-type="float" table:number-columns-spanned="2" table:number-rows-spanned="1">
            <text:p>2119,27</text:p>
          </table:table-cell>
          <table:covered-table-cell table:style-name="ce104"/>
          <table:covered-table-cell table:style-name="ce115"/>
          <table:covered-table-cell table:style-name="ce127"/>
          <table:covered-table-cell table:style-name="ce135"/>
          <table:covered-table-cell table:style-name="ce104"/>
          <table:covered-table-cell table:style-name="ce145"/>
          <table:covered-table-cell table:style-name="ce150"/>
          <table:table-cell table:style-name="ce161"/>
          <table:table-cell table:style-name="ce11"/>
          <table:table-cell table:style-name="ce179"/>
          <table:table-cell table:style-name="ce187"/>
          <table:table-cell table:number-columns-repeated="1009"/>
        </table:table-row>
        <table:table-row table:style-name="ro5">
          <table:table-cell table:style-name="ce6"/>
          <table:table-cell table:style-name="ce20" office:value-type="string" calcext:value-type="string" table:number-columns-spanned="14" table:number-rows-spanned="1">
            <text:p><text:s text:c="7"/>Баланс времени за сутки, (час:мин)</text:p>
          </table:table-cell>
          <table:covered-table-cell table:number-columns-repeated="9" table:style-name="ce60"/>
          <table:covered-table-cell table:number-columns-repeated="3" table:style-name="ce162"/>
          <table:covered-table-cell table:style-name="ce188"/>
          <table:table-cell table:style-name="ce6" table:number-columns-repeated="2"/>
          <table:table-cell table:style-name="ce208" table:number-columns-repeated="2"/>
          <table:table-cell table:style-name="ce232"/>
          <table:table-cell table:style-name="ce234"/>
          <table:table-cell table:style-name="ce238" table:number-columns-repeated="3"/>
          <table:table-cell table:style-name="ce208" table:number-columns-repeated="2"/>
          <table:table-cell table:style-name="ce232"/>
          <table:table-cell table:style-name="ce234"/>
          <table:table-cell table:style-name="ce238" table:number-columns-repeated="3"/>
          <table:table-cell table:style-name="ce6" table:number-columns-repeated="15"/>
          <table:table-cell table:style-name="ce247"/>
          <table:table-cell table:style-name="ce6" table:number-columns-repeated="977"/>
        </table:table-row>
        <table:table-row table:style-name="ro7">
          <table:table-cell table:style-name="ce6"/>
          <table:table-cell table:style-name="ce21" office:value-type="string" calcext:value-type="string" table:number-columns-spanned="10" table:number-rows-spanned="1">
            <text:p>Производительное время</text:p>
          </table:table-cell>
          <table:covered-table-cell table:number-columns-repeated="8" table:style-name="ce61"/>
          <table:covered-table-cell table:style-name="ce151"/>
          <table:table-cell table:style-name="ce163" office:value-type="string" calcext:value-type="string" table:number-columns-spanned="4" table:number-rows-spanned="1">
            <text:p>Непроизводительное время</text:p>
          </table:table-cell>
          <table:covered-table-cell table:number-columns-repeated="2" table:style-name="ce61"/>
          <table:covered-table-cell table:style-name="ce189"/>
          <table:table-cell table:number-columns-repeated="2"/>
          <table:table-cell table:style-name="ce208" table:number-columns-repeated="2"/>
          <table:table-cell table:style-name="ce232"/>
          <table:table-cell table:style-name="ce234"/>
          <table:table-cell table:style-name="ce238" table:number-columns-repeated="3"/>
          <table:table-cell table:style-name="ce208" table:number-columns-repeated="2"/>
          <table:table-cell table:style-name="ce232"/>
          <table:table-cell table:style-name="ce234"/>
          <table:table-cell table:style-name="ce238" table:number-columns-repeated="3"/>
          <table:table-cell table:number-columns-repeated="15"/>
          <table:table-cell table:style-name="ce247"/>
          <table:table-cell table:number-columns-repeated="977"/>
        </table:table-row>
        <table:table-row table:style-name="ro7">
          <table:table-cell table:style-name="ce6"/>
          <table:table-cell table:style-name="ce22" office:value-type="string" calcext:value-type="string" table:number-columns-spanned="1" table:number-rows-spanned="4">
            <text:p>мех.бурение</text:p>
          </table:table-cell>
          <table:table-cell table:style-name="ce22" office:value-type="string" calcext:value-type="string" table:number-columns-spanned="1" table:number-rows-spanned="4">
            <text:p>спуско- подьёмные операции</text:p>
          </table:table-cell>
          <table:table-cell table:style-name="ce22" office:value-type="string" calcext:value-type="string" table:number-columns-spanned="1" table:number-rows-spanned="4">
            <text:p>наращи- вание</text:p>
          </table:table-cell>
          <table:table-cell table:style-name="ce22" office:value-type="string" calcext:value-type="string" table:number-columns-spanned="1" table:number-rows-spanned="4">
            <text:p>расширка</text:p>
          </table:table-cell>
          <table:table-cell table:style-name="ce22" office:value-type="string" calcext:value-type="string" table:number-columns-spanned="1" table:number-rows-spanned="4">
            <text:p>крепление</text:p>
          </table:table-cell>
          <table:table-cell table:style-name="ce128" office:value-type="string" calcext:value-type="string" table:number-columns-spanned="1" table:number-rows-spanned="4">
            <text:p>подготовит. вспомогат. работы</text:p>
          </table:table-cell>
          <table:table-cell table:style-name="ce128" office:value-type="string" calcext:value-type="string" table:number-columns-spanned="1" table:number-rows-spanned="4">
            <text:p>ремонтные работы</text:p>
          </table:table-cell>
          <table:table-cell table:style-name="ce128" office:value-type="string" calcext:value-type="string" table:number-columns-spanned="1" table:number-rows-spanned="4">
            <text:p>осложнения</text:p>
          </table:table-cell>
          <table:table-cell table:style-name="ce22" office:value-type="string" calcext:value-type="string" table:number-columns-spanned="1" table:number-rows-spanned="4">
            <text:p>освоение</text:p>
          </table:table-cell>
          <table:table-cell table:style-name="ce152" office:value-type="string" calcext:value-type="string" table:number-columns-spanned="1" table:number-rows-spanned="5">
            <text:p>Итого произво- дительного времени</text:p>
          </table:table-cell>
          <table:table-cell table:style-name="ce22" office:value-type="string" calcext:value-type="string" table:number-columns-spanned="1" table:number-rows-spanned="4">
            <text:p>организа- ционный простой</text:p>
          </table:table-cell>
          <table:table-cell table:style-name="ce22" office:value-type="string" calcext:value-type="string" table:number-columns-spanned="1" table:number-rows-spanned="4">
            <text:p>аварийные работы</text:p>
          </table:table-cell>
          <table:table-cell table:style-name="ce22" office:value-type="string" calcext:value-type="string" table:number-columns-spanned="1" table:number-rows-spanned="4">
            <text:p>Брак</text:p>
          </table:table-cell>
          <table:table-cell table:style-name="ce152" office:value-type="string" calcext:value-type="string" table:number-columns-spanned="1" table:number-rows-spanned="5">
            <text:p>Итого непроизво- дительного времени</text:p>
          </table:table-cell>
          <table:table-cell table:number-columns-repeated="2"/>
          <table:table-cell table:style-name="ce208" table:number-columns-repeated="2"/>
          <table:table-cell table:style-name="ce232"/>
          <table:table-cell table:style-name="ce234"/>
          <table:table-cell table:style-name="ce238" table:number-columns-repeated="3"/>
          <table:table-cell table:style-name="ce208" table:number-columns-repeated="2"/>
          <table:table-cell table:style-name="ce232"/>
          <table:table-cell table:style-name="ce234"/>
          <table:table-cell table:style-name="ce238" table:number-columns-repeated="3"/>
          <table:table-cell table:number-columns-repeated="15"/>
          <table:table-cell table:style-name="ce247"/>
          <table:table-cell table:number-columns-repeated="977"/>
        </table:table-row>
        <table:table-row table:style-name="ro7">
          <table:table-cell table:style-name="ce6"/>
          <table:covered-table-cell table:number-columns-repeated="5" table:style-name="ce22"/>
          <table:covered-table-cell table:number-columns-repeated="3" table:style-name="ce128"/>
          <table:covered-table-cell table:style-name="ce22"/>
          <table:covered-table-cell table:style-name="ce152"/>
          <table:covered-table-cell table:number-columns-repeated="2" table:style-name="ce22"/>
          <table:covered-table-cell table:style-name="ce180"/>
          <table:covered-table-cell table:style-name="ce152"/>
          <table:table-cell table:number-columns-repeated="2"/>
          <table:table-cell table:style-name="ce208" table:number-columns-repeated="2"/>
          <table:table-cell table:style-name="ce232"/>
          <table:table-cell table:style-name="ce234"/>
          <table:table-cell table:style-name="ce238" table:number-columns-repeated="3"/>
          <table:table-cell table:style-name="ce208" table:number-columns-repeated="2"/>
          <table:table-cell table:style-name="ce232"/>
          <table:table-cell table:style-name="ce234"/>
          <table:table-cell table:style-name="ce238" table:number-columns-repeated="3"/>
          <table:table-cell table:number-columns-repeated="15"/>
          <table:table-cell table:style-name="ce247"/>
          <table:table-cell table:number-columns-repeated="977"/>
        </table:table-row>
        <table:table-row table:style-name="ro7">
          <table:table-cell table:style-name="ce6"/>
          <table:covered-table-cell table:number-columns-repeated="5" table:style-name="ce22"/>
          <table:covered-table-cell table:number-columns-repeated="3" table:style-name="ce128"/>
          <table:covered-table-cell table:style-name="ce22"/>
          <table:covered-table-cell table:style-name="ce152"/>
          <table:covered-table-cell table:number-columns-repeated="2" table:style-name="ce22"/>
          <table:covered-table-cell table:style-name="ce180"/>
          <table:covered-table-cell table:style-name="ce152"/>
          <table:table-cell table:number-columns-repeated="2"/>
          <table:table-cell table:style-name="ce208" table:number-columns-repeated="2"/>
          <table:table-cell table:style-name="ce232"/>
          <table:table-cell table:style-name="ce234"/>
          <table:table-cell table:style-name="ce238" table:number-columns-repeated="3"/>
          <table:table-cell table:style-name="ce208" table:number-columns-repeated="2"/>
          <table:table-cell table:style-name="ce232"/>
          <table:table-cell table:style-name="ce234"/>
          <table:table-cell table:style-name="ce238" table:number-columns-repeated="3"/>
          <table:table-cell table:number-columns-repeated="15"/>
          <table:table-cell table:style-name="ce247"/>
          <table:table-cell table:number-columns-repeated="977"/>
        </table:table-row>
        <table:table-row table:style-name="ro7">
          <table:table-cell table:style-name="ce7"/>
          <table:covered-table-cell table:number-columns-repeated="5" table:style-name="ce22"/>
          <table:covered-table-cell table:number-columns-repeated="3" table:style-name="ce128"/>
          <table:covered-table-cell table:style-name="ce22"/>
          <table:covered-table-cell table:style-name="ce152"/>
          <table:covered-table-cell table:number-columns-repeated="2" table:style-name="ce22"/>
          <table:covered-table-cell table:style-name="ce181"/>
          <table:covered-table-cell table:style-name="ce152"/>
          <table:table-cell table:style-name="ce7" table:number-columns-repeated="2"/>
          <table:table-cell table:style-name="ce208" table:number-columns-repeated="2"/>
          <table:table-cell table:style-name="ce232"/>
          <table:table-cell table:style-name="ce234"/>
          <table:table-cell table:style-name="ce238" table:number-columns-repeated="3"/>
          <table:table-cell table:style-name="ce208" table:number-columns-repeated="2"/>
          <table:table-cell table:style-name="ce232"/>
          <table:table-cell table:style-name="ce234"/>
          <table:table-cell table:style-name="ce238" table:number-columns-repeated="3"/>
          <table:table-cell table:style-name="ce7"/>
          <table:table-cell table:style-name="ce6" table:number-columns-repeated="14"/>
          <table:table-cell table:style-name="ce247"/>
          <table:table-cell table:style-name="ce7" table:number-columns-repeated="977"/>
        </table:table-row>
        <table:table-row table:style-name="ro7">
          <table:table-cell table:style-name="ce7"/>
          <table:table-cell table:style-name="ce22" office:value-type="string" calcext:value-type="string">
            <text:p>Б</text:p>
          </table:table-cell>
          <table:table-cell table:style-name="ce22" office:value-type="string" calcext:value-type="string">
            <text:p>СПО</text:p>
          </table:table-cell>
          <table:table-cell table:style-name="ce22" office:value-type="string" calcext:value-type="string">
            <text:p>Н </text:p>
          </table:table-cell>
          <table:table-cell table:style-name="ce22" office:value-type="string" calcext:value-type="string">
            <text:p>РШ</text:p>
          </table:table-cell>
          <table:table-cell table:style-name="ce22" office:value-type="string" calcext:value-type="string">
            <text:p>КР </text:p>
          </table:table-cell>
          <table:table-cell table:style-name="ce22" office:value-type="string" calcext:value-type="string">
            <text:p>ПВР</text:p>
          </table:table-cell>
          <table:table-cell table:style-name="ce22" office:value-type="string" calcext:value-type="string">
            <text:p>РР</text:p>
          </table:table-cell>
          <table:table-cell table:style-name="ce22" office:value-type="string" calcext:value-type="string">
            <text:p>ОС</text:p>
          </table:table-cell>
          <table:table-cell table:style-name="ce22" office:value-type="string" calcext:value-type="string">
            <text:p>ОСВ </text:p>
          </table:table-cell>
          <table:covered-table-cell table:style-name="ce152"/>
          <table:table-cell table:style-name="ce22" office:value-type="string" calcext:value-type="string">
            <text:p>ОП</text:p>
          </table:table-cell>
          <table:table-cell table:style-name="ce22" office:value-type="string" calcext:value-type="string">
            <text:p>АР</text:p>
          </table:table-cell>
          <table:table-cell table:style-name="ce22" office:value-type="string" calcext:value-type="string">
            <text:p>БР </text:p>
          </table:table-cell>
          <table:covered-table-cell table:style-name="ce152"/>
          <table:table-cell/>
          <table:table-cell table:style-name="ce208" table:number-columns-repeated="2"/>
          <table:table-cell table:style-name="ce232"/>
          <table:table-cell table:style-name="ce234"/>
          <table:table-cell table:style-name="ce238" table:number-columns-repeated="3"/>
          <table:table-cell table:style-name="ce208" table:number-columns-repeated="2"/>
          <table:table-cell table:style-name="ce232"/>
          <table:table-cell table:style-name="ce234"/>
          <table:table-cell table:style-name="ce238" table:number-columns-repeated="3"/>
          <table:table-cell/>
          <table:table-cell table:style-name="ce6" table:number-columns-repeated="14"/>
          <table:table-cell table:style-name="ce247"/>
          <table:table-cell table:number-columns-repeated="978"/>
        </table:table-row>
        <table:table-row table:style-name="ro7">
          <table:table-cell table:style-name="ce7"/>
          <table:table-cell table:style-name="ce23" office:value-type="string" calcext:value-type="string">
            <text:p>00:00</text:p>
          </table:table-cell>
          <table:table-cell table:style-name="ce23" office:value-type="time" office:time-value="PT22H40M00S" calcext:value-type="time">
            <text:p>22:40</text:p>
          </table:table-cell>
          <table:table-cell table:number-columns-repeated="3" table:style-name="ce23" office:value-type="string" calcext:value-type="string">
            <text:p>00:00</text:p>
          </table:table-cell>
          <table:table-cell table:style-name="ce129" office:value-type="time" office:time-value="PT01H20M00S" calcext:value-type="time">
            <text:p>01:20</text:p>
          </table:table-cell>
          <table:table-cell table:number-columns-repeated="3" table:style-name="ce23" office:value-type="string" calcext:value-type="string">
            <text:p>00:00</text:p>
          </table:table-cell>
          <table:table-cell table:style-name="ce153" office:value-type="time" office:time-value="PT24H00M00S" calcext:value-type="time">
            <text:p>24:00</text:p>
          </table:table-cell>
          <table:table-cell table:number-columns-repeated="3" table:style-name="ce164" office:value-type="string" calcext:value-type="string">
            <text:p>00:00</text:p>
          </table:table-cell>
          <table:table-cell table:style-name="ce153" office:value-type="time" office:time-value="PT00H00M00S" calcext:value-type="time">
            <text:p>00:00</text:p>
          </table:table-cell>
          <table:table-cell/>
          <table:table-cell table:style-name="ce208" table:number-columns-repeated="2"/>
          <table:table-cell table:style-name="ce232"/>
          <table:table-cell table:style-name="ce234"/>
          <table:table-cell table:style-name="ce238" table:number-columns-repeated="3"/>
          <table:table-cell table:style-name="ce208" table:number-columns-repeated="2"/>
          <table:table-cell table:style-name="ce232"/>
          <table:table-cell table:style-name="ce234"/>
          <table:table-cell table:style-name="ce238" table:number-columns-repeated="3"/>
          <table:table-cell/>
          <table:table-cell table:style-name="ce6" table:number-columns-repeated="14"/>
          <table:table-cell table:style-name="ce247"/>
          <table:table-cell table:number-columns-repeated="978"/>
        </table:table-row>
        <table:table-row table:style-name="ro5">
          <table:table-cell table:style-name="ce7"/>
          <table:table-cell table:style-name="ce24" office:value-type="string" calcext:value-type="string" table:number-columns-spanned="14" table:number-rows-spanned="1">
            <text:p>Детальная расшифровка <text:s/>ПВР (час:мин)</text:p>
          </table:table-cell>
          <table:covered-table-cell table:number-columns-repeated="12" table:style-name="ce62"/>
          <table:covered-table-cell table:style-name="ce190"/>
          <table:table-cell/>
          <table:table-cell table:style-name="ce208" table:number-columns-repeated="2"/>
          <table:table-cell table:style-name="ce232"/>
          <table:table-cell table:style-name="ce234"/>
          <table:table-cell table:style-name="ce238" table:number-columns-repeated="3"/>
          <table:table-cell table:style-name="ce208" table:number-columns-repeated="2"/>
          <table:table-cell table:style-name="ce232"/>
          <table:table-cell table:style-name="ce234"/>
          <table:table-cell table:style-name="ce238" table:number-columns-repeated="3"/>
          <table:table-cell/>
          <table:table-cell table:style-name="ce6" table:number-columns-repeated="14"/>
          <table:table-cell table:style-name="ce214"/>
          <table:table-cell table:number-columns-repeated="978"/>
        </table:table-row>
        <table:table-row table:style-name="ro7">
          <table:table-cell table:style-name="ce6"/>
          <table:table-cell table:style-name="ce25" office:value-type="string" calcext:value-type="string" table:number-columns-spanned="2" table:number-rows-spanned="1">
            <text:p>Промывка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Проработка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ГИС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Инклинометрия</text:p>
          </table:table-cell>
          <table:covered-table-cell table:style-name="ce25"/>
          <table:table-cell table:style-name="ce25" office:value-type="string" calcext:value-type="string" table:number-columns-spanned="3" table:number-rows-spanned="1">
            <text:p>Обработка.(заготов.) р- ра</text:p>
          </table:table-cell>
          <table:covered-table-cell table:style-name="ce154"/>
          <table:covered-table-cell table:style-name="ce63"/>
          <table:table-cell table:style-name="ce25" office:value-type="string" calcext:value-type="string" table:number-columns-spanned="3" table:number-rows-spanned="1">
            <text:p>ПЗР(ВСП)</text:p>
          </table:table-cell>
          <table:covered-table-cell table:number-columns-repeated="2" table:style-name="ce25"/>
          <table:table-cell table:style-name="ce7"/>
          <table:table-cell table:style-name="ce6"/>
          <table:table-cell table:style-name="ce208" table:number-columns-repeated="2"/>
          <table:table-cell table:style-name="ce232"/>
          <table:table-cell table:style-name="ce234"/>
          <table:table-cell table:style-name="ce238" table:number-columns-repeated="3"/>
          <table:table-cell table:style-name="ce208" table:number-columns-repeated="2"/>
          <table:table-cell table:style-name="ce232"/>
          <table:table-cell table:style-name="ce234"/>
          <table:table-cell table:style-name="ce238" table:number-columns-repeated="3"/>
          <table:table-cell table:style-name="ce6" table:number-columns-repeated="15"/>
          <table:table-cell table:style-name="ce247"/>
          <table:table-cell table:style-name="ce6" table:number-columns-repeated="977"/>
        </table:table-row>
        <table:table-row table:style-name="ro7">
          <table:table-cell table:style-name="ce6"/>
          <table:table-cell table:style-name="ce25" office:value-type="string" calcext:value-type="string" table:number-columns-spanned="2" table:number-rows-spanned="1">
            <text:p>ПТ (ПГ)</text:p>
          </table:table-cell>
          <table:covered-table-cell table:style-name="ce63"/>
          <table:table-cell table:style-name="ce25" office:value-type="string" calcext:value-type="string" table:number-columns-spanned="2" table:number-rows-spanned="1">
            <text:p>ПРР</text:p>
          </table:table-cell>
          <table:covered-table-cell table:style-name="ce63"/>
          <table:table-cell table:style-name="ce25" office:value-type="string" calcext:value-type="string" table:number-columns-spanned="2" table:number-rows-spanned="1">
            <text:p>ГИС</text:p>
          </table:table-cell>
          <table:covered-table-cell table:style-name="ce63"/>
          <table:table-cell table:style-name="ce25" office:value-type="string" calcext:value-type="string" table:number-columns-spanned="2" table:number-rows-spanned="1">
            <text:p>ИНКЛИН</text:p>
          </table:table-cell>
          <table:covered-table-cell table:style-name="ce63"/>
          <table:table-cell table:style-name="ce25" office:value-type="string" calcext:value-type="string" table:number-columns-spanned="3" table:number-rows-spanned="1">
            <text:p>ОР (ЗР)</text:p>
          </table:table-cell>
          <table:covered-table-cell table:style-name="ce154"/>
          <table:covered-table-cell table:style-name="ce63"/>
          <table:table-cell table:style-name="ce25" office:value-type="string" calcext:value-type="string" table:number-columns-spanned="3" table:number-rows-spanned="1">
            <text:p>ПЗР </text:p>
          </table:table-cell>
          <table:covered-table-cell table:style-name="ce154"/>
          <table:covered-table-cell table:style-name="ce63"/>
          <table:table-cell table:style-name="ce7"/>
          <table:table-cell/>
          <table:table-cell table:style-name="ce208" table:number-columns-repeated="2"/>
          <table:table-cell table:style-name="ce232"/>
          <table:table-cell table:style-name="ce234"/>
          <table:table-cell table:style-name="ce238" table:number-columns-repeated="3"/>
          <table:table-cell table:style-name="ce208" table:number-columns-repeated="2"/>
          <table:table-cell table:style-name="ce232"/>
          <table:table-cell table:style-name="ce234"/>
          <table:table-cell table:style-name="ce238" table:number-columns-repeated="3"/>
          <table:table-cell table:number-columns-repeated="15"/>
          <table:table-cell table:style-name="ce247"/>
          <table:table-cell table:number-columns-repeated="977"/>
        </table:table-row>
        <table:table-row table:style-name="ro7">
          <table:table-cell table:style-name="ce6"/>
          <table:table-cell table:style-name="ce26" office:value-type="string" calcext:value-type="string" table:number-columns-spanned="2" table:number-rows-spanned="1">
            <text:p>00:00</text:p>
          </table:table-cell>
          <table:covered-table-cell table:style-name="ce26"/>
          <table:table-cell table:style-name="ce26" office:value-type="time" office:time-value="PT01H20M00S" calcext:value-type="time" table:number-columns-spanned="2" table:number-rows-spanned="1">
            <text:p>01:20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00:00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00:00</text:p>
          </table:table-cell>
          <table:covered-table-cell table:style-name="ce26"/>
          <table:table-cell table:style-name="ce26" office:value-type="string" calcext:value-type="string" table:number-columns-spanned="3" table:number-rows-spanned="1">
            <text:p>00:00</text:p>
          </table:table-cell>
          <table:covered-table-cell table:style-name="ce155"/>
          <table:covered-table-cell table:style-name="ce165"/>
          <table:table-cell table:style-name="ce26" office:value-type="string" calcext:value-type="string" table:number-columns-spanned="3" table:number-rows-spanned="1">
            <text:p>00:00</text:p>
          </table:table-cell>
          <table:covered-table-cell table:number-columns-repeated="2" table:style-name="ce26"/>
          <table:table-cell/>
          <table:table-cell table:style-name="ce209"/>
          <table:table-cell table:number-columns-repeated="2"/>
          <table:table-cell table:style-name="ce235" table:number-columns-repeated="20"/>
          <table:table-cell table:number-columns-repeated="9"/>
          <table:table-cell table:style-name="ce247"/>
          <table:table-cell table:number-columns-repeated="975"/>
        </table:table-row>
        <table:table-row table:style-name="ro5">
          <table:table-cell table:style-name="ce8"/>
          <table:table-cell table:style-name="ce27" office:value-type="string" calcext:value-type="string" table:number-columns-spanned="10" table:number-rows-spanned="1">
            <text:p>Параметры режима бурения (промывки).</text:p>
          </table:table-cell>
          <table:covered-table-cell table:number-columns-repeated="9" table:style-name="ce64"/>
          <table:table-cell table:style-name="ce156" office:value-type="string" calcext:value-type="string" table:number-columns-spanned="4" table:number-rows-spanned="1">
            <text:p>Фоновые газопоказания.</text:p>
          </table:table-cell>
          <table:covered-table-cell table:number-columns-repeated="2" table:style-name="ce64"/>
          <table:covered-table-cell table:style-name="ce191"/>
          <table:table-cell table:style-name="ce206"/>
          <table:table-cell table:style-name="ce6" table:number-columns-repeated="2"/>
          <table:table-cell table:style-name="ce213" table:number-columns-repeated="14"/>
          <table:table-cell table:style-name="ce245" table:number-columns-repeated="7"/>
          <table:table-cell table:style-name="ce6" table:number-columns-repeated="15"/>
          <table:table-cell table:style-name="ce247"/>
          <table:table-cell table:style-name="ce8" table:number-columns-repeated="969"/>
        </table:table-row>
        <table:table-row table:style-name="ro7">
          <table:table-cell table:style-name="ce6"/>
          <table:table-cell table:style-name="ce28" office:value-type="string" calcext:value-type="string">
            <text:p>ДМК</text:p>
          </table:table-cell>
          <table:table-cell table:style-name="ce28" office:value-type="string" calcext:value-type="string">
            <text:p>Мех. с.</text:p>
          </table:table-cell>
          <table:table-cell table:style-name="ce87" office:value-type="string" calcext:value-type="string">
            <text:p>Wд</text:p>
          </table:table-cell>
          <table:table-cell table:style-name="ce87" office:value-type="string" calcext:value-type="string">
            <text:p>Nсвп</text:p>
          </table:table-cell>
          <table:table-cell table:style-name="ce87" office:value-type="string" calcext:value-type="string">
            <text:p>Mсвп</text:p>
          </table:table-cell>
          <table:table-cell table:style-name="ce87" office:value-type="string" calcext:value-type="string">
            <text:p>Qвх</text:p>
          </table:table-cell>
          <table:table-cell table:style-name="ce87" office:value-type="string" calcext:value-type="string">
            <text:p>Vсум.</text:p>
          </table:table-cell>
          <table:table-cell table:style-name="ce87" office:value-type="string" calcext:value-type="string">
            <text:p>Рвх</text:p>
          </table:table-cell>
          <table:table-cell table:style-name="ce87" office:value-type="string" calcext:value-type="string">
            <text:p>Vп</text:p>
          </table:table-cell>
          <table:table-cell table:style-name="ce87" office:value-type="string" calcext:value-type="string">
            <text:p>Твых.</text:p>
          </table:table-cell>
          <table:table-cell table:style-name="ce87" office:value-type="string" calcext:value-type="string" table:number-columns-spanned="2" table:number-rows-spanned="1">
            <text:p>С1</text:p>
          </table:table-cell>
          <table:covered-table-cell table:style-name="ce175"/>
          <table:table-cell table:style-name="ce87" office:value-type="string" calcext:value-type="string" table:number-columns-spanned="2" table:number-rows-spanned="1">
            <text:p>Сумма <text:s/>С1-5</text:p>
          </table:table-cell>
          <table:covered-table-cell table:style-name="ce175"/>
          <table:table-cell table:style-name="ce207"/>
          <table:table-cell table:style-name="ce6" table:number-columns-repeated="2"/>
          <table:table-cell table:style-name="ce210" table:number-columns-repeated="2"/>
          <table:table-cell table:style-name="ce239"/>
          <table:table-cell table:style-name="ce211" table:number-columns-repeated="9"/>
          <table:table-cell table:style-name="ce239" table:number-columns-repeated="2"/>
          <table:table-cell table:style-name="ce245" table:number-columns-repeated="7"/>
          <table:table-cell table:style-name="ce6" table:number-columns-repeated="15"/>
          <table:table-cell table:style-name="ce247"/>
          <table:table-cell table:style-name="ce6" table:number-columns-repeated="969"/>
        </table:table-row>
        <table:table-row table:style-name="ro7">
          <table:table-cell table:style-name="ce6"/>
          <table:table-cell table:style-name="ce29" office:value-type="string" calcext:value-type="string">
            <text:p>мин/м</text:p>
          </table:table-cell>
          <table:table-cell table:style-name="ce29" office:value-type="string" calcext:value-type="string">
            <text:p>м/ч</text:p>
          </table:table-cell>
          <table:table-cell table:style-name="ce88" office:value-type="string" calcext:value-type="string">
            <text:p>т</text:p>
          </table:table-cell>
          <table:table-cell table:style-name="ce88" office:value-type="string" calcext:value-type="string">
            <text:p>об/мин</text:p>
          </table:table-cell>
          <table:table-cell table:style-name="ce88" office:value-type="string" calcext:value-type="string">
            <text:p>т*м</text:p>
          </table:table-cell>
          <table:table-cell table:style-name="ce88" office:value-type="string" calcext:value-type="string">
            <text:p>л/сек</text:p>
          </table:table-cell>
          <table:table-cell table:style-name="ce88" office:value-type="string" calcext:value-type="string">
            <text:p>м<text:span text:style-name="T3">³</text:span></text:p>
          </table:table-cell>
          <table:table-cell table:style-name="ce88" office:value-type="string" calcext:value-type="string">
            <text:p>кгс/см<text:span text:style-name="T3">²</text:span></text:p>
          </table:table-cell>
          <table:table-cell table:style-name="ce88" office:value-type="string" calcext:value-type="string">
            <text:p>%</text:p>
          </table:table-cell>
          <table:table-cell table:style-name="ce88" office:value-type="string" calcext:value-type="string">
            <text:p><text:span text:style-name="T5">°</text:span><text:span text:style-name="T6">С</text:span></text:p>
          </table:table-cell>
          <table:table-cell table:style-name="ce87" office:value-type="string" calcext:value-type="string" table:number-columns-spanned="2" table:number-rows-spanned="1">
            <text:p>%абс.</text:p>
          </table:table-cell>
          <table:covered-table-cell table:style-name="ce175"/>
          <table:table-cell table:style-name="ce87" office:value-type="string" calcext:value-type="string" table:number-columns-spanned="2" table:number-rows-spanned="1">
            <text:p>%абс.</text:p>
          </table:table-cell>
          <table:covered-table-cell table:style-name="ce175"/>
          <table:table-cell/>
          <table:table-cell table:style-name="ce210"/>
          <table:table-cell table:style-name="ce224" table:number-columns-repeated="4"/>
          <table:table-cell table:style-name="ce240"/>
          <table:table-cell table:style-name="ce224" table:number-columns-repeated="8"/>
          <table:table-cell/>
          <table:table-cell table:style-name="ce245" table:number-columns-repeated="5"/>
          <table:table-cell table:style-name="ce214"/>
          <table:table-cell table:number-columns-repeated="987"/>
        </table:table-row>
        <table:table-row table:style-name="ro7">
          <table:table-cell table:style-name="ce6"/>
          <table:table-cell table:style-name="ce30" table:formula="of:=#DIV/0!" office:value-type="string" office:string-value="" calcext:value-type="error">
            <text:p>#DIV/0!</text:p>
          </table:table-cell>
          <table:table-cell table:style-name="ce65" table:formula="of:=#DIV/0!" office:value-type="string" office:string-value="" calcext:value-type="error">
            <text:p>#DIV/0!</text:p>
          </table:table-cell>
          <table:table-cell table:style-name="ce89"/>
          <table:table-cell table:style-name="ce105" office:value-type="float" office:value="55.5" calcext:value-type="float">
            <text:p>56</text:p>
          </table:table-cell>
          <table:table-cell table:style-name="ce89" office:value-type="float" office:value="0.3" calcext:value-type="float">
            <text:p>0,3</text:p>
          </table:table-cell>
          <table:table-cell table:style-name="ce130" office:value-type="float" office:value="55" calcext:value-type="float">
            <text:p>55,0</text:p>
          </table:table-cell>
          <table:table-cell table:style-name="ce105" office:value-type="float" office:value="97.5" calcext:value-type="float">
            <text:p>98</text:p>
          </table:table-cell>
          <table:table-cell table:style-name="ce105" office:value-type="float" office:value="191.5" calcext:value-type="float">
            <text:p>192</text:p>
          </table:table-cell>
          <table:table-cell table:style-name="ce89" office:value-type="float" office:value="28" calcext:value-type="float">
            <text:p>28,0</text:p>
          </table:table-cell>
          <table:table-cell table:style-name="ce105" office:value-type="float" office:value="61.5" calcext:value-type="float">
            <text:p>62</text:p>
          </table:table-cell>
          <table:table-cell table:style-name="ce166" office:value-type="float" office:value="0.0078" calcext:value-type="float" table:number-columns-spanned="2" table:number-rows-spanned="1">
            <text:p>0,0078</text:p>
          </table:table-cell>
          <table:covered-table-cell table:style-name="ce176"/>
          <table:table-cell table:style-name="ce166" office:value-type="float" office:value="0.00815" calcext:value-type="float" table:number-columns-spanned="2" table:number-rows-spanned="1">
            <text:p>0,0082</text:p>
          </table:table-cell>
          <table:covered-table-cell table:style-name="ce176"/>
          <table:table-cell/>
          <table:table-cell table:style-name="ce210"/>
          <table:table-cell table:style-name="ce224" table:number-columns-repeated="4"/>
          <table:table-cell table:style-name="ce240"/>
          <table:table-cell table:style-name="ce224" table:number-columns-repeated="8"/>
          <table:table-cell/>
          <table:table-cell table:style-name="ce245" table:number-columns-repeated="5"/>
          <table:table-cell table:style-name="ce214"/>
          <table:table-cell table:number-columns-repeated="987"/>
        </table:table-row>
        <table:table-row table:style-name="ro5">
          <table:table-cell table:style-name="ce6"/>
          <table:table-cell table:style-name="ce31" office:value-type="string" calcext:value-type="string" table:number-columns-spanned="2" table:number-rows-spanned="1">
            <text:p>Тип раствора.</text:p>
          </table:table-cell>
          <table:covered-table-cell table:style-name="ce66"/>
          <table:table-cell table:style-name="ce90" office:value-type="string" calcext:value-type="string" table:number-columns-spanned="7" table:number-rows-spanned="1">
            <text:p>Параметры бурового раствора.</text:p>
          </table:table-cell>
          <table:covered-table-cell table:number-columns-repeated="6" table:style-name="ce106"/>
          <table:table-cell table:style-name="ce156" office:value-type="string" calcext:value-type="string" table:number-columns-spanned="5" table:number-rows-spanned="3">
            <text:p>Добавки <text:s/>хим.реагентов.</text:p>
          </table:table-cell>
          <table:covered-table-cell table:number-columns-repeated="3" table:style-name="ce167"/>
          <table:covered-table-cell table:style-name="ce192"/>
          <table:table-cell/>
          <table:table-cell table:style-name="ce211"/>
          <table:table-cell table:style-name="ce225"/>
          <table:table-cell table:style-name="ce226"/>
          <table:table-cell table:style-name="ce225" table:number-columns-repeated="9"/>
          <table:table-cell table:style-name="ce226" table:number-columns-repeated="2"/>
          <table:table-cell/>
          <table:table-cell table:style-name="ce245" table:number-columns-repeated="4"/>
          <table:table-cell table:style-name="ce214"/>
          <table:table-cell table:style-name="ce251"/>
          <table:table-cell table:style-name="ce247" table:number-columns-repeated="2"/>
          <table:table-cell table:number-columns-repeated="985"/>
        </table:table-row>
        <table:table-row table:style-name="ro7">
          <table:table-cell table:style-name="ce6"/>
          <table:table-cell table:style-name="ce32" office:value-type="string" calcext:value-type="string" table:number-columns-spanned="2" table:number-rows-spanned="3">
            <text:p>Полиформ</text:p>
          </table:table-cell>
          <table:covered-table-cell table:style-name="ce67"/>
          <table:table-cell table:style-name="ce91" office:value-type="string" calcext:value-type="string">
            <text:p>jр</text:p>
          </table:table-cell>
          <table:table-cell table:style-name="ce91" office:value-type="string" calcext:value-type="string">
            <text:p>Вязк.</text:p>
          </table:table-cell>
          <table:table-cell table:style-name="ce91" office:value-type="string" calcext:value-type="string">
            <text:p>Водоот.</text:p>
          </table:table-cell>
          <table:table-cell table:style-name="ce91" office:value-type="string" calcext:value-type="string">
            <text:p>Корка.</text:p>
          </table:table-cell>
          <table:table-cell table:style-name="ce91" office:value-type="string" calcext:value-type="string">
            <text:p>PH</text:p>
          </table:table-cell>
          <table:table-cell table:style-name="ce91" office:value-type="string" calcext:value-type="string" table:number-columns-spanned="2" table:number-rows-spanned="1">
            <text:p> СНС <text:span text:style-name="T4">(дПа)</text:span></text:p>
          </table:table-cell>
          <table:covered-table-cell table:style-name="ce91"/>
          <table:covered-table-cell table:style-name="ce157"/>
          <table:covered-table-cell table:number-columns-repeated="3" table:style-name="ce168"/>
          <table:covered-table-cell table:style-name="ce193"/>
          <table:table-cell/>
          <table:table-cell table:style-name="ce211"/>
          <table:table-cell table:style-name="ce226" table:number-columns-repeated="2"/>
          <table:table-cell table:style-name="ce225" table:number-columns-repeated="9"/>
          <table:table-cell table:style-name="ce226" table:number-columns-repeated="2"/>
          <table:table-cell table:style-name="ce245" table:number-columns-repeated="4"/>
          <table:table-cell table:style-name="ce214"/>
          <table:table-cell table:style-name="ce245"/>
          <table:table-cell table:style-name="ce247" table:number-columns-repeated="2"/>
          <table:table-cell table:number-columns-repeated="986"/>
        </table:table-row>
        <table:table-row table:style-name="ro7">
          <table:table-cell table:style-name="ce6"/>
          <table:covered-table-cell table:style-name="ce33"/>
          <table:covered-table-cell table:style-name="ce68"/>
          <table:table-cell table:style-name="ce87" office:value-type="string" calcext:value-type="string">
            <text:p>г\см³</text:p>
          </table:table-cell>
          <table:table-cell table:style-name="ce87" office:value-type="string" calcext:value-type="string">
            <text:p>сек</text:p>
          </table:table-cell>
          <table:table-cell table:style-name="ce116" office:value-type="string" calcext:value-type="string">
            <text:p>см³/30мин</text:p>
          </table:table-cell>
          <table:table-cell table:style-name="ce87" office:value-type="string" calcext:value-type="string">
            <text:p>мм</text:p>
          </table:table-cell>
          <table:table-cell table:style-name="ce87"/>
          <table:table-cell table:style-name="ce87" office:value-type="string" calcext:value-type="string" table:number-columns-spanned="2" table:number-rows-spanned="1">
            <text:p>1мин/10 мин</text:p>
          </table:table-cell>
          <table:covered-table-cell table:style-name="ce102"/>
          <table:covered-table-cell table:style-name="ce158"/>
          <table:covered-table-cell table:number-columns-repeated="3" table:style-name="ce169"/>
          <table:covered-table-cell table:style-name="ce194"/>
          <table:table-cell/>
          <table:table-cell table:style-name="ce212" table:number-columns-repeated="14"/>
          <table:table-cell table:style-name="ce245" table:number-columns-repeated="4"/>
          <table:table-cell table:style-name="ce214"/>
          <table:table-cell table:style-name="ce245"/>
          <table:table-cell table:style-name="ce247" table:number-columns-repeated="2"/>
          <table:table-cell table:number-columns-repeated="986"/>
        </table:table-row>
        <table:table-row table:style-name="ro8">
          <table:table-cell table:style-name="ce6"/>
          <table:covered-table-cell table:style-name="ce34"/>
          <table:covered-table-cell table:style-name="ce69"/>
          <table:table-cell table:style-name="ce92" office:value-type="float" office:value="1.43" calcext:value-type="float">
            <text:p>1,43</text:p>
          </table:table-cell>
          <table:table-cell table:style-name="ce92" office:value-type="float" office:value="372" calcext:value-type="float">
            <text:p>372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0.5" calcext:value-type="float">
            <text:p>0,5</text:p>
          </table:table-cell>
          <table:table-cell table:style-name="ce92" office:value-type="float" office:value="9" calcext:value-type="float">
            <text:p>9</text:p>
          </table:table-cell>
          <table:table-cell table:style-name="ce92" office:value-type="string" calcext:value-type="string" table:number-columns-spanned="2" table:number-rows-spanned="1">
            <text:p>82/244</text:p>
          </table:table-cell>
          <table:covered-table-cell table:style-name="ce92"/>
          <table:table-cell table:style-name="ce159" office:value-type="string" calcext:value-type="string" table:number-columns-spanned="5" table:number-rows-spanned="1">
            <text:p>Поли РГМ-Ф - 0.5 т.</text:p>
          </table:table-cell>
          <table:covered-table-cell table:number-columns-repeated="3" table:style-name="ce170"/>
          <table:covered-table-cell table:style-name="ce195"/>
          <table:table-cell/>
          <table:table-cell table:style-name="ce213" table:number-columns-repeated="14"/>
          <table:table-cell table:style-name="ce245" table:number-columns-repeated="4"/>
          <table:table-cell table:style-name="ce214"/>
          <table:table-cell table:style-name="ce245"/>
          <table:table-cell table:style-name="ce247" table:number-columns-repeated="2"/>
          <table:table-cell table:number-columns-repeated="986"/>
        </table:table-row>
        <table:table-row table:style-name="ro7">
          <table:table-cell/>
          <table:table-cell table:style-name="ce35" office:value-type="string" calcext:value-type="string" table:number-columns-spanned="14" table:number-rows-spanned="4">
            <text:p><text:span text:style-name="T1">Компоновка</text:span><text:span text:style-name="T2">:   Рейс №25 Долото PDC RS519 №9003167 Ø393.7/101.6 - 0.51 м, Переводник №833 Ø241/90 - 0.43 м, УБТ 241мм №2.168 Ø241/80 - 7.51 м, Переводник №233 Ø229/80 - 0.4 м, КЛС 389мм № SBD12368 Ø241/76 - 2.14 м, Переводник №AMS-0001-10 Ø234/72 - 0.51 м, УБТ229 №3.201 Ø229/80 - 9.08 м, Переводник №229 Ø235/108 - 0.4 м, КЛС 389мм № SBD12371 Ø241/76 - 2.31 м, Переводник  №225 Ø230/100 - 0.4 м, УБТ229 3тр. №3.220 №3.221 №3.281 Ø229/80 - 26.09 м, УБТ203 3тр. №4.344 №4.352 №4.208 Ø203/80 - 26.39 м, ЯС №0448 Ø203/72 - 6.92 м, УБТ203 3тр. №4.162 №4.301 №4.397 Ø203/80 - 26.98 м, ПЖЦ 292 мм Ø225/80 - 0.97 м, Переводник №66 Ø190/97 - 0.4 м. Итого КНБК= 111.44 м.       </text:span></text:p>
          </table:table-cell>
          <table:covered-table-cell table:number-columns-repeated="12" table:style-name="ce70"/>
          <table:covered-table-cell table:style-name="ce196"/>
          <table:table-cell/>
          <table:table-cell table:style-name="ce214" table:number-columns-repeated="4"/>
          <table:table-cell table:style-name="ce208" table:number-columns-repeated="2"/>
          <table:table-cell table:style-name="ce232"/>
          <table:table-cell table:style-name="ce214"/>
          <table:table-cell table:style-name="ce208" table:number-columns-repeated="2"/>
          <table:table-cell table:style-name="ce232"/>
          <table:table-cell table:style-name="ce214" table:number-columns-repeated="3"/>
          <table:table-cell table:style-name="ce246"/>
          <table:table-cell table:number-columns-repeated="993"/>
        </table:table-row>
        <table:table-row table:style-name="ro7">
          <table:table-cell/>
          <table:covered-table-cell table:style-name="ce36"/>
          <table:covered-table-cell table:number-columns-repeated="12" table:style-name="ce70"/>
          <table:covered-table-cell table:style-name="ce196"/>
          <table:table-cell/>
          <table:table-cell table:style-name="ce214" table:number-columns-repeated="4"/>
          <table:table-cell table:style-name="ce208" table:number-columns-repeated="2"/>
          <table:table-cell table:style-name="ce232"/>
          <table:table-cell table:style-name="ce214"/>
          <table:table-cell table:style-name="ce208" table:number-columns-repeated="2"/>
          <table:table-cell table:style-name="ce232"/>
          <table:table-cell table:style-name="ce214" table:number-columns-repeated="3"/>
          <table:table-cell table:style-name="ce246"/>
          <table:table-cell table:number-columns-repeated="993"/>
        </table:table-row>
        <table:table-row table:style-name="ro7">
          <table:table-cell/>
          <table:covered-table-cell table:style-name="ce36"/>
          <table:covered-table-cell table:number-columns-repeated="12" table:style-name="ce70"/>
          <table:covered-table-cell table:style-name="ce196"/>
          <table:table-cell/>
          <table:table-cell table:style-name="ce213" table:number-columns-repeated="14"/>
          <table:table-cell table:style-name="ce246"/>
          <table:table-cell table:number-columns-repeated="993"/>
        </table:table-row>
        <table:table-row table:style-name="ro9">
          <table:table-cell/>
          <table:covered-table-cell table:style-name="ce37"/>
          <table:covered-table-cell table:number-columns-repeated="12" table:style-name="ce71"/>
          <table:covered-table-cell table:style-name="ce197"/>
          <table:table-cell/>
          <table:table-cell table:style-name="ce213" table:number-columns-repeated="2"/>
          <table:table-cell table:style-name="ce214" table:number-columns-repeated="11"/>
          <table:table-cell table:style-name="ce232"/>
          <table:table-cell table:style-name="ce246"/>
          <table:table-cell table:number-columns-repeated="993"/>
        </table:table-row>
        <table:table-row table:style-name="ro10">
          <table:table-cell/>
          <table:table-cell table:style-name="ce37"/>
          <table:table-cell table:style-name="ce71"/>
          <table:table-cell table:style-name="ce70" table:number-columns-repeated="10"/>
          <table:table-cell table:style-name="ce182"/>
          <table:table-cell table:style-name="ce187"/>
          <table:table-cell/>
          <table:table-cell table:style-name="ce213" table:number-columns-repeated="2"/>
          <table:table-cell table:style-name="ce214" table:number-columns-repeated="11"/>
          <table:table-cell table:style-name="ce232"/>
          <table:table-cell table:style-name="ce246"/>
          <table:table-cell table:number-columns-repeated="993"/>
        </table:table-row>
        <table:table-row table:style-name="ro4">
          <table:table-cell table:style-name="ce6"/>
          <table:table-cell table:style-name="ce38" office:value-type="string" calcext:value-type="string">
            <text:p>Начало операции</text:p>
          </table:table-cell>
          <table:table-cell table:style-name="ce38" office:value-type="string" calcext:value-type="string">
            <text:p>Код операции</text:p>
          </table:table-cell>
          <table:table-cell table:style-name="ce93" office:value-type="string" calcext:value-type="string" table:number-columns-spanned="12" table:number-rows-spanned="1">
            <text:p>Описание работ.</text:p>
          </table:table-cell>
          <table:covered-table-cell table:number-columns-repeated="10" table:style-name="ce107"/>
          <table:covered-table-cell table:style-name="ce198"/>
          <table:table-cell table:style-name="ce6"/>
          <table:table-cell table:style-name="ce213" table:number-columns-repeated="2"/>
          <table:table-cell table:style-name="ce214" table:number-columns-repeated="11"/>
          <table:table-cell table:style-name="ce232"/>
          <table:table-cell table:style-name="ce6" table:number-columns-repeated="994"/>
        </table:table-row>
        <table:table-row table:style-name="ro6">
          <table:table-cell table:style-name="ce9"/>
          <table:table-cell table:style-name="ce39" office:value-type="time" office:time-value="PT20H00M00S" calcext:value-type="time">
            <text:p>20:00</text:p>
          </table:table-cell>
          <table:table-cell table:style-name="ce72" office:value-type="string" calcext:value-type="string">
            <text:p>спо</text:p>
          </table:table-cell>
          <table:table-cell table:style-name="ce94" office:value-type="string" calcext:value-type="string" table:number-columns-spanned="12" table:number-rows-spanned="1">
            <text:p>Спуск инструмента с проработкой в интервале 1161-1363 м. <text:s/></text:p>
          </table:table-cell>
          <table:covered-table-cell table:number-columns-repeated="10" table:style-name="ce108"/>
          <table:covered-table-cell table:style-name="ce199"/>
          <table:table-cell table:style-name="ce9"/>
          <table:table-cell table:style-name="ce213" table:number-columns-repeated="2"/>
          <table:table-cell table:style-name="ce214" table:number-columns-repeated="11"/>
          <table:table-cell table:style-name="ce232"/>
          <table:table-cell table:style-name="ce9" table:number-columns-repeated="994"/>
        </table:table-row>
        <table:table-row table:style-name="ro6">
          <table:table-cell table:style-name="ce9"/>
          <table:table-cell table:style-name="ce39" office:value-type="time" office:time-value="PT17H10M00S" calcext:value-type="time">
            <text:p>17:10</text:p>
          </table:table-cell>
          <table:table-cell table:style-name="ce72" office:value-type="string" calcext:value-type="string">
            <text:p>спо</text:p>
          </table:table-cell>
          <table:table-cell table:style-name="ce94" office:value-type="string" calcext:value-type="string" table:number-columns-spanned="12" table:number-rows-spanned="1">
            <text:p>Спуск инструмента в интервале 1363-1541 <text:s/>м. </text:p>
          </table:table-cell>
          <table:covered-table-cell table:number-columns-repeated="10" table:style-name="ce108"/>
          <table:covered-table-cell table:style-name="ce199"/>
          <table:table-cell table:style-name="ce9"/>
          <table:table-cell table:style-name="ce215" table:number-columns-repeated="2"/>
          <table:table-cell table:style-name="ce233" table:number-columns-repeated="10"/>
          <table:table-cell table:style-name="ce222" table:number-columns-repeated="2"/>
          <table:table-cell table:number-columns-repeated="994"/>
        </table:table-row>
        <table:table-row table:style-name="ro6">
          <table:table-cell table:style-name="ce9"/>
          <table:table-cell table:style-name="ce39" office:value-type="time" office:time-value="PT18H40M00S" calcext:value-type="time">
            <text:p>18:40</text:p>
          </table:table-cell>
          <table:table-cell table:style-name="ce72" office:value-type="string" calcext:value-type="string">
            <text:p>прр</text:p>
          </table:table-cell>
          <table:table-cell table:style-name="ce94" office:value-type="string" calcext:value-type="string" table:number-columns-spanned="12" table:number-rows-spanned="1">
            <text:p>Проработка в ингтервале 1530-1559 м.</text:p>
          </table:table-cell>
          <table:covered-table-cell table:number-columns-repeated="10" table:style-name="ce108"/>
          <table:covered-table-cell table:style-name="ce199"/>
          <table:table-cell table:style-name="ce9"/>
          <table:table-cell table:style-name="ce215" table:number-columns-repeated="2"/>
          <table:table-cell table:style-name="ce233" table:number-columns-repeated="10"/>
          <table:table-cell table:style-name="ce218" table:number-columns-repeated="2"/>
          <table:table-cell table:number-columns-repeated="994"/>
        </table:table-row>
        <table:table-row table:style-name="ro6">
          <table:table-cell table:style-name="ce9"/>
          <table:table-cell table:style-name="ce39" office:value-type="time" office:time-value="PT20H00M00S" calcext:value-type="time">
            <text:p>20:00</text:p>
          </table:table-cell>
          <table:table-cell table:style-name="ce72" office:value-type="string" calcext:value-type="string">
            <text:p><text:s/></text:p>
          </table:table-cell>
          <table:table-cell table:style-name="ce94" office:value-type="string" calcext:value-type="string" table:number-columns-spanned="12" table:number-rows-spanned="1">
            <text:p><text:s/></text:p>
          </table:table-cell>
          <table:covered-table-cell table:number-columns-repeated="10" table:style-name="ce108"/>
          <table:covered-table-cell table:style-name="ce199"/>
          <table:table-cell table:style-name="ce9"/>
          <table:table-cell table:style-name="ce215" table:number-columns-repeated="2"/>
          <table:table-cell table:style-name="ce233" table:number-columns-repeated="10"/>
          <table:table-cell table:style-name="ce218" table:number-columns-repeated="2"/>
          <table:table-cell table:number-columns-repeated="994"/>
        </table:table-row>
        <table:table-row table:style-name="ro6">
          <table:table-cell table:style-name="ce9"/>
          <table:table-cell table:style-name="ce39" office:value-type="string" calcext:value-type="string">
            <text:p><text:s/></text:p>
          </table:table-cell>
          <table:table-cell table:style-name="ce72" office:value-type="string" calcext:value-type="string">
            <text:p><text:s/></text:p>
          </table:table-cell>
          <table:table-cell table:style-name="ce94" office:value-type="string" calcext:value-type="string" table:number-columns-spanned="12" table:number-rows-spanned="1">
            <text:p><text:s/></text:p>
          </table:table-cell>
          <table:covered-table-cell table:number-columns-repeated="10" table:style-name="ce108"/>
          <table:covered-table-cell table:style-name="ce199"/>
          <table:table-cell table:style-name="ce9"/>
          <table:table-cell table:style-name="ce216" table:number-columns-repeated="2"/>
          <table:table-cell table:style-name="ce218" table:number-columns-repeated="12"/>
          <table:table-cell table:number-columns-repeated="994"/>
        </table:table-row>
        <table:table-row table:style-name="ro6">
          <table:table-cell table:style-name="ce9"/>
          <table:table-cell table:style-name="ce39" office:value-type="string" calcext:value-type="string">
            <text:p><text:s/></text:p>
          </table:table-cell>
          <table:table-cell table:style-name="ce72" office:value-type="string" calcext:value-type="string">
            <text:p><text:s/></text:p>
          </table:table-cell>
          <table:table-cell table:style-name="ce94" office:value-type="string" calcext:value-type="string" table:number-columns-spanned="12" table:number-rows-spanned="1">
            <text:p><text:s/></text:p>
          </table:table-cell>
          <table:covered-table-cell table:number-columns-repeated="10" table:style-name="ce108"/>
          <table:covered-table-cell table:style-name="ce199"/>
          <table:table-cell table:style-name="ce9"/>
          <table:table-cell table:style-name="ce217" table:number-columns-repeated="3"/>
          <table:table-cell table:style-name="ce236"/>
          <table:table-cell table:style-name="ce222"/>
          <table:table-cell table:style-name="ce241" table:number-columns-repeated="3"/>
          <table:table-cell table:style-name="ce236"/>
          <table:table-cell table:style-name="ce222" table:number-columns-repeated="2"/>
          <table:table-cell table:style-name="ce217" table:number-columns-repeated="3"/>
          <table:table-cell table:number-columns-repeated="994"/>
        </table:table-row>
        <table:table-row table:style-name="ro6">
          <table:table-cell table:style-name="ce9"/>
          <table:table-cell table:style-name="ce39" office:value-type="string" calcext:value-type="string">
            <text:p><text:s/></text:p>
          </table:table-cell>
          <table:table-cell table:style-name="ce72" office:value-type="string" calcext:value-type="string">
            <text:p><text:s/></text:p>
          </table:table-cell>
          <table:table-cell table:style-name="ce94" office:value-type="string" calcext:value-type="string" table:number-columns-spanned="12" table:number-rows-spanned="1">
            <text:p><text:s/></text:p>
          </table:table-cell>
          <table:covered-table-cell table:number-columns-repeated="10" table:style-name="ce108"/>
          <table:covered-table-cell table:style-name="ce199"/>
          <table:table-cell table:style-name="ce9"/>
          <table:table-cell table:style-name="ce217" table:number-columns-repeated="3"/>
          <table:table-cell table:style-name="ce236" table:number-columns-repeated="2"/>
          <table:table-cell table:style-name="ce241" table:number-columns-repeated="3"/>
          <table:table-cell table:style-name="ce236"/>
          <table:table-cell table:style-name="ce222" table:number-columns-repeated="2"/>
          <table:table-cell table:style-name="ce217" table:number-columns-repeated="3"/>
          <table:table-cell table:number-columns-repeated="994"/>
        </table:table-row>
        <table:table-row table:style-name="ro6">
          <table:table-cell table:style-name="ce9"/>
          <table:table-cell table:style-name="ce39" office:value-type="string" calcext:value-type="string">
            <text:p><text:s/></text:p>
          </table:table-cell>
          <table:table-cell table:style-name="ce72" office:value-type="string" calcext:value-type="string">
            <text:p><text:s/></text:p>
          </table:table-cell>
          <table:table-cell table:style-name="ce94" office:value-type="string" calcext:value-type="string" table:number-columns-spanned="12" table:number-rows-spanned="1">
            <text:p><text:s/></text:p>
          </table:table-cell>
          <table:covered-table-cell table:number-columns-repeated="10" table:style-name="ce108"/>
          <table:covered-table-cell table:style-name="ce199"/>
          <table:table-cell table:style-name="ce9"/>
          <table:table-cell table:style-name="ce217" table:number-columns-repeated="3"/>
          <table:table-cell table:style-name="ce236" table:number-columns-repeated="2"/>
          <table:table-cell table:style-name="ce217" table:number-columns-repeated="3"/>
          <table:table-cell table:style-name="ce236"/>
          <table:table-cell table:style-name="ce217" table:number-columns-repeated="2"/>
          <table:table-cell table:style-name="ce236" table:number-columns-repeated="3"/>
          <table:table-cell table:number-columns-repeated="994"/>
        </table:table-row>
        <table:table-row table:style-name="ro6">
          <table:table-cell table:style-name="ce9"/>
          <table:table-cell table:style-name="ce39" office:value-type="string" calcext:value-type="string">
            <text:p><text:s/></text:p>
          </table:table-cell>
          <table:table-cell table:style-name="ce72" office:value-type="string" calcext:value-type="string">
            <text:p><text:s/></text:p>
          </table:table-cell>
          <table:table-cell table:style-name="ce94" office:value-type="string" calcext:value-type="string" table:number-columns-spanned="12" table:number-rows-spanned="1">
            <text:p><text:s/></text:p>
          </table:table-cell>
          <table:covered-table-cell table:number-columns-repeated="10" table:style-name="ce108"/>
          <table:covered-table-cell table:style-name="ce199"/>
          <table:table-cell table:style-name="ce9"/>
          <table:table-cell table:style-name="ce217" table:number-columns-repeated="3"/>
          <table:table-cell table:style-name="ce236" table:number-columns-repeated="2"/>
          <table:table-cell table:style-name="ce217" table:number-columns-repeated="3"/>
          <table:table-cell table:style-name="ce236"/>
          <table:table-cell table:style-name="ce217" table:number-columns-repeated="2"/>
          <table:table-cell table:style-name="ce236" table:number-columns-repeated="3"/>
          <table:table-cell table:number-columns-repeated="994"/>
        </table:table-row>
        <table:table-row table:style-name="ro6">
          <table:table-cell table:style-name="ce9"/>
          <table:table-cell table:style-name="ce39" office:value-type="string" calcext:value-type="string">
            <text:p><text:s/></text:p>
          </table:table-cell>
          <table:table-cell table:style-name="ce72" office:value-type="string" calcext:value-type="string">
            <text:p><text:s/></text:p>
          </table:table-cell>
          <table:table-cell table:style-name="ce94" office:value-type="string" calcext:value-type="string" table:number-columns-spanned="12" table:number-rows-spanned="1">
            <text:p><text:s/></text:p>
          </table:table-cell>
          <table:covered-table-cell table:number-columns-repeated="10" table:style-name="ce108"/>
          <table:covered-table-cell table:style-name="ce199"/>
          <table:table-cell table:style-name="ce9"/>
          <table:table-cell table:style-name="ce217" table:number-columns-repeated="3"/>
          <table:table-cell table:style-name="ce236" table:number-columns-repeated="2"/>
          <table:table-cell table:style-name="ce217" table:number-columns-repeated="3"/>
          <table:table-cell table:style-name="ce236"/>
          <table:table-cell table:style-name="ce217" table:number-columns-repeated="2"/>
          <table:table-cell table:style-name="ce236" table:number-columns-repeated="3"/>
          <table:table-cell table:number-columns-repeated="994"/>
        </table:table-row>
        <table:table-row table:style-name="ro6">
          <table:table-cell table:style-name="ce9"/>
          <table:table-cell table:style-name="ce39" office:value-type="string" calcext:value-type="string">
            <text:p><text:s/></text:p>
          </table:table-cell>
          <table:table-cell table:style-name="ce72" office:value-type="string" calcext:value-type="string">
            <text:p><text:s/></text:p>
          </table:table-cell>
          <table:table-cell table:style-name="ce94" office:value-type="string" calcext:value-type="string" table:number-columns-spanned="12" table:number-rows-spanned="1">
            <text:p><text:s/></text:p>
          </table:table-cell>
          <table:covered-table-cell table:number-columns-repeated="10" table:style-name="ce108"/>
          <table:covered-table-cell table:style-name="ce199"/>
          <table:table-cell table:style-name="ce9"/>
          <table:table-cell table:style-name="ce217" table:number-columns-repeated="3"/>
          <table:table-cell table:style-name="ce236" table:number-columns-repeated="2"/>
          <table:table-cell table:style-name="ce217" table:number-columns-repeated="3"/>
          <table:table-cell table:style-name="ce236"/>
          <table:table-cell table:style-name="ce217" table:number-columns-repeated="2"/>
          <table:table-cell table:style-name="ce236" table:number-columns-repeated="3"/>
          <table:table-cell table:number-columns-repeated="994"/>
        </table:table-row>
        <table:table-row table:style-name="ro6">
          <table:table-cell table:style-name="ce9"/>
          <table:table-cell table:style-name="ce39" office:value-type="string" calcext:value-type="string">
            <text:p><text:s/></text:p>
          </table:table-cell>
          <table:table-cell table:style-name="ce72" office:value-type="string" calcext:value-type="string">
            <text:p><text:s/></text:p>
          </table:table-cell>
          <table:table-cell table:style-name="ce94" office:value-type="string" calcext:value-type="string" table:number-columns-spanned="12" table:number-rows-spanned="1">
            <text:p><text:s/></text:p>
          </table:table-cell>
          <table:covered-table-cell table:number-columns-repeated="10" table:style-name="ce108"/>
          <table:covered-table-cell table:style-name="ce199"/>
          <table:table-cell table:style-name="ce9"/>
          <table:table-cell table:style-name="ce217" table:number-columns-repeated="3"/>
          <table:table-cell table:style-name="ce236" table:number-columns-repeated="2"/>
          <table:table-cell table:style-name="ce217" table:number-columns-repeated="3"/>
          <table:table-cell table:style-name="ce236"/>
          <table:table-cell table:style-name="ce217" table:number-columns-repeated="2"/>
          <table:table-cell table:style-name="ce236" table:number-columns-repeated="3"/>
          <table:table-cell table:number-columns-repeated="994"/>
        </table:table-row>
        <table:table-row table:style-name="ro6">
          <table:table-cell table:style-name="ce9"/>
          <table:table-cell table:style-name="ce39" office:value-type="string" calcext:value-type="string">
            <text:p><text:s/></text:p>
          </table:table-cell>
          <table:table-cell table:style-name="ce72" office:value-type="string" calcext:value-type="string">
            <text:p><text:s/></text:p>
          </table:table-cell>
          <table:table-cell table:style-name="ce94" office:value-type="string" calcext:value-type="string" table:number-columns-spanned="12" table:number-rows-spanned="1">
            <text:p><text:s/></text:p>
          </table:table-cell>
          <table:covered-table-cell table:number-columns-repeated="10" table:style-name="ce108"/>
          <table:covered-table-cell table:style-name="ce199"/>
          <table:table-cell table:style-name="ce9"/>
          <table:table-cell table:style-name="ce217" table:number-columns-repeated="3"/>
          <table:table-cell table:style-name="ce236" table:number-columns-repeated="2"/>
          <table:table-cell table:style-name="ce217" table:number-columns-repeated="3"/>
          <table:table-cell table:style-name="ce236"/>
          <table:table-cell table:style-name="ce217" table:number-columns-repeated="2"/>
          <table:table-cell table:style-name="ce236" table:number-columns-repeated="3"/>
          <table:table-cell table:number-columns-repeated="994"/>
        </table:table-row>
        <table:table-row table:style-name="ro6">
          <table:table-cell table:style-name="ce9"/>
          <table:table-cell table:style-name="ce39" office:value-type="string" calcext:value-type="string">
            <text:p><text:s/></text:p>
          </table:table-cell>
          <table:table-cell table:style-name="ce72" office:value-type="string" calcext:value-type="string">
            <text:p><text:s/></text:p>
          </table:table-cell>
          <table:table-cell table:style-name="ce94" office:value-type="string" calcext:value-type="string" table:number-columns-spanned="12" table:number-rows-spanned="1">
            <text:p><text:s/></text:p>
          </table:table-cell>
          <table:covered-table-cell table:number-columns-repeated="10" table:style-name="ce108"/>
          <table:covered-table-cell table:style-name="ce199"/>
          <table:table-cell table:style-name="ce9"/>
          <table:table-cell table:style-name="ce217" table:number-columns-repeated="3"/>
          <table:table-cell table:style-name="ce236" table:number-columns-repeated="2"/>
          <table:table-cell table:style-name="ce217" table:number-columns-repeated="3"/>
          <table:table-cell table:style-name="ce236"/>
          <table:table-cell table:style-name="ce217" table:number-columns-repeated="2"/>
          <table:table-cell table:style-name="ce236" table:number-columns-repeated="3"/>
          <table:table-cell table:number-columns-repeated="994"/>
        </table:table-row>
        <table:table-row table:style-name="ro6">
          <table:table-cell table:style-name="ce9"/>
          <table:table-cell table:style-name="ce39" office:value-type="string" calcext:value-type="string">
            <text:p><text:s/></text:p>
          </table:table-cell>
          <table:table-cell table:style-name="ce72" office:value-type="string" calcext:value-type="string">
            <text:p><text:s/></text:p>
          </table:table-cell>
          <table:table-cell table:style-name="ce94" office:value-type="string" calcext:value-type="string" table:number-columns-spanned="12" table:number-rows-spanned="1">
            <text:p><text:s/></text:p>
          </table:table-cell>
          <table:covered-table-cell table:number-columns-repeated="10" table:style-name="ce108"/>
          <table:covered-table-cell table:style-name="ce199"/>
          <table:table-cell table:style-name="ce9"/>
          <table:table-cell table:style-name="ce217" table:number-columns-repeated="3"/>
          <table:table-cell table:style-name="ce236" table:number-columns-repeated="2"/>
          <table:table-cell table:style-name="ce217" table:number-columns-repeated="3"/>
          <table:table-cell table:style-name="ce236"/>
          <table:table-cell table:style-name="ce217" table:number-columns-repeated="2"/>
          <table:table-cell table:style-name="ce236" table:number-columns-repeated="3"/>
          <table:table-cell table:number-columns-repeated="994"/>
        </table:table-row>
        <table:table-row table:style-name="ro6">
          <table:table-cell table:style-name="ce9"/>
          <table:table-cell table:style-name="ce39" office:value-type="string" calcext:value-type="string">
            <text:p><text:s/></text:p>
          </table:table-cell>
          <table:table-cell table:style-name="ce72" office:value-type="string" calcext:value-type="string">
            <text:p><text:s/></text:p>
          </table:table-cell>
          <table:table-cell table:style-name="ce94" office:value-type="string" calcext:value-type="string" table:number-columns-spanned="12" table:number-rows-spanned="1">
            <text:p><text:s/></text:p>
          </table:table-cell>
          <table:covered-table-cell table:number-columns-repeated="10" table:style-name="ce108"/>
          <table:covered-table-cell table:style-name="ce199"/>
          <table:table-cell table:style-name="ce9"/>
          <table:table-cell table:style-name="ce217" table:number-columns-repeated="3"/>
          <table:table-cell table:style-name="ce236" table:number-columns-repeated="2"/>
          <table:table-cell table:style-name="ce217" table:number-columns-repeated="3"/>
          <table:table-cell table:style-name="ce236"/>
          <table:table-cell table:style-name="ce217" table:number-columns-repeated="2"/>
          <table:table-cell table:style-name="ce236" table:number-columns-repeated="3"/>
          <table:table-cell table:style-name="ce247"/>
          <table:table-cell table:number-columns-repeated="993"/>
        </table:table-row>
        <table:table-row table:style-name="ro6">
          <table:table-cell table:style-name="ce9"/>
          <table:table-cell table:style-name="ce39" office:value-type="string" calcext:value-type="string">
            <text:p><text:s/></text:p>
          </table:table-cell>
          <table:table-cell table:style-name="ce72" office:value-type="string" calcext:value-type="string">
            <text:p><text:s/></text:p>
          </table:table-cell>
          <table:table-cell table:style-name="ce94" office:value-type="string" calcext:value-type="string" table:number-columns-spanned="12" table:number-rows-spanned="1">
            <text:p><text:s/></text:p>
          </table:table-cell>
          <table:covered-table-cell table:number-columns-repeated="10" table:style-name="ce108"/>
          <table:covered-table-cell table:style-name="ce199"/>
          <table:table-cell table:style-name="ce9"/>
          <table:table-cell table:style-name="ce217" table:number-columns-repeated="3"/>
          <table:table-cell table:style-name="ce236" table:number-columns-repeated="2"/>
          <table:table-cell table:style-name="ce217" table:number-columns-repeated="3"/>
          <table:table-cell table:style-name="ce236"/>
          <table:table-cell table:style-name="ce217" table:number-columns-repeated="2"/>
          <table:table-cell table:style-name="ce236" table:number-columns-repeated="3"/>
          <table:table-cell table:style-name="ce247"/>
          <table:table-cell table:number-columns-repeated="993"/>
        </table:table-row>
        <table:table-row table:style-name="ro6">
          <table:table-cell table:style-name="ce9"/>
          <table:table-cell table:style-name="ce39" office:value-type="string" calcext:value-type="string">
            <text:p><text:s/></text:p>
          </table:table-cell>
          <table:table-cell table:style-name="ce72" office:value-type="string" calcext:value-type="string">
            <text:p><text:s/></text:p>
          </table:table-cell>
          <table:table-cell table:style-name="ce94" office:value-type="string" calcext:value-type="string" table:number-columns-spanned="12" table:number-rows-spanned="1">
            <text:p><text:s/></text:p>
          </table:table-cell>
          <table:covered-table-cell table:number-columns-repeated="10" table:style-name="ce108"/>
          <table:covered-table-cell table:style-name="ce199"/>
          <table:table-cell table:style-name="ce9"/>
          <table:table-cell table:style-name="ce217" table:number-columns-repeated="3"/>
          <table:table-cell table:style-name="ce236" table:number-columns-repeated="2"/>
          <table:table-cell table:style-name="ce217" table:number-columns-repeated="3"/>
          <table:table-cell table:style-name="ce236"/>
          <table:table-cell table:style-name="ce217" table:number-columns-repeated="2"/>
          <table:table-cell table:style-name="ce236" table:number-columns-repeated="3"/>
          <table:table-cell table:style-name="ce247"/>
          <table:table-cell table:number-columns-repeated="993"/>
        </table:table-row>
        <table:table-row table:style-name="ro6">
          <table:table-cell table:style-name="ce9"/>
          <table:table-cell table:style-name="ce39" office:value-type="string" calcext:value-type="string">
            <text:p><text:s/></text:p>
          </table:table-cell>
          <table:table-cell table:style-name="ce72" office:value-type="string" calcext:value-type="string">
            <text:p><text:s/></text:p>
          </table:table-cell>
          <table:table-cell table:style-name="ce94" office:value-type="string" calcext:value-type="string" table:number-columns-spanned="12" table:number-rows-spanned="1">
            <text:p><text:s/></text:p>
          </table:table-cell>
          <table:covered-table-cell table:number-columns-repeated="10" table:style-name="ce108"/>
          <table:covered-table-cell table:style-name="ce199"/>
          <table:table-cell table:style-name="ce9"/>
          <table:table-cell table:style-name="ce217" table:number-columns-repeated="3"/>
          <table:table-cell table:style-name="ce236" table:number-columns-repeated="2"/>
          <table:table-cell table:style-name="ce217" table:number-columns-repeated="3"/>
          <table:table-cell table:style-name="ce236"/>
          <table:table-cell table:style-name="ce217" table:number-columns-repeated="2"/>
          <table:table-cell table:style-name="ce236" table:number-columns-repeated="3"/>
          <table:table-cell table:style-name="ce247"/>
          <table:table-cell table:number-columns-repeated="993"/>
        </table:table-row>
        <table:table-row table:style-name="ro6">
          <table:table-cell table:style-name="ce9"/>
          <table:table-cell table:style-name="ce39" office:value-type="string" calcext:value-type="string">
            <text:p><text:s/></text:p>
          </table:table-cell>
          <table:table-cell table:style-name="ce72" office:value-type="string" calcext:value-type="string">
            <text:p><text:s/></text:p>
          </table:table-cell>
          <table:table-cell table:style-name="ce94" office:value-type="string" calcext:value-type="string" table:number-columns-spanned="12" table:number-rows-spanned="1">
            <text:p><text:s/></text:p>
          </table:table-cell>
          <table:covered-table-cell table:number-columns-repeated="10" table:style-name="ce108"/>
          <table:covered-table-cell table:style-name="ce199"/>
          <table:table-cell table:style-name="ce9"/>
          <table:table-cell table:style-name="ce217" table:number-columns-repeated="3"/>
          <table:table-cell table:style-name="ce236" table:number-columns-repeated="2"/>
          <table:table-cell table:style-name="ce217" table:number-columns-repeated="3"/>
          <table:table-cell table:style-name="ce236"/>
          <table:table-cell table:style-name="ce217" table:number-columns-repeated="2"/>
          <table:table-cell table:style-name="ce236" table:number-columns-repeated="3"/>
          <table:table-cell table:style-name="ce247"/>
          <table:table-cell table:number-columns-repeated="993"/>
        </table:table-row>
        <table:table-row table:style-name="ro6" table:visibility="collapse">
          <table:table-cell table:style-name="ce9"/>
          <table:table-cell table:style-name="ce39" office:value-type="string" calcext:value-type="string">
            <text:p><text:s/></text:p>
          </table:table-cell>
          <table:table-cell table:style-name="ce72" office:value-type="string" calcext:value-type="string">
            <text:p><text:s/></text:p>
          </table:table-cell>
          <table:table-cell table:style-name="ce94" office:value-type="string" calcext:value-type="string" table:number-columns-spanned="12" table:number-rows-spanned="1">
            <text:p><text:s/></text:p>
          </table:table-cell>
          <table:covered-table-cell table:number-columns-repeated="10" table:style-name="ce108"/>
          <table:covered-table-cell table:style-name="ce199"/>
          <table:table-cell table:style-name="ce9"/>
          <table:table-cell table:style-name="ce217" table:number-columns-repeated="3"/>
          <table:table-cell table:style-name="ce236" table:number-columns-repeated="2"/>
          <table:table-cell table:style-name="ce217" table:number-columns-repeated="3"/>
          <table:table-cell table:style-name="ce236"/>
          <table:table-cell table:style-name="ce217" table:number-columns-repeated="2"/>
          <table:table-cell table:style-name="ce236" table:number-columns-repeated="3"/>
          <table:table-cell table:style-name="ce247"/>
          <table:table-cell table:number-columns-repeated="993"/>
        </table:table-row>
        <table:table-row table:style-name="ro6" table:visibility="collapse">
          <table:table-cell table:style-name="ce9"/>
          <table:table-cell table:style-name="ce39" office:value-type="string" calcext:value-type="string">
            <text:p><text:s/></text:p>
          </table:table-cell>
          <table:table-cell table:style-name="ce72" office:value-type="string" calcext:value-type="string">
            <text:p><text:s/></text:p>
          </table:table-cell>
          <table:table-cell table:style-name="ce94" office:value-type="string" calcext:value-type="string" table:number-columns-spanned="12" table:number-rows-spanned="1">
            <text:p><text:s/></text:p>
          </table:table-cell>
          <table:covered-table-cell table:number-columns-repeated="10" table:style-name="ce108"/>
          <table:covered-table-cell table:style-name="ce199"/>
          <table:table-cell table:style-name="ce9"/>
          <table:table-cell table:style-name="ce217" table:number-columns-repeated="3"/>
          <table:table-cell table:style-name="ce236" table:number-columns-repeated="2"/>
          <table:table-cell table:style-name="ce217" table:number-columns-repeated="3"/>
          <table:table-cell table:style-name="ce236"/>
          <table:table-cell table:style-name="ce217" table:number-columns-repeated="2"/>
          <table:table-cell table:style-name="ce236" table:number-columns-repeated="3"/>
          <table:table-cell table:style-name="ce247"/>
          <table:table-cell table:number-columns-repeated="993"/>
        </table:table-row>
        <table:table-row table:style-name="ro6" table:visibility="collapse">
          <table:table-cell table:style-name="ce9"/>
          <table:table-cell table:style-name="ce39" office:value-type="string" calcext:value-type="string">
            <text:p><text:s/></text:p>
          </table:table-cell>
          <table:table-cell table:style-name="ce72" office:value-type="string" calcext:value-type="string">
            <text:p><text:s/></text:p>
          </table:table-cell>
          <table:table-cell table:style-name="ce94" office:value-type="string" calcext:value-type="string" table:number-columns-spanned="12" table:number-rows-spanned="1">
            <text:p><text:s/></text:p>
          </table:table-cell>
          <table:covered-table-cell table:number-columns-repeated="10" table:style-name="ce108"/>
          <table:covered-table-cell table:style-name="ce199"/>
          <table:table-cell table:style-name="ce9"/>
          <table:table-cell table:style-name="ce217" table:number-columns-repeated="3"/>
          <table:table-cell table:style-name="ce236" table:number-columns-repeated="2"/>
          <table:table-cell table:style-name="ce217" table:number-columns-repeated="3"/>
          <table:table-cell table:style-name="ce236"/>
          <table:table-cell table:style-name="ce217" table:number-columns-repeated="2"/>
          <table:table-cell table:style-name="ce236" table:number-columns-repeated="3"/>
          <table:table-cell table:style-name="ce247"/>
          <table:table-cell table:number-columns-repeated="993"/>
        </table:table-row>
        <table:table-row table:style-name="ro6" table:visibility="collapse">
          <table:table-cell table:style-name="ce9"/>
          <table:table-cell table:style-name="ce39" office:value-type="string" calcext:value-type="string">
            <text:p><text:s/></text:p>
          </table:table-cell>
          <table:table-cell table:style-name="ce72" office:value-type="string" calcext:value-type="string">
            <text:p><text:s/></text:p>
          </table:table-cell>
          <table:table-cell table:style-name="ce94" office:value-type="string" calcext:value-type="string" table:number-columns-spanned="12" table:number-rows-spanned="1">
            <text:p><text:s/></text:p>
          </table:table-cell>
          <table:covered-table-cell table:number-columns-repeated="10" table:style-name="ce108"/>
          <table:covered-table-cell table:style-name="ce199"/>
          <table:table-cell table:style-name="ce9"/>
          <table:table-cell table:style-name="ce217" table:number-columns-repeated="3"/>
          <table:table-cell table:style-name="ce236" table:number-columns-repeated="2"/>
          <table:table-cell table:style-name="ce217" table:number-columns-repeated="3"/>
          <table:table-cell table:style-name="ce236"/>
          <table:table-cell table:style-name="ce217" table:number-columns-repeated="2"/>
          <table:table-cell table:style-name="ce236" table:number-columns-repeated="3"/>
          <table:table-cell table:style-name="ce247"/>
          <table:table-cell table:number-columns-repeated="993"/>
        </table:table-row>
        <table:table-row table:style-name="ro6" table:visibility="collapse">
          <table:table-cell table:style-name="ce9"/>
          <table:table-cell table:style-name="ce39" office:value-type="string" calcext:value-type="string">
            <text:p><text:s/></text:p>
          </table:table-cell>
          <table:table-cell table:style-name="ce72" office:value-type="string" calcext:value-type="string">
            <text:p><text:s/></text:p>
          </table:table-cell>
          <table:table-cell table:style-name="ce94" office:value-type="string" calcext:value-type="string" table:number-columns-spanned="12" table:number-rows-spanned="1">
            <text:p><text:s/></text:p>
          </table:table-cell>
          <table:covered-table-cell table:number-columns-repeated="10" table:style-name="ce108"/>
          <table:covered-table-cell table:style-name="ce199"/>
          <table:table-cell table:style-name="ce9"/>
          <table:table-cell table:style-name="ce217" table:number-columns-repeated="3"/>
          <table:table-cell table:style-name="ce236" table:number-columns-repeated="2"/>
          <table:table-cell table:style-name="ce217" table:number-columns-repeated="3"/>
          <table:table-cell table:style-name="ce236"/>
          <table:table-cell table:style-name="ce217" table:number-columns-repeated="2"/>
          <table:table-cell table:style-name="ce236" table:number-columns-repeated="3"/>
          <table:table-cell table:style-name="ce247"/>
          <table:table-cell table:number-columns-repeated="993"/>
        </table:table-row>
        <table:table-row table:style-name="ro6" table:visibility="collapse">
          <table:table-cell table:style-name="ce9"/>
          <table:table-cell table:style-name="ce39" office:value-type="string" calcext:value-type="string">
            <text:p><text:s/></text:p>
          </table:table-cell>
          <table:table-cell table:style-name="ce72" office:value-type="string" calcext:value-type="string">
            <text:p><text:s/></text:p>
          </table:table-cell>
          <table:table-cell table:style-name="ce94" office:value-type="string" calcext:value-type="string" table:number-columns-spanned="12" table:number-rows-spanned="1">
            <text:p><text:s/></text:p>
          </table:table-cell>
          <table:covered-table-cell table:number-columns-repeated="10" table:style-name="ce108"/>
          <table:covered-table-cell table:style-name="ce199"/>
          <table:table-cell table:style-name="ce9"/>
          <table:table-cell table:style-name="ce217"/>
          <table:table-cell table:style-name="ce227"/>
          <table:table-cell table:style-name="ce217"/>
          <table:table-cell table:style-name="ce236" table:number-columns-repeated="2"/>
          <table:table-cell table:style-name="ce217" table:number-columns-repeated="3"/>
          <table:table-cell table:style-name="ce236"/>
          <table:table-cell table:style-name="ce217" table:number-columns-repeated="2"/>
          <table:table-cell table:style-name="ce236" table:number-columns-repeated="3"/>
          <table:table-cell table:number-columns-repeated="994"/>
        </table:table-row>
        <table:table-row table:style-name="ro6" table:visibility="collapse">
          <table:table-cell table:style-name="ce9"/>
          <table:table-cell table:style-name="ce39" office:value-type="string" calcext:value-type="string">
            <text:p><text:s/></text:p>
          </table:table-cell>
          <table:table-cell table:style-name="ce72" office:value-type="string" calcext:value-type="string">
            <text:p><text:s/></text:p>
          </table:table-cell>
          <table:table-cell table:style-name="ce94" office:value-type="string" calcext:value-type="string" table:number-columns-spanned="12" table:number-rows-spanned="1">
            <text:p><text:s/></text:p>
          </table:table-cell>
          <table:covered-table-cell table:number-columns-repeated="10" table:style-name="ce108"/>
          <table:covered-table-cell table:style-name="ce199"/>
          <table:table-cell table:style-name="ce9"/>
          <table:table-cell table:style-name="ce217" table:number-columns-repeated="3"/>
          <table:table-cell table:style-name="ce236" table:number-columns-repeated="2"/>
          <table:table-cell table:style-name="ce217" table:number-columns-repeated="3"/>
          <table:table-cell table:style-name="ce236"/>
          <table:table-cell table:style-name="ce217" table:number-columns-repeated="2"/>
          <table:table-cell table:style-name="ce236" table:number-columns-repeated="3"/>
          <table:table-cell table:number-columns-repeated="994"/>
        </table:table-row>
        <table:table-row table:style-name="ro6" table:visibility="collapse">
          <table:table-cell table:style-name="ce9"/>
          <table:table-cell table:style-name="ce39" office:value-type="string" calcext:value-type="string">
            <text:p><text:s/></text:p>
          </table:table-cell>
          <table:table-cell table:style-name="ce72" office:value-type="string" calcext:value-type="string">
            <text:p><text:s/></text:p>
          </table:table-cell>
          <table:table-cell table:style-name="ce94" office:value-type="string" calcext:value-type="string" table:number-columns-spanned="12" table:number-rows-spanned="1">
            <text:p><text:s/></text:p>
          </table:table-cell>
          <table:covered-table-cell table:number-columns-repeated="10" table:style-name="ce108"/>
          <table:covered-table-cell table:style-name="ce199"/>
          <table:table-cell table:style-name="ce9"/>
          <table:table-cell table:style-name="ce217" table:number-columns-repeated="3"/>
          <table:table-cell table:style-name="ce236" table:number-columns-repeated="2"/>
          <table:table-cell table:style-name="ce217" table:number-columns-repeated="3"/>
          <table:table-cell table:style-name="ce236"/>
          <table:table-cell table:style-name="ce217" table:number-columns-repeated="2"/>
          <table:table-cell table:style-name="ce236" table:number-columns-repeated="3"/>
          <table:table-cell table:number-columns-repeated="994"/>
        </table:table-row>
        <table:table-row table:style-name="ro6" table:visibility="collapse">
          <table:table-cell table:style-name="ce9"/>
          <table:table-cell table:style-name="ce39" office:value-type="string" calcext:value-type="string">
            <text:p><text:s/></text:p>
          </table:table-cell>
          <table:table-cell table:style-name="ce72" office:value-type="string" calcext:value-type="string">
            <text:p><text:s/></text:p>
          </table:table-cell>
          <table:table-cell table:style-name="ce94" office:value-type="string" calcext:value-type="string" table:number-columns-spanned="12" table:number-rows-spanned="1">
            <text:p><text:s/></text:p>
          </table:table-cell>
          <table:covered-table-cell table:number-columns-repeated="10" table:style-name="ce108"/>
          <table:covered-table-cell table:style-name="ce199"/>
          <table:table-cell table:style-name="ce9"/>
          <table:table-cell table:style-name="ce217" table:number-columns-repeated="3"/>
          <table:table-cell table:style-name="ce236" table:number-columns-repeated="2"/>
          <table:table-cell table:style-name="ce217" table:number-columns-repeated="3"/>
          <table:table-cell table:style-name="ce236"/>
          <table:table-cell table:style-name="ce217" table:number-columns-repeated="2"/>
          <table:table-cell table:style-name="ce236" table:number-columns-repeated="3"/>
          <table:table-cell table:number-columns-repeated="994"/>
        </table:table-row>
        <table:table-row table:style-name="ro6" table:visibility="collapse">
          <table:table-cell table:style-name="ce9"/>
          <table:table-cell table:style-name="ce39" office:value-type="string" calcext:value-type="string">
            <text:p><text:s/></text:p>
          </table:table-cell>
          <table:table-cell table:style-name="ce72" office:value-type="string" calcext:value-type="string">
            <text:p><text:s/></text:p>
          </table:table-cell>
          <table:table-cell table:style-name="ce94" office:value-type="string" calcext:value-type="string" table:number-columns-spanned="12" table:number-rows-spanned="1">
            <text:p><text:s/></text:p>
          </table:table-cell>
          <table:covered-table-cell table:number-columns-repeated="10" table:style-name="ce108"/>
          <table:covered-table-cell table:style-name="ce199"/>
          <table:table-cell table:style-name="ce9"/>
          <table:table-cell table:style-name="ce217" table:number-columns-repeated="3"/>
          <table:table-cell table:style-name="ce236" table:number-columns-repeated="2"/>
          <table:table-cell table:style-name="ce217" table:number-columns-repeated="3"/>
          <table:table-cell table:style-name="ce218"/>
          <table:table-cell table:style-name="ce217" table:number-columns-repeated="2"/>
          <table:table-cell table:style-name="ce236" table:number-columns-repeated="3"/>
          <table:table-cell table:number-columns-repeated="994"/>
        </table:table-row>
        <table:table-row table:style-name="ro7" table:visibility="collapse">
          <table:table-cell table:style-name="ce9"/>
          <table:table-cell table:style-name="ce39" office:value-type="string" calcext:value-type="string">
            <text:p><text:s/></text:p>
          </table:table-cell>
          <table:table-cell table:style-name="ce72" office:value-type="string" calcext:value-type="string">
            <text:p><text:s/></text:p>
          </table:table-cell>
          <table:table-cell table:style-name="ce94" office:value-type="string" calcext:value-type="string" table:number-columns-spanned="12" table:number-rows-spanned="1">
            <text:p><text:s/></text:p>
          </table:table-cell>
          <table:covered-table-cell table:number-columns-repeated="10" table:style-name="ce108"/>
          <table:covered-table-cell table:style-name="ce199"/>
          <table:table-cell table:style-name="ce9"/>
          <table:table-cell table:style-name="ce218"/>
          <table:table-cell table:style-name="ce227"/>
          <table:table-cell table:style-name="ce218" table:number-columns-repeated="12"/>
          <table:table-cell table:number-columns-repeated="994"/>
        </table:table-row>
        <table:table-row table:style-name="ro5">
          <table:table-cell table:style-name="ce9"/>
          <table:table-cell table:style-name="ce40" office:value-type="string" calcext:value-type="string" table:number-columns-spanned="14" table:number-rows-spanned="1">
            <text:p>Рекомендации и предупреждения: </text:p>
          </table:table-cell>
          <table:covered-table-cell table:number-columns-repeated="12" table:style-name="ce73"/>
          <table:covered-table-cell table:style-name="ce200"/>
          <table:table-cell/>
          <table:table-cell table:style-name="ce219"/>
          <table:table-cell table:style-name="ce220" table:number-columns-repeated="12"/>
          <table:table-cell table:style-name="ce222"/>
          <table:table-cell table:number-columns-repeated="994"/>
        </table:table-row>
        <table:table-row table:style-name="ro6">
          <table:table-cell table:style-name="ce9"/>
          <table:table-cell table:style-name="ce41" office:value-type="string" calcext:value-type="string" table:number-columns-spanned="2" table:number-rows-spanned="1">
            <text:p>Дата, время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Глубина, м</text:p>
          </table:table-cell>
          <table:covered-table-cell table:style-name="ce109"/>
          <table:table-cell table:style-name="ce41" office:value-type="string" calcext:value-type="string" table:number-columns-spanned="10" table:number-rows-spanned="1">
            <text:p>Описание.</text:p>
          </table:table-cell>
          <table:covered-table-cell table:number-columns-repeated="9" table:style-name="ce41"/>
          <table:table-cell/>
          <table:table-cell table:style-name="ce220" table:number-columns-repeated="13"/>
          <table:table-cell table:style-name="ce218"/>
          <table:table-cell/>
          <table:table-cell table:style-name="ce247" table:number-columns-repeated="2"/>
          <table:table-cell table:number-columns-repeated="991"/>
        </table:table-row>
        <table:table-row table:style-name="ro4">
          <table:table-cell table:style-name="ce10"/>
          <table:table-cell table:style-name="ce42" office:value-type="date" office:date-value="2021-05-18T04:40:00" calcext:value-type="date" table:number-columns-spanned="2" table:number-rows-spanned="1">
            <text:p>18.05.21 04:40</text:p>
          </table:table-cell>
          <table:covered-table-cell table:style-name="ce42"/>
          <table:table-cell table:style-name="ce41" office:value-type="float" office:value="1189" calcext:value-type="float" table:number-columns-spanned="2" table:number-rows-spanned="1">
            <text:p>1189</text:p>
          </table:table-cell>
          <table:covered-table-cell table:style-name="ce109"/>
          <table:table-cell table:style-name="ce117" office:value-type="string" calcext:value-type="string" table:number-columns-spanned="10" table:number-rows-spanned="1">
            <text:p>Во время проработки на глубине 1189 м зафиксирована посадка до 10 т.; затяжка до 7 т.</text:p>
          </table:table-cell>
          <table:covered-table-cell table:number-columns-repeated="9" table:style-name="ce117"/>
          <table:table-cell table:style-name="ce10"/>
          <table:table-cell table:style-name="ce221" table:number-columns-repeated="14"/>
          <table:table-cell table:style-name="ce10"/>
          <table:table-cell table:style-name="ce248" table:number-columns-repeated="2"/>
          <table:table-cell table:style-name="ce10" table:number-columns-repeated="991"/>
        </table:table-row>
        <table:table-row table:style-name="ro11">
          <table:table-cell table:style-name="ce9"/>
          <table:table-cell table:style-name="ce43" office:value-type="date" office:date-value="2021-05-18T07:02:00" calcext:value-type="date" table:number-columns-spanned="2" table:number-rows-spanned="1">
            <text:p>18.05.2021 7:02</text:p>
          </table:table-cell>
          <table:covered-table-cell table:style-name="ce43"/>
          <table:table-cell table:style-name="ce41" office:value-type="float" office:value="1198" calcext:value-type="float" table:number-columns-spanned="2" table:number-rows-spanned="1">
            <text:p>1198</text:p>
          </table:table-cell>
          <table:covered-table-cell table:style-name="ce109"/>
          <table:table-cell table:style-name="ce118" office:value-type="string" calcext:value-type="string" table:number-columns-spanned="10" table:number-rows-spanned="1">
            <text:p>Во время спуска инструмента без циркуляции и вращения на глубине 1198 м зафиксирована посадка 7 т, при движении инструмента вверх затяжка 5 т.</text:p>
          </table:table-cell>
          <table:covered-table-cell table:number-columns-repeated="9" table:style-name="ce118"/>
          <table:table-cell table:style-name="ce9"/>
          <table:table-cell table:style-name="ce222" table:number-columns-repeated="3"/>
          <table:table-cell table:style-name="ce237" table:number-columns-repeated="11"/>
          <table:table-cell table:style-name="ce9"/>
          <table:table-cell table:style-name="ce247" table:number-columns-repeated="2"/>
          <table:table-cell table:style-name="ce9" table:number-columns-repeated="991"/>
        </table:table-row>
        <table:table-row table:style-name="ro12">
          <table:table-cell table:style-name="ce9"/>
          <table:table-cell table:style-name="ce43" office:value-type="string" calcext:value-type="string" table:number-columns-spanned="2" table:number-rows-spanned="1">
            <text:p>17.05.2021 20:00 18.05.2021 20:00</text:p>
          </table:table-cell>
          <table:covered-table-cell table:style-name="ce43"/>
          <table:table-cell table:style-name="ce95" office:value-type="string" calcext:value-type="string" table:number-columns-spanned="2" table:number-rows-spanned="1">
            <text:p>1161-1559</text:p>
          </table:table-cell>
          <table:covered-table-cell table:style-name="ce109"/>
          <table:table-cell table:style-name="ce117" office:value-type="string" calcext:value-type="string" table:number-columns-spanned="10" table:number-rows-spanned="1">
            <text:p>Во время спуска с проработкой в интервале 1161-1559 м интенсивность выноса шлама ни виброситах ниже среднего. Шлам представлен обвальным аргиллитом, размер фракций до 50 мм.</text:p>
          </table:table-cell>
          <table:covered-table-cell table:number-columns-repeated="9" table:style-name="ce117"/>
          <table:table-cell/>
          <table:table-cell table:style-name="ce222" table:number-columns-repeated="3"/>
          <table:table-cell table:style-name="ce237" table:number-columns-repeated="11"/>
          <table:table-cell/>
          <table:table-cell table:style-name="ce247" table:number-columns-repeated="2"/>
          <table:table-cell table:number-columns-repeated="991"/>
        </table:table-row>
        <table:table-row table:style-name="ro13">
          <table:table-cell table:style-name="ce9"/>
          <table:table-cell table:style-name="ce42" office:value-type="string" calcext:value-type="string" table:number-columns-spanned="2" table:number-rows-spanned="1">
            <text:p>18.05.2021 <text:s/>11:57; 13:45; 15:12</text:p>
          </table:table-cell>
          <table:covered-table-cell table:style-name="ce42"/>
          <table:table-cell table:style-name="ce41" office:value-type="string" calcext:value-type="string" table:number-columns-spanned="2" table:number-rows-spanned="1">
            <text:p>1253; 1281; 1321</text:p>
          </table:table-cell>
          <table:covered-table-cell table:style-name="ce109"/>
          <table:table-cell table:style-name="ce117" office:value-type="string" calcext:value-type="string" table:number-columns-spanned="10" table:number-rows-spanned="1">
            <text:p>Во время спуска инструменьа <text:s/>на глубинах 1253 м; 1281 м, 1321 м зафиксированы посадки до 10 т.</text:p>
          </table:table-cell>
          <table:covered-table-cell table:number-columns-repeated="9" table:style-name="ce117"/>
          <table:table-cell/>
          <table:table-cell table:style-name="ce222" table:number-columns-repeated="3"/>
          <table:table-cell table:style-name="ce237" table:number-columns-repeated="11"/>
          <table:table-cell/>
          <table:table-cell table:style-name="ce247" table:number-columns-repeated="2"/>
          <table:table-cell table:number-columns-repeated="991"/>
        </table:table-row>
        <table:table-row table:style-name="ro14">
          <table:table-cell table:style-name="ce9"/>
          <table:table-cell table:style-name="ce42" office:value-type="date" office:date-value="2021-05-18T18:30:00" calcext:value-type="date" table:number-columns-spanned="2" table:number-rows-spanned="1">
            <text:p>18.05.21 18:30</text:p>
          </table:table-cell>
          <table:covered-table-cell table:style-name="ce42"/>
          <table:table-cell table:style-name="ce41" office:value-type="float" office:value="1541" calcext:value-type="float" table:number-columns-spanned="2" table:number-rows-spanned="1">
            <text:p>1541</text:p>
          </table:table-cell>
          <table:covered-table-cell table:style-name="ce109"/>
          <table:table-cell table:style-name="ce117" office:value-type="string" calcext:value-type="string" table:number-columns-spanned="10" table:number-rows-spanned="1">
            <text:p>Во время спуска инструмента на глубине 1541 м зафиксирована посадка 8 т.</text:p>
          </table:table-cell>
          <table:covered-table-cell table:number-columns-repeated="9" table:style-name="ce117"/>
          <table:table-cell/>
          <table:table-cell table:style-name="ce222" table:number-columns-repeated="3"/>
          <table:table-cell table:style-name="ce237" table:number-columns-repeated="11"/>
          <table:table-cell/>
          <table:table-cell table:style-name="ce247" table:number-columns-repeated="2"/>
          <table:table-cell table:number-columns-repeated="991"/>
        </table:table-row>
        <table:table-row table:style-name="ro13">
          <table:table-cell table:style-name="ce9"/>
          <table:table-cell table:style-name="ce43" table:number-columns-spanned="2" table:number-rows-spanned="1"/>
          <table:covered-table-cell table:style-name="ce43"/>
          <table:table-cell table:style-name="ce41" table:number-columns-spanned="2" table:number-rows-spanned="1"/>
          <table:covered-table-cell table:style-name="ce109"/>
          <table:table-cell table:style-name="ce118" table:number-columns-spanned="10" table:number-rows-spanned="1"/>
          <table:covered-table-cell table:number-columns-repeated="9" table:style-name="ce118"/>
          <table:table-cell/>
          <table:table-cell table:style-name="ce222"/>
          <table:table-cell table:style-name="ce228"/>
          <table:table-cell table:style-name="ce222"/>
          <table:table-cell table:style-name="ce237" table:number-columns-repeated="11"/>
          <table:table-cell/>
          <table:table-cell table:style-name="ce247" table:number-columns-repeated="2"/>
          <table:table-cell table:number-columns-repeated="991"/>
        </table:table-row>
        <table:table-row table:style-name="ro13">
          <table:table-cell table:style-name="ce9"/>
          <table:table-cell table:style-name="ce43" table:number-columns-spanned="2" table:number-rows-spanned="1"/>
          <table:covered-table-cell table:style-name="ce74"/>
          <table:table-cell table:style-name="ce41" table:number-columns-spanned="2" table:number-rows-spanned="1"/>
          <table:covered-table-cell table:style-name="ce109"/>
          <table:table-cell table:style-name="ce118" table:number-columns-spanned="10" table:number-rows-spanned="1"/>
          <table:covered-table-cell table:number-columns-repeated="9" table:style-name="ce118"/>
          <table:table-cell/>
          <table:table-cell table:style-name="ce222" table:number-columns-repeated="3"/>
          <table:table-cell table:style-name="ce218" table:number-columns-repeated="11"/>
          <table:table-cell/>
          <table:table-cell table:style-name="ce247" table:number-columns-repeated="2"/>
          <table:table-cell table:number-columns-repeated="991"/>
        </table:table-row>
        <table:table-row table:style-name="ro15">
          <table:table-cell table:style-name="ce9"/>
          <table:table-cell table:style-name="ce43" table:number-columns-spanned="2" table:number-rows-spanned="1"/>
          <table:covered-table-cell table:style-name="ce74"/>
          <table:table-cell table:style-name="ce41" table:number-columns-spanned="2" table:number-rows-spanned="1"/>
          <table:covered-table-cell table:style-name="ce109"/>
          <table:table-cell table:style-name="ce118" table:number-columns-spanned="10" table:number-rows-spanned="1"/>
          <table:covered-table-cell table:number-columns-repeated="9" table:style-name="ce118"/>
          <table:table-cell/>
          <table:table-cell table:style-name="ce217" table:number-columns-repeated="3"/>
          <table:table-cell table:style-name="ce237" table:number-columns-repeated="11"/>
          <table:table-cell/>
          <table:table-cell table:style-name="ce247" table:number-columns-repeated="2"/>
          <table:table-cell table:number-columns-repeated="991"/>
        </table:table-row>
        <table:table-row table:style-name="ro13" table:visibility="collapse">
          <table:table-cell table:style-name="ce9"/>
          <table:table-cell table:style-name="ce43" table:number-columns-spanned="2" table:number-rows-spanned="1"/>
          <table:covered-table-cell table:style-name="ce43"/>
          <table:table-cell table:style-name="ce41" table:number-columns-spanned="2" table:number-rows-spanned="1"/>
          <table:covered-table-cell table:style-name="ce109"/>
          <table:table-cell table:style-name="ce118" table:number-columns-spanned="10" table:number-rows-spanned="1"/>
          <table:covered-table-cell table:number-columns-repeated="9" table:style-name="ce118"/>
          <table:table-cell/>
          <table:table-cell table:style-name="ce217" table:number-columns-repeated="3"/>
          <table:table-cell table:style-name="ce237" table:number-columns-repeated="11"/>
          <table:table-cell/>
          <table:table-cell table:style-name="ce247" table:number-columns-repeated="2"/>
          <table:table-cell table:number-columns-repeated="991"/>
        </table:table-row>
        <table:table-row table:style-name="ro16">
          <table:table-cell table:style-name="ce9"/>
          <table:table-cell table:style-name="ce44" table:number-columns-spanned="2" table:number-rows-spanned="1"/>
          <table:covered-table-cell table:style-name="ce44"/>
          <table:table-cell table:style-name="ce96"/>
          <table:table-cell table:style-name="ce110" table:number-columns-spanned="11" table:number-rows-spanned="1"/>
          <table:covered-table-cell table:number-columns-repeated="10" table:style-name="ce119"/>
          <table:table-cell/>
          <table:table-cell table:style-name="ce217" table:number-columns-repeated="3"/>
          <table:table-cell table:style-name="ce237" table:number-columns-repeated="11"/>
          <table:table-cell/>
          <table:table-cell table:style-name="ce247" table:number-columns-repeated="2"/>
          <table:table-cell table:number-columns-repeated="991"/>
        </table:table-row>
        <table:table-row table:style-name="ro5">
          <table:table-cell table:style-name="ce9"/>
          <table:table-cell table:style-name="ce28" office:value-type="string" calcext:value-type="string" table:number-columns-spanned="2" table:number-rows-spanned="1">
            <text:p>Глубина</text:p>
          </table:table-cell>
          <table:covered-table-cell table:style-name="ce75"/>
          <table:table-cell table:style-name="ce97" office:value-type="string" calcext:value-type="string">
            <text:p>Стратиграфия</text:p>
          </table:table-cell>
          <table:table-cell table:style-name="ce28" office:value-type="string" calcext:value-type="string" table:number-columns-spanned="11" table:number-rows-spanned="1">
            <text:p>Краткое литологическое описание пород</text:p>
          </table:table-cell>
          <table:covered-table-cell table:number-columns-repeated="9" table:style-name="ce120"/>
          <table:covered-table-cell table:style-name="ce75"/>
          <table:table-cell/>
          <table:table-cell table:style-name="ce217" table:number-columns-repeated="3"/>
          <table:table-cell table:style-name="ce237" table:number-columns-repeated="11"/>
          <table:table-cell/>
          <table:table-cell table:style-name="ce247" table:number-columns-repeated="2"/>
          <table:table-cell table:number-columns-repeated="991"/>
        </table:table-row>
        <table:table-row table:style-name="ro17">
          <table:table-cell table:style-name="ce9"/>
          <table:table-cell table:style-name="ce28" office:value-type="float" office:value="2119.27" calcext:value-type="float" table:number-columns-spanned="2" table:number-rows-spanned="1">
            <text:p>2119,27</text:p>
          </table:table-cell>
          <table:covered-table-cell table:style-name="ce28"/>
          <table:table-cell table:style-name="ce28" office:value-type="string" calcext:value-type="string">
            <text:p>Р1k ir</text:p>
          </table:table-cell>
          <table:table-cell table:style-name="ce111" office:value-type="string" calcext:value-type="string" table:number-columns-spanned="11" table:number-rows-spanned="1">
            <text:p>Предположительно соль каменная.</text:p>
          </table:table-cell>
          <table:covered-table-cell table:number-columns-repeated="9" table:style-name="ce121"/>
          <table:covered-table-cell table:style-name="ce201"/>
          <table:table-cell/>
          <table:table-cell table:style-name="ce217" table:number-columns-repeated="3"/>
          <table:table-cell table:style-name="ce237" table:number-columns-repeated="11"/>
          <table:table-cell/>
          <table:table-cell table:style-name="ce247" table:number-columns-repeated="2"/>
          <table:table-cell table:number-columns-repeated="991"/>
        </table:table-row>
        <table:table-row table:style-name="ro18">
          <table:table-cell table:style-name="ce9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111" table:number-columns-spanned="11" table:number-rows-spanned="1"/>
          <table:covered-table-cell table:number-columns-repeated="9" table:style-name="ce121"/>
          <table:covered-table-cell table:style-name="ce201"/>
          <table:table-cell/>
          <table:table-cell table:style-name="ce217" table:number-columns-repeated="3"/>
          <table:table-cell table:style-name="ce237" table:number-columns-repeated="11"/>
          <table:table-cell/>
          <table:table-cell table:style-name="ce247" table:number-columns-repeated="2"/>
          <table:table-cell table:number-columns-repeated="991"/>
        </table:table-row>
        <table:table-row table:style-name="ro6">
          <table:table-cell table:style-name="ce9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111" table:number-columns-spanned="11" table:number-rows-spanned="1"/>
          <table:covered-table-cell table:number-columns-repeated="9" table:style-name="ce121"/>
          <table:covered-table-cell table:style-name="ce201"/>
          <table:table-cell/>
          <table:table-cell table:style-name="ce217"/>
          <table:table-cell table:style-name="ce227"/>
          <table:table-cell table:style-name="ce217"/>
          <table:table-cell table:style-name="ce237" table:number-columns-repeated="11"/>
          <table:table-cell/>
          <table:table-cell table:style-name="ce247" table:number-columns-repeated="2"/>
          <table:table-cell table:number-columns-repeated="991"/>
        </table:table-row>
        <table:table-row table:style-name="ro6">
          <table:table-cell table:style-name="ce9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111" table:number-columns-spanned="11" table:number-rows-spanned="1"/>
          <table:covered-table-cell table:number-columns-repeated="9" table:style-name="ce121"/>
          <table:covered-table-cell table:style-name="ce201"/>
          <table:table-cell/>
          <table:table-cell table:style-name="ce217" table:number-columns-repeated="3"/>
          <table:table-cell table:style-name="ce237" table:number-columns-repeated="11"/>
          <table:table-cell/>
          <table:table-cell table:style-name="ce247" table:number-columns-repeated="2"/>
          <table:table-cell table:number-columns-repeated="991"/>
        </table:table-row>
        <table:table-row table:style-name="ro6">
          <table:table-cell table:style-name="ce9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111" table:number-columns-spanned="11" table:number-rows-spanned="1"/>
          <table:covered-table-cell table:number-columns-repeated="9" table:style-name="ce121"/>
          <table:covered-table-cell table:style-name="ce201"/>
          <table:table-cell/>
          <table:table-cell table:style-name="ce217" table:number-columns-repeated="3"/>
          <table:table-cell table:style-name="ce237" table:number-columns-repeated="11"/>
          <table:table-cell/>
          <table:table-cell table:style-name="ce247" table:number-columns-repeated="2"/>
          <table:table-cell table:number-columns-repeated="991"/>
        </table:table-row>
        <table:table-row table:style-name="ro6">
          <table:table-cell table:style-name="ce9"/>
          <table:table-cell table:style-name="ce45"/>
          <table:table-cell table:style-name="ce76" table:number-columns-repeated="12"/>
          <table:table-cell table:style-name="ce202"/>
          <table:table-cell/>
          <table:table-cell table:style-name="ce217" table:number-columns-repeated="3"/>
          <table:table-cell table:style-name="ce237" table:number-columns-repeated="11"/>
          <table:table-cell/>
          <table:table-cell table:style-name="ce247" table:number-columns-repeated="2"/>
          <table:table-cell table:number-columns-repeated="991"/>
        </table:table-row>
        <table:table-row table:style-name="ro6" table:visibility="collapse">
          <table:table-cell/>
          <table:table-cell table:style-name="ce46"/>
          <table:table-cell table:style-name="ce77" table:number-columns-repeated="5"/>
          <table:table-cell table:style-name="ce136"/>
          <table:table-cell table:style-name="ce143" office:value-type="string" calcext:value-type="string" table:number-columns-spanned="3" table:number-rows-spanned="1">
            <text:p>С информацией ознакомлен. </text:p>
          </table:table-cell>
          <table:covered-table-cell table:number-columns-repeated="2" table:style-name="ce146"/>
          <table:table-cell table:style-name="ce171" table:number-columns-repeated="3"/>
          <table:table-cell table:style-name="ce136"/>
          <table:table-cell table:style-name="ce48"/>
          <table:table-cell/>
          <table:table-cell table:style-name="ce229" table:number-columns-repeated="14"/>
          <table:table-cell table:style-name="ce246"/>
          <table:table-cell table:style-name="ce247" table:number-columns-repeated="2"/>
          <table:table-cell table:number-columns-repeated="990"/>
        </table:table-row>
        <table:table-row table:style-name="ro6" table:visibility="collapse">
          <table:table-cell/>
          <table:table-cell table:style-name="ce47" office:value-type="string" calcext:value-type="string">
            <text:p>Операторы станции ГТИ:</text:p>
          </table:table-cell>
          <table:table-cell table:style-name="ce78" table:number-columns-repeated="5"/>
          <table:table-cell table:style-name="ce137"/>
          <table:table-cell table:style-name="ce47" office:value-type="string" calcext:value-type="string">
            <text:p>Ежесуточная сводка и временная диаграмма получены.</text:p>
          </table:table-cell>
          <table:table-cell table:style-name="ce11" table:number-columns-repeated="5"/>
          <table:table-cell table:style-name="ce137"/>
          <table:table-cell table:style-name="ce48"/>
          <table:table-cell/>
          <table:table-cell table:style-name="ce229" table:number-columns-repeated="14"/>
          <table:table-cell table:style-name="ce246"/>
          <table:table-cell table:style-name="ce247" table:number-columns-repeated="2"/>
          <table:table-cell table:number-columns-repeated="990"/>
        </table:table-row>
        <table:table-row table:style-name="ro15" table:visibility="collapse">
          <table:table-cell/>
          <table:table-cell table:style-name="ce48"/>
          <table:table-cell table:style-name="ce79" office:value-type="string" calcext:value-type="string" table:number-columns-spanned="3" table:number-rows-spanned="1">
            <text:p>__________________/</text:p>
          </table:table-cell>
          <table:covered-table-cell table:number-columns-repeated="2" table:style-name="ce79"/>
          <table:table-cell table:style-name="ce122" office:value-type="string" calcext:value-type="string" table:number-columns-spanned="2" table:number-rows-spanned="1">
            <text:p>Магомедов М.М-С</text:p>
          </table:table-cell>
          <table:covered-table-cell table:style-name="ce122"/>
          <table:table-cell table:style-name="ce138" office:value-type="string" calcext:value-type="string">
            <text:p>/.</text:p>
          </table:table-cell>
          <table:table-cell table:style-name="ce47" office:value-type="string" calcext:value-type="string">
            <text:p>Бур.мастер</text:p>
          </table:table-cell>
          <table:table-cell table:style-name="ce11"/>
          <table:table-cell table:style-name="ce122" office:value-type="string" calcext:value-type="string" table:number-columns-spanned="2" table:number-rows-spanned="1">
            <text:p>__________________/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Алимамадов А.Н.</text:p>
          </table:table-cell>
          <table:covered-table-cell table:style-name="ce122"/>
          <table:table-cell table:style-name="ce203" office:value-type="string" calcext:value-type="string">
            <text:p>/.</text:p>
          </table:table-cell>
          <table:table-cell table:style-name="ce48"/>
          <table:table-cell/>
          <table:table-cell table:style-name="ce230" table:number-columns-repeated="14"/>
          <table:table-cell table:style-name="ce246"/>
          <table:table-cell table:style-name="ce247" table:number-columns-repeated="2"/>
          <table:table-cell table:number-columns-repeated="990"/>
        </table:table-row>
        <table:table-row table:style-name="ro15" table:visibility="collapse">
          <table:table-cell/>
          <table:table-cell table:style-name="ce48"/>
          <table:table-cell table:style-name="ce79" office:value-type="string" calcext:value-type="string" table:number-columns-spanned="3" table:number-rows-spanned="1">
            <text:p>__________________/</text:p>
          </table:table-cell>
          <table:covered-table-cell table:number-columns-repeated="2" table:style-name="ce79"/>
          <table:table-cell table:style-name="ce122" office:value-type="string" calcext:value-type="string" table:number-columns-spanned="2" table:number-rows-spanned="1">
            <text:p>Альмухамедов Н.Н.</text:p>
          </table:table-cell>
          <table:covered-table-cell table:style-name="ce122"/>
          <table:table-cell table:style-name="ce138" office:value-type="string" calcext:value-type="string">
            <text:p>/.</text:p>
          </table:table-cell>
          <table:table-cell table:style-name="ce47" office:value-type="string" calcext:value-type="string">
            <text:p>Бур.мастер</text:p>
          </table:table-cell>
          <table:table-cell table:style-name="ce11"/>
          <table:table-cell table:style-name="ce122" office:value-type="string" calcext:value-type="string" table:number-columns-spanned="2" table:number-rows-spanned="1">
            <text:p>__________________/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Антонов Ю.П.</text:p>
          </table:table-cell>
          <table:covered-table-cell table:style-name="ce122"/>
          <table:table-cell table:style-name="ce203" office:value-type="string" calcext:value-type="string">
            <text:p>/.</text:p>
          </table:table-cell>
          <table:table-cell table:style-name="ce48"/>
          <table:table-cell/>
          <table:table-cell table:style-name="ce183" table:number-columns-repeated="14"/>
          <table:table-cell/>
          <table:table-cell table:style-name="ce247" table:number-columns-repeated="2"/>
          <table:table-cell table:number-columns-repeated="990"/>
        </table:table-row>
        <table:table-row table:style-name="ro15">
          <table:table-cell/>
          <table:table-cell table:style-name="ce48" office:value-type="string" calcext:value-type="string">
            <text:p>Геолог станции ГТИ:</text:p>
          </table:table-cell>
          <table:table-cell table:style-name="ce79"/>
          <table:table-cell table:style-name="ce79" office:value-type="string" calcext:value-type="string" table:number-columns-spanned="2" table:number-rows-spanned="1">
            <text:p>_____________________/</text:p>
          </table:table-cell>
          <table:covered-table-cell table:style-name="ce112"/>
          <table:table-cell table:style-name="ce122" office:value-type="string" calcext:value-type="string" table:number-columns-spanned="2" table:number-rows-spanned="1">
            <text:p>Нугманов А.С.</text:p>
          </table:table-cell>
          <table:covered-table-cell table:style-name="ce122"/>
          <table:table-cell table:style-name="ce138" office:value-type="string" calcext:value-type="string">
            <text:p>/.</text:p>
          </table:table-cell>
          <table:table-cell table:style-name="ce47" office:value-type="string" calcext:value-type="string">
            <text:p>Сведения по сводке подтверждаю:</text:p>
          </table:table-cell>
          <table:table-cell table:style-name="ce11" table:number-columns-repeated="3"/>
          <table:table-cell table:style-name="ce122" table:number-columns-repeated="2"/>
          <table:table-cell table:style-name="ce203"/>
          <table:table-cell table:style-name="ce48"/>
          <table:table-cell/>
          <table:table-cell table:style-name="ce183" table:number-columns-repeated="14"/>
          <table:table-cell/>
          <table:table-cell table:style-name="ce247" table:number-columns-repeated="2"/>
          <table:table-cell table:number-columns-repeated="990"/>
        </table:table-row>
        <table:table-row table:style-name="ro15">
          <table:table-cell/>
          <table:table-cell table:style-name="ce48"/>
          <table:table-cell table:style-name="ce79"/>
          <table:table-cell table:style-name="ce79" office:value-type="string" calcext:value-type="string" table:number-columns-spanned="2" table:number-rows-spanned="1">
            <text:p>_____________________/</text:p>
          </table:table-cell>
          <table:covered-table-cell table:style-name="ce112"/>
          <table:table-cell table:style-name="ce122" office:value-type="string" calcext:value-type="string" table:number-columns-spanned="2" table:number-rows-spanned="1">
            <text:p>Седойкин В.Е.</text:p>
          </table:table-cell>
          <table:covered-table-cell table:style-name="ce122"/>
          <table:table-cell table:style-name="ce138" office:value-type="string" calcext:value-type="string">
            <text:p>/.</text:p>
          </table:table-cell>
          <table:table-cell table:style-name="ce47" office:value-type="string" calcext:value-type="string">
            <text:p>Супервайзер <text:s text:c="4"/>________________________/</text:p>
          </table:table-cell>
          <table:table-cell table:style-name="ce11" table:number-columns-repeated="3"/>
          <table:table-cell table:style-name="ce122" office:value-type="string" calcext:value-type="string" table:number-columns-spanned="2" table:number-rows-spanned="1">
            <text:p>Аракелян Р.И.</text:p>
          </table:table-cell>
          <table:covered-table-cell table:style-name="ce122"/>
          <table:table-cell table:style-name="ce203" office:value-type="string" calcext:value-type="string">
            <text:p>/.</text:p>
          </table:table-cell>
          <table:table-cell table:style-name="ce48"/>
          <table:table-cell table:number-columns-repeated="16"/>
          <table:table-cell table:style-name="ce247" table:number-columns-repeated="2"/>
          <table:table-cell table:number-columns-repeated="990"/>
        </table:table-row>
        <table:table-row table:style-name="ro5">
          <table:table-cell/>
          <table:table-cell table:style-name="ce49"/>
          <table:table-cell table:style-name="ce80" table:number-columns-repeated="2"/>
          <table:table-cell table:style-name="ce113"/>
          <table:table-cell table:style-name="ce123" table:number-columns-repeated="2"/>
          <table:table-cell table:style-name="ce139"/>
          <table:table-cell table:style-name="ce144" office:value-type="string" calcext:value-type="string">
            <text:p>Супервайзер <text:s text:c="4"/>________________________/</text:p>
          </table:table-cell>
          <table:table-cell table:style-name="ce147" table:number-columns-repeated="3"/>
          <table:table-cell table:style-name="ce177" office:value-type="string" calcext:value-type="string" table:number-columns-spanned="2" table:number-rows-spanned="1">
            <text:p>Перепелицин С.М.</text:p>
          </table:table-cell>
          <table:covered-table-cell table:style-name="ce177"/>
          <table:table-cell table:style-name="ce204" office:value-type="string" calcext:value-type="string">
            <text:p>/.</text:p>
          </table:table-cell>
          <table:table-cell table:style-name="ce183"/>
          <table:table-cell table:number-columns-repeated="16"/>
          <table:table-cell table:style-name="ce247" table:number-columns-repeated="2"/>
          <table:table-cell table:number-columns-repeated="990"/>
        </table:table-row>
        <table:table-row table:style-name="ro16">
          <table:table-cell table:style-name="ce11" table:number-columns-repeated="15"/>
          <table:table-cell table:style-name="ce183"/>
          <table:table-cell table:number-columns-repeated="16"/>
          <table:table-cell table:style-name="ce247" table:number-columns-repeated="2"/>
          <table:table-cell table:number-columns-repeated="990"/>
        </table:table-row>
        <table:table-row table:style-name="ro19">
          <table:table-cell/>
          <table:table-cell table:style-name="ce50" table:number-columns-spanned="11" table:number-rows-spanned="1"/>
          <table:covered-table-cell table:number-columns-repeated="10" table:style-name="ce50"/>
          <table:table-cell table:style-name="ce50"/>
          <table:table-cell table:style-name="ce183"/>
          <table:table-cell table:number-columns-repeated="17"/>
          <table:table-cell table:style-name="ce247" table:number-columns-repeated="2"/>
          <table:table-cell table:number-columns-repeated="991"/>
        </table:table-row>
        <table:table-row table:style-name="ro16">
          <table:table-cell/>
          <table:table-cell table:style-name="ce50" table:number-columns-repeated="12"/>
          <table:table-cell table:style-name="ce183"/>
          <table:table-cell table:number-columns-repeated="3"/>
          <table:table-cell table:style-name="ce231" office:value-type="string" calcext:value-type="string">
            <text:p>Компоновка: <text:s text:c="2"/>Рейс №25 Долото PDC RS519 №9003167 Ø393.7/101.6 - 0.51 м, Переводник №833 Ø241/90 - 0.43 м, УБТ 241мм №2.168 Ø241/80 - 7.51 м, Переводник №233 Ø229/80 - 0.4 м, КЛС 389мм № SBD12368 Ø241/76 - 2.14 м, Переводник №AMS-0001-10 Ø234/72 - 0.51 м, УБТ229 №3.201 Ø229/80 - 9.08 м, Переводник №229 Ø235/108 - 0.4 м, КЛС 389мм № SBD12371 Ø241/76 - 2.31 м, Переводник <text:s/>№225 Ø230/100 - 0.4 м, УБТ229 3тр. №3.220 №3.221 №3.281 Ø229/80 - 26.09 м, УБТ203 3тр. №4.344 №4.352 №4.208 Ø203/80 - 26.39 м, ЯС №0448 Ø203/72 - 6.92 м, УБТ203 3тр. №4.162 №4.301 №4.397 Ø203/80 - 26.98 м, ПЖЦ 292 мм Ø225/80 - 0.97 м, Переводник №66 Ø190/97 - 0.4 м. Итого КНБК= 111.44 м. <text:s text:c="9"/>Виды работ: Спуск инструмента с проработкой в интервале 1161-1363 м. <text:s/>Спуск инструмента в интервале 1363-1541 <text:s/>м. Проработка в ингтервале 1530-1559 м. <text:s text:c="27"/></text:p>
          </table:table-cell>
          <table:table-cell table:style-name="ce223"/>
          <table:table-cell table:number-columns-repeated="13"/>
          <table:table-cell table:style-name="ce247" table:number-columns-repeated="2"/>
          <table:table-cell table:number-columns-repeated="990"/>
        </table:table-row>
        <table:table-row table:style-name="ro16">
          <table:table-cell/>
          <table:table-cell table:style-name="ce50" table:number-columns-spanned="5" table:number-rows-spanned="1"/>
          <table:covered-table-cell table:number-columns-repeated="4" table:style-name="ce50"/>
          <table:table-cell table:style-name="ce131" table:number-columns-spanned="2" table:number-rows-spanned="1"/>
          <table:covered-table-cell table:style-name="ce131"/>
          <table:table-cell table:style-name="ce50" table:number-columns-repeated="5"/>
          <table:table-cell table:style-name="ce183"/>
          <table:table-cell table:number-columns-repeated="17"/>
          <table:table-cell table:style-name="ce247" table:number-columns-repeated="2"/>
          <table:table-cell table:number-columns-repeated="991"/>
        </table:table-row>
        <table:table-row table:style-name="ro16">
          <table:table-cell/>
          <table:table-cell table:style-name="ce50" table:number-columns-repeated="5"/>
          <table:table-cell table:style-name="ce131" table:number-columns-repeated="2"/>
          <table:table-cell table:style-name="ce50" table:number-columns-repeated="5"/>
          <table:table-cell table:style-name="ce183"/>
          <table:table-cell table:number-columns-repeated="17"/>
          <table:table-cell table:style-name="ce247" table:number-columns-repeated="2"/>
          <table:table-cell table:number-columns-repeated="991"/>
        </table:table-row>
        <table:table-row table:style-name="ro16">
          <table:table-cell/>
          <table:table-cell table:style-name="ce50" table:number-columns-spanned="5" table:number-rows-spanned="1"/>
          <table:covered-table-cell table:number-columns-repeated="4" table:style-name="ce50"/>
          <table:table-cell table:style-name="ce131" table:number-columns-spanned="2" table:number-rows-spanned="1"/>
          <table:covered-table-cell table:style-name="ce131"/>
          <table:table-cell table:style-name="ce50" table:number-columns-repeated="5"/>
          <table:table-cell table:style-name="ce183"/>
          <table:table-cell table:number-columns-repeated="17"/>
          <table:table-cell table:style-name="ce247" table:number-columns-repeated="2"/>
          <table:table-cell table:number-columns-repeated="991"/>
        </table:table-row>
        <table:table-row table:style-name="ro16">
          <table:table-cell/>
          <table:table-cell table:style-name="ce50" table:number-columns-repeated="5"/>
          <table:table-cell table:style-name="ce131" table:number-columns-repeated="2"/>
          <table:table-cell table:style-name="ce50" table:number-columns-repeated="5"/>
          <table:table-cell table:style-name="ce183"/>
          <table:table-cell table:number-columns-repeated="17"/>
          <table:table-cell table:style-name="ce247" table:number-columns-repeated="2"/>
          <table:table-cell table:number-columns-repeated="991"/>
        </table:table-row>
        <table:table-row table:style-name="ro16">
          <table:table-cell/>
          <table:table-cell table:style-name="ce50" table:number-columns-spanned="5" table:number-rows-spanned="1"/>
          <table:covered-table-cell table:number-columns-repeated="4" table:style-name="ce50"/>
          <table:table-cell table:style-name="ce131" table:number-columns-spanned="2" table:number-rows-spanned="1"/>
          <table:covered-table-cell table:style-name="ce131"/>
          <table:table-cell table:style-name="ce50" table:number-columns-repeated="5"/>
          <table:table-cell table:style-name="ce183"/>
          <table:table-cell table:number-columns-repeated="1010"/>
        </table:table-row>
        <table:table-row table:style-name="ro16">
          <table:table-cell/>
          <table:table-cell table:style-name="ce50" table:number-columns-repeated="5"/>
          <table:table-cell table:style-name="ce132" table:number-columns-repeated="2"/>
          <table:table-cell table:style-name="ce50" table:number-columns-repeated="5"/>
          <table:table-cell table:style-name="ce183"/>
          <table:table-cell table:number-columns-repeated="2"/>
          <table:table-cell table:style-name="ce223"/>
          <table:table-cell table:number-columns-repeated="1007"/>
        </table:table-row>
        <table:table-row table:style-name="ro16">
          <table:table-cell/>
          <table:table-cell table:style-name="ce50" table:number-columns-spanned="4" table:number-rows-spanned="1"/>
          <table:covered-table-cell table:number-columns-repeated="3" table:style-name="ce50"/>
          <table:table-cell table:style-name="ce50"/>
          <table:table-cell table:style-name="ce132" table:number-columns-repeated="2"/>
          <table:table-cell table:style-name="ce50" table:number-columns-repeated="5"/>
          <table:table-cell table:style-name="ce183"/>
          <table:table-cell table:number-columns-repeated="1010"/>
        </table:table-row>
        <table:table-row table:style-name="ro16">
          <table:table-cell/>
          <table:table-cell table:style-name="ce50" table:number-columns-repeated="5"/>
          <table:table-cell table:style-name="ce132" table:number-columns-repeated="2"/>
          <table:table-cell table:style-name="ce50" table:number-columns-repeated="5"/>
          <table:table-cell table:style-name="ce183"/>
          <table:table-cell table:number-columns-repeated="1010"/>
        </table:table-row>
        <table:table-row table:style-name="ro16">
          <table:table-cell/>
          <table:table-cell table:style-name="ce51" office:value-type="date" office:date-value="2021-05-18T20:00:00" calcext:value-type="date">
            <text:p>18.05.2021</text:p>
          </table:table-cell>
          <table:table-cell table:style-name="ce81" office:value-type="string" calcext:value-type="string">
            <text:p>00:00</text:p>
          </table:table-cell>
          <table:table-cell table:style-name="ce81" office:value-type="time" office:time-value="PT22H40M00S" calcext:value-type="time">
            <text:p>22:40</text:p>
          </table:table-cell>
          <table:table-cell table:number-columns-repeated="2" table:style-name="ce81" office:value-type="string" calcext:value-type="string">
            <text:p>00:00</text:p>
          </table:table-cell>
          <table:table-cell table:style-name="ce133" office:value-type="string" calcext:value-type="string">
            <text:p>00:00</text:p>
          </table:table-cell>
          <table:table-cell table:style-name="ce133" office:value-type="time" office:time-value="PT01H20M00S" calcext:value-type="time">
            <text:p>01:20</text:p>
          </table:table-cell>
          <table:table-cell table:number-columns-repeated="3" table:style-name="ce81" office:value-type="string" calcext:value-type="string">
            <text:p>00:00</text:p>
          </table:table-cell>
          <table:table-cell table:style-name="ce81" office:value-type="time" office:time-value="PT24H00M00S" calcext:value-type="time">
            <text:p>24:00</text:p>
          </table:table-cell>
          <table:table-cell table:style-name="ce81" office:value-type="string" calcext:value-type="string">
            <text:p>00:00</text:p>
          </table:table-cell>
          <table:table-cell table:number-columns-repeated="2" table:style-name="ce184" office:value-type="string" calcext:value-type="string">
            <text:p>00:00</text:p>
          </table:table-cell>
          <table:table-cell table:style-name="ce184" office:value-type="time" office:time-value="PT00H00M00S" calcext:value-type="time">
            <text:p>00:00</text:p>
          </table:table-cell>
          <table:table-cell table:style-name="ce184" office:value-type="string" calcext:value-type="string">
            <text:p>00:00</text:p>
          </table:table-cell>
          <table:table-cell table:style-name="ce184" office:value-type="time" office:time-value="PT01H20M00S" calcext:value-type="time">
            <text:p>01:20</text:p>
          </table:table-cell>
          <table:table-cell table:number-columns-repeated="4" table:style-name="ce184" office:value-type="string" calcext:value-type="string">
            <text:p>00:00</text:p>
          </table:table-cell>
          <table:table-cell table:style-name="ce242" table:formula="of:=#DIV/0!" office:value-type="string" office:string-value="" calcext:value-type="error">
            <text:p>#DIV/0!</text:p>
          </table:table-cell>
          <table:table-cell table:style-name="ce242" table:formula="of:=#DIV/0!" office:value-type="string" office:string-value="" calcext:value-type="error">
            <text:p>#DIV/0!</text:p>
          </table:table-cell>
          <table:table-cell table:style-name="ce243"/>
          <table:table-cell table:style-name="ce244" office:value-type="float" office:value="55.5" calcext:value-type="float">
            <text:p>55,5</text:p>
          </table:table-cell>
          <table:table-cell table:style-name="ce242" office:value-type="float" office:value="0.3" calcext:value-type="float">
            <text:p>0</text:p>
          </table:table-cell>
          <table:table-cell table:style-name="ce244" office:value-type="float" office:value="55" calcext:value-type="float">
            <text:p>55,0</text:p>
          </table:table-cell>
          <table:table-cell table:style-name="ce244" office:value-type="float" office:value="97.5" calcext:value-type="float">
            <text:p>97,5</text:p>
          </table:table-cell>
          <table:table-cell table:style-name="ce242" office:value-type="float" office:value="191.5" calcext:value-type="float">
            <text:p>192</text:p>
          </table:table-cell>
          <table:table-cell table:style-name="ce242" office:value-type="float" office:value="28" calcext:value-type="float">
            <text:p>28</text:p>
          </table:table-cell>
          <table:table-cell table:style-name="ce244" office:value-type="float" office:value="61.5" calcext:value-type="float">
            <text:p>61,5</text:p>
          </table:table-cell>
          <table:table-cell table:style-name="ce242" office:value-type="float" office:value="0.0078" calcext:value-type="float">
            <text:p>0</text:p>
          </table:table-cell>
          <table:table-cell table:style-name="ce249" office:value-type="float" office:value="0.00815" calcext:value-type="float">
            <text:p>0,0082</text:p>
          </table:table-cell>
          <table:table-cell table:style-name="ce249" office:value-type="float" office:value="1.43" calcext:value-type="float">
            <text:p>1,4300</text:p>
          </table:table-cell>
          <table:table-cell table:style-name="ce250" office:value-type="float" office:value="372" calcext:value-type="float">
            <text:p>372</text:p>
          </table:table-cell>
          <table:table-cell table:style-name="ce250" office:value-type="float" office:value="2" calcext:value-type="float">
            <text:p>2</text:p>
          </table:table-cell>
          <table:table-cell table:style-name="ce250" office:value-type="float" office:value="0.5" calcext:value-type="float">
            <text:p>0,5</text:p>
          </table:table-cell>
          <table:table-cell table:style-name="ce250" office:value-type="float" office:value="9" calcext:value-type="float">
            <text:p>9</text:p>
          </table:table-cell>
          <table:table-cell table:style-name="ce250" office:value-type="string" calcext:value-type="string">
            <text:p>82/244</text:p>
          </table:table-cell>
          <table:table-cell table:style-name="ce250" office:value-type="string" calcext:value-type="string">
            <text:p>Поли РГМ-Ф - 0.5 т.</text:p>
          </table:table-cell>
          <table:table-cell table:number-columns-repeated="983"/>
        </table:table-row>
        <table:table-row table:style-name="ro16">
          <table:table-cell/>
          <table:table-cell table:style-name="ce50" table:number-columns-repeated="12"/>
          <table:table-cell table:style-name="ce183"/>
          <table:table-cell table:number-columns-repeated="1010"/>
        </table:table-row>
        <table:table-row table:style-name="ro20">
          <table:table-cell/>
          <table:table-cell table:style-name="ce50" table:number-columns-repeated="12"/>
          <table:table-cell table:number-columns-repeated="1011"/>
        </table:table-row>
        <table:table-row table:style-name="ro20" table:number-rows-repeated="69">
          <table:table-cell table:number-columns-repeated="1024"/>
        </table:table-row>
        <table:table-row table:style-name="ro21">
          <table:table-cell table:number-columns-repeated="11"/>
          <table:table-cell table:style-name="ce172" table:number-columns-repeated="2"/>
          <table:table-cell table:number-columns-repeated="1011"/>
        </table:table-row>
        <table:table-row table:style-name="ro20" table:number-rows-repeated="1048398">
          <table:table-cell table:number-columns-repeated="1024"/>
        </table:table-row>
        <table:table-row table:style-name="ro20">
          <table:table-cell table:number-columns-repeated="1024"/>
        </table:table-row>
        <table:named-expressions>
          <table:named-expression table:name="h" table:base-cell-address="$'18.05.2021'.$A$1" table:expression="'[5] журналраб'!#ref!"/>
          <table:named-expression table:name="_A66000" table:base-cell-address="$'18.05.2021'.$A$1" table:expression="'[4]рабжурнал (на 20-00)'!#ref!"/>
          <table:named-expression table:name="_iw57" table:base-cell-address="$'18.05.2021'.$A$1" table:expression="'[1] журналраб'!#ref!"/>
          <table:named-expression table:name="_iw58" table:base-cell-address="$'18.05.2021'.$A$1" table:expression="'[1] журналраб'!#ref!"/>
          <table:named-range table:name="_xlnm.Print_Area" table:base-cell-address="$'18.05.2021'.$A$1" table:cell-range-address="$'18.05.2021'.$A$1:.$P$94" table:range-usable-as="print-range"/>
          <table:named-expression table:name="__iw57" table:base-cell-address="$'18.05.2021'.$A$1" table:expression="'[1] журналраб'!#ref!"/>
          <table:named-expression table:name="__iw58" table:base-cell-address="$'18.05.2021'.$A$1" table:expression="'[1] журналраб'!#ref!"/>
          <table:named-expression table:name="___iw57" table:base-cell-address="$'18.05.2021'.$A$1" table:expression="'[1] журналраб'!#ref!"/>
          <table:named-expression table:name="___iw58" table:base-cell-address="$'18.05.2021'.$A$1" table:expression="'[1] журналраб'!#ref!"/>
          <table:named-expression table:name="____iw57" table:base-cell-address="$'18.05.2021'.$A$1" table:expression="'[1] журналраб'!#ref!"/>
          <table:named-expression table:name="____iw58" table:base-cell-address="$'18.05.2021'.$A$1" table:expression="'[1] журналраб'!#ref!"/>
          <table:named-expression table:name="_____iw57" table:base-cell-address="$'18.05.2021'.$A$1" table:expression="'[1] журналраб'!#ref!"/>
          <table:named-expression table:name="_____iw58" table:base-cell-address="$'18.05.2021'.$A$1" table:expression="'[1] журналраб'!#ref!"/>
          <table:named-expression table:name="______iw57" table:base-cell-address="$'18.05.2021'.$A$1" table:expression="'[1] журналраб'!#ref!"/>
          <table:named-expression table:name="______iw58" table:base-cell-address="$'18.05.2021'.$A$1" table:expression="'[1] журналраб'!#ref!"/>
          <table:named-expression table:name="_______iw57" table:base-cell-address="$'18.05.2021'.$A$1" table:expression="'[1] журналраб'!#ref!"/>
          <table:named-expression table:name="_______iw58" table:base-cell-address="$'18.05.2021'.$A$1" table:expression="'[1] журналраб'!#ref!"/>
          <table:named-expression table:name="________iw57" table:base-cell-address="$'18.05.2021'.$A$1" table:expression="'[1] журналраб'!#ref!"/>
          <table:named-expression table:name="________iw58" table:base-cell-address="$'18.05.2021'.$A$1" table:expression="'[1] журналраб'!#ref!"/>
          <table:named-expression table:name="_________iw57" table:base-cell-address="$'18.05.2021'.$A$1" table:expression="'[1] журналраб'!#ref!"/>
          <table:named-expression table:name="_________iw58" table:base-cell-address="$'18.05.2021'.$A$1" table:expression="'[1] журналраб'!#ref!"/>
          <table:named-expression table:name="__________iw57" table:base-cell-address="$'18.05.2021'.$A$1" table:expression="'[1] журналраб'!#ref!"/>
          <table:named-expression table:name="__________iw58" table:base-cell-address="$'18.05.2021'.$A$1" table:expression="'[1] журналраб'!#ref!"/>
          <table:named-expression table:name="___________iw57" table:base-cell-address="$'18.05.2021'.$A$1" table:expression="'[1] журналраб'!#ref!"/>
          <table:named-expression table:name="___________iw58" table:base-cell-address="$'18.05.2021'.$A$1" table:expression="'[1] журналраб'!#ref!"/>
          <table:named-expression table:name="____________iw57" table:base-cell-address="$'18.05.2021'.$A$1" table:expression="'[1] журналраб'!#ref!"/>
          <table:named-expression table:name="____________iw58" table:base-cell-address="$'18.05.2021'.$A$1" table:expression="'[1] журналраб'!#ref!"/>
          <table:named-expression table:name="_____________iw57" table:base-cell-address="$'18.05.2021'.$A$1" table:expression="'[1] журналраб'!#ref!"/>
          <table:named-expression table:name="_____________iw58" table:base-cell-address="$'18.05.2021'.$A$1" table:expression="'[1] журналраб'!#ref!"/>
          <table:named-expression table:name="______________iw57" table:base-cell-address="$'18.05.2021'.$A$1" table:expression="'[1] журналраб'!#ref!"/>
          <table:named-expression table:name="______________iw58" table:base-cell-address="$'18.05.2021'.$A$1" table:expression="'[1] журналраб'!#ref!"/>
          <table:named-expression table:name="_______________iw57" table:base-cell-address="$'18.05.2021'.$A$1" table:expression="'[1] журналраб'!#ref!"/>
          <table:named-expression table:name="_______________iw58" table:base-cell-address="$'18.05.2021'.$A$1" table:expression="'[1] журналраб'!#ref!"/>
          <table:named-expression table:name="________________iw57" table:base-cell-address="$'18.05.2021'.$A$1" table:expression="'[1] журналраб'!#ref!"/>
          <table:named-expression table:name="________________iw58" table:base-cell-address="$'18.05.2021'.$A$1" table:expression="'[1] журналраб'!#ref!"/>
          <table:named-expression table:name="_________________iw57" table:base-cell-address="$'18.05.2021'.$A$1" table:expression="'[1] журналраб'!#ref!"/>
          <table:named-expression table:name="_________________iw58" table:base-cell-address="$'18.05.2021'.$A$1" table:expression="'[1] журналраб'!#ref!"/>
          <table:named-expression table:name="__________________iw57" table:base-cell-address="$'18.05.2021'.$A$1" table:expression="'[1] журналраб'!#ref!"/>
          <table:named-expression table:name="__________________iw58" table:base-cell-address="$'18.05.2021'.$A$1" table:expression="'[1] журналраб'!#ref!"/>
          <table:named-expression table:name="___________________iw57" table:base-cell-address="$'18.05.2021'.$A$1" table:expression="'[1] журналраб'!#ref!"/>
          <table:named-expression table:name="___________________iw58" table:base-cell-address="$'18.05.2021'.$A$1" table:expression="'[1] журналраб'!#ref!"/>
          <table:named-expression table:name="апр" table:base-cell-address="$'18.05.2021'.$A$1" table:expression="#REF!"/>
          <table:named-expression table:name="Вен45" table:base-cell-address="$'18.05.2021'.$A$1" table:expression="'[1] журналраб'!#ref!"/>
          <table:named-expression table:name="ВО" table:base-cell-address="$'18.05.2021'.$A$1" table:expression="'[4]рабжурнал (на 20-00)'!#ref!"/>
          <table:named-expression table:name="выаываыва" table:base-cell-address="$'18.05.2021'.$A$1" table:expression="'[1] журналраб'!#ref!"/>
          <table:named-expression table:name="вяз" table:base-cell-address="$'18.05.2021'.$A$1" table:expression="'[4]рабжурнал (на 20-00)'!#ref!"/>
          <table:named-expression table:name="вязкость" table:base-cell-address="$'18.05.2021'.$A$1" table:expression="'[4]рабжурнал (на 20-00)'!#ref!"/>
          <table:named-expression table:name="длдлдл" table:base-cell-address="$'18.05.2021'.$A$1" table:expression="'[1] журналраб'!#ref!"/>
          <table:named-expression table:name="Долото" table:base-cell-address="$'18.05.2021'.$A$1" table:expression="'[1] журналраб'!#ref!"/>
          <table:named-expression table:name="ееееее" table:base-cell-address="$'18.05.2021'.$A$1" table:expression="'[22]рабжурнал (на 20-00)'!#ref!"/>
          <table:named-expression table:name="еэп" table:base-cell-address="$'18.05.2021'.$A$1" table:expression="'[1] журналраб'!#ref!"/>
          <table:named-expression table:name="ккккк" table:base-cell-address="$'18.05.2021'.$A$1" table:expression="'[1] журналраб'!#ref!"/>
          <table:named-expression table:name="колокол" table:base-cell-address="$'18.05.2021'.$A$1" table:expression="#REF!"/>
          <table:named-expression table:name="корка" table:base-cell-address="$'18.05.2021'.$A$1" table:expression="'[4]рабжурнал (на 20-00)'!#ref!"/>
          <table:named-expression table:name="м" table:base-cell-address="$'18.05.2021'.$A$1" table:expression="#REF!"/>
          <table:named-expression table:name="метчик1" table:base-cell-address="$'18.05.2021'.$A$1" table:expression="#REF!"/>
          <table:named-expression table:name="Обур.корона" table:base-cell-address="$'18.05.2021'.$A$1" table:expression="'[1] журналраб'!#ref!"/>
          <table:named-expression table:name="отчет1" table:base-cell-address="$'18.05.2021'.$A$1" table:expression="'[1] журналраб'!#ref!"/>
          <table:named-expression table:name="Печать" table:base-cell-address="$'18.05.2021'.$A$1" table:expression="'[1] журналраб'!#ref!"/>
          <table:named-expression table:name="рас" table:base-cell-address="$'18.05.2021'.$A$1" table:expression="'[1] журналраб'!#ref!"/>
          <table:named-expression table:name="Рн" table:base-cell-address="$'18.05.2021'.$A$1" table:expression="'[4]рабжурнал (на 20-00)'!#ref!"/>
          <table:named-expression table:name="С" table:base-cell-address="$'18.05.2021'.$A$1" table:expression="'[1] журналраб'!#ref!"/>
          <table:named-expression table:name="СГТ" table:base-cell-address="$'18.05.2021'.$A$1" table:expression="'[41]рабжурнал (на 20-00)'!#ref!"/>
          <table:named-expression table:name="СНС" table:base-cell-address="$'18.05.2021'.$A$1" table:expression="'[4]рабжурнал (на 20-00)'!#ref!"/>
          <table:named-expression table:name="спносо" table:base-cell-address="$'18.05.2021'.$A$1" table:expression="'[1] журналраб'!#ref!"/>
          <table:named-expression table:name="СС" table:base-cell-address="$'18.05.2021'.$A$1" table:expression="'[1] журналраб'!#ref!"/>
          <table:named-expression table:name="тррпигнаеагргнп" table:base-cell-address="$'18.05.2021'.$A$1" table:expression="#REF!"/>
          <table:named-expression table:name="ТЭП№46" table:base-cell-address="$'18.05.2021'.$A$1" table:expression="'[1] журналраб'!#ref!"/>
          <table:named-expression table:name="у.в" table:base-cell-address="$'18.05.2021'.$A$1" table:expression="'[4]рабжурнал (на 20-00)'!#ref!"/>
          <table:named-expression table:name="удельный.вес" table:base-cell-address="$'18.05.2021'.$A$1" table:expression="'[4]рабжурнал (на 20-00)'!#ref!"/>
          <table:named-expression table:name="Уденьн.вес" table:base-cell-address="$'18.05.2021'.$A$1" table:expression="'[4]рабжурнал (на 20-00)'!#ref!"/>
          <table:named-expression table:name="удювес" table:base-cell-address="$'18.05.2021'.$A$1" table:expression="'[4]рабжурнал (на 20-00)'!#ref!"/>
          <table:named-expression table:name="фрез" table:base-cell-address="$'18.05.2021'.$A$1" table:expression="'[1] журналраб'!#ref!"/>
          <table:named-expression table:name="цуу" table:base-cell-address="$'18.05.2021'.$A$1" table:expression="'[1] журналраб'!#ref!"/>
          <table:named-expression table:name="ыва" table:base-cell-address="$'18.05.2021'.$A$1" table:expression="'[1] журналраб'!#ref!"/>
        </table:named-expressions>
      </table:table>
      <table:named-expressions>
        <table:named-expression table:name="h" table:base-cell-address="$'18.05.2021'.$A$1" table:expression="'[5] журналраб'!#ref!"/>
        <table:named-expression table:name="wet" table:base-cell-address="$'18.05.2021'.$A$1" table:expression="['file:///E:/%D0%90%D1%80%D1%85%D0%B8%D0%B2_203/2009%D0%B3/11.2009/24.11.-1.12.09%D0%B3/16.09.08-23.09.08.xls'#$'РабЖурнал (на 20-00)'.$L$21]"/>
        <table:named-expression table:name="_A66000" table:base-cell-address="$'18.05.2021'.$A$1" table:expression="'[4]рабжурнал (на 20-00)'!#ref!"/>
        <table:named-expression table:name="_iw57" table:base-cell-address="$'18.05.2021'.$A$1" table:expression="'[1] журналраб'!#ref!"/>
        <table:named-expression table:name="_iw58" table:base-cell-address="$'18.05.2021'.$A$1" table:expression="'[1] журналраб'!#ref!"/>
        <table:named-expression table:name="__A66000" table:base-cell-address="$'18.05.2021'.$A$1" table:expression="['file:///E:/%D0%90%D1%80%D1%85%D0%B8%D0%B2%20%D1%81%D0%BA%D0%B2.924/26.12.12-01.01.13/%D0%9C%D1%83%D0%B7%D1%8B%D0%BA%D0%B0/%D0%96%D1%83%D1%80%D0%BD%D0%B0%D0%BB+%D1%81%D0%B2%D0%BE%D0%B4%D0%BA%D0%B0+%D1%83%D1%87%D1%91%D1%82%20%D0%BF%D0%BE%D0%B3%D0%BB%20(%D0%B4%D0%B8%D1%81%D1%82%D1%80%D0%B8%D0%B1%D1%83%D1%82%D0%B8%D0%B2)/%D0%91%D0%BE%D0%BB%D0%B2%D0%B0%D0%BD%D0%BA%D0%B0%20%D0%B6%D1%83%D1%80%D0%BD%D0%B0%D0%BB%20%D0%B1%D1%83%D1%80.xls'#$'РабЖурнал (на 20-00)'.$A$242]"/>
        <table:named-expression table:name="__iw57" table:base-cell-address="$'18.05.2021'.$A$1" table:expression="'[1] журналраб'!#ref!"/>
        <table:named-expression table:name="__iw58" table:base-cell-address="$'18.05.2021'.$A$1" table:expression="'[1] журналраб'!#ref!"/>
        <table:named-expression table:name="__xlfn_BAHTTEXT" table:base-cell-address="$'18.05.2021'.$A$1" table:expression="NA()"/>
        <table:named-expression table:name="___A66000" table:base-cell-address="$'18.05.2021'.$A$1" table:expression="['file:///E:/%D0%93%D0%95%D0%9E%D0%A4%D0%98%D0%97%D0%98%D0%9A%D0%90%20%D0%93%D0%A2%D0%98/%D0%91%D0%BE%D0%BB%D0%B2%D0%B0%D0%BD%D0%BA%D0%B0%20%D0%B6%D1%83%D1%80%D0%BD%D0%B0%D0%BB%20%D0%B1%D1%83%D1%80.xls'#$'РабЖурнал (на 20-00)'.$A$242]"/>
        <table:named-expression table:name="___iw57" table:base-cell-address="$'18.05.2021'.$A$1" table:expression="'[1] журналраб'!#ref!"/>
        <table:named-expression table:name="___iw58" table:base-cell-address="$'18.05.2021'.$A$1" table:expression="'[1] журналраб'!#ref!"/>
        <table:named-expression table:name="___xlfn_BAHTTEXT" table:base-cell-address="$'18.05.2021'.$A$1" table:expression="NA()"/>
        <table:named-expression table:name="____A66000" table:base-cell-address="$'18.05.2021'.$A$1" table:expression="['file:///E:/%D0%93%D0%95%D0%9E%D0%A4%D0%98%D0%97%D0%98%D0%9A%D0%90%20%D0%93%D0%A2%D0%98/%D0%91%D0%BE%D0%BB%D0%B2%D0%B0%D0%BD%D0%BA%D0%B0%20%D0%B6%D1%83%D1%80%D0%BD%D0%B0%D0%BB%20%D0%B1%D1%83%D1%80.xls'#$'РабЖурнал (на 20-00)'.$A$242]"/>
        <table:named-expression table:name="____iw57" table:base-cell-address="$'18.05.2021'.$A$1" table:expression="'[1] журналраб'!#ref!"/>
        <table:named-expression table:name="____iw58" table:base-cell-address="$'18.05.2021'.$A$1" table:expression="'[1] журналраб'!#ref!"/>
        <table:named-expression table:name="_____A66000" table:base-cell-address="$'18.05.2021'.$A$1" table:expression="['file:///E:/%D0%93%D0%95%D0%9E%D0%A4%D0%98%D0%97%D0%98%D0%9A%D0%90%20%D0%93%D0%A2%D0%98/%D0%91%D0%BE%D0%BB%D0%B2%D0%B0%D0%BD%D0%BA%D0%B0%20%D0%B6%D1%83%D1%80%D0%BD%D0%B0%D0%BB%20%D0%B1%D1%83%D1%80.xls'#$'РабЖурнал (на 20-00)'.$A$242]"/>
        <table:named-expression table:name="_____iw57" table:base-cell-address="$'18.05.2021'.$A$1" table:expression="'[1] журналраб'!#ref!"/>
        <table:named-expression table:name="_____iw58" table:base-cell-address="$'18.05.2021'.$A$1" table:expression="'[1] журналраб'!#ref!"/>
        <table:named-expression table:name="______A66000" table:base-cell-address="$'18.05.2021'.$A$1" table:expression="['file:///E:/%D0%93%D0%95%D0%9E%D0%A4%D0%98%D0%97%D0%98%D0%9A%D0%90%20%D0%93%D0%A2%D0%98/%D0%91%D0%BE%D0%BB%D0%B2%D0%B0%D0%BD%D0%BA%D0%B0%20%D0%B6%D1%83%D1%80%D0%BD%D0%B0%D0%BB%20%D0%B1%D1%83%D1%80.xls'#$'РабЖурнал (на 20-00)'.$A$242]"/>
        <table:named-expression table:name="______iw57" table:base-cell-address="$'18.05.2021'.$A$1" table:expression="'[1] журналраб'!#ref!"/>
        <table:named-expression table:name="______iw58" table:base-cell-address="$'18.05.2021'.$A$1" table:expression="'[1] журналраб'!#ref!"/>
        <table:named-expression table:name="_______A66000" table:base-cell-address="$'18.05.2021'.$A$1" table:expression="['file:///E:/%D0%93%D0%95%D0%9E%D0%A4%D0%98%D0%97%D0%98%D0%9A%D0%90%20%D0%93%D0%A2%D0%98/%D0%91%D0%BE%D0%BB%D0%B2%D0%B0%D0%BD%D0%BA%D0%B0%20%D0%B6%D1%83%D1%80%D0%BD%D0%B0%D0%BB%20%D0%B1%D1%83%D1%80.xls'#$'РабЖурнал (на 20-00)'.$A$242]"/>
        <table:named-expression table:name="_______iw57" table:base-cell-address="$'18.05.2021'.$A$1" table:expression="'[1] журналраб'!#ref!"/>
        <table:named-expression table:name="_______iw58" table:base-cell-address="$'18.05.2021'.$A$1" table:expression="'[1] журналраб'!#ref!"/>
        <table:named-expression table:name="________A66000" table:base-cell-address="$'18.05.2021'.$A$1" table:expression="['file:///E:/%D0%93%D0%95%D0%9E%D0%A4%D0%98%D0%97%D0%98%D0%9A%D0%90%20%D0%93%D0%A2%D0%98/%D0%91%D0%BE%D0%BB%D0%B2%D0%B0%D0%BD%D0%BA%D0%B0%20%D0%B6%D1%83%D1%80%D0%BD%D0%B0%D0%BB%20%D0%B1%D1%83%D1%80.xls'#$'РабЖурнал (на 20-00)'.$A$242]"/>
        <table:named-expression table:name="________iw57" table:base-cell-address="$'18.05.2021'.$A$1" table:expression="'[1] журналраб'!#ref!"/>
        <table:named-expression table:name="________iw58" table:base-cell-address="$'18.05.2021'.$A$1" table:expression="'[1] журналраб'!#ref!"/>
        <table:named-expression table:name="_________A66000" table:base-cell-address="$'18.05.2021'.$A$1" table:expression="['file:///E:/%D0%93%D0%95%D0%9E%D0%A4%D0%98%D0%97%D0%98%D0%9A%D0%90%20%D0%93%D0%A2%D0%98/%D0%91%D0%BE%D0%BB%D0%B2%D0%B0%D0%BD%D0%BA%D0%B0%20%D0%B6%D1%83%D1%80%D0%BD%D0%B0%D0%BB%20%D0%B1%D1%83%D1%80.xls'#$'РабЖурнал (на 20-00)'.$A$242]"/>
        <table:named-expression table:name="_________iw57" table:base-cell-address="$'18.05.2021'.$A$1" table:expression="'[1] журналраб'!#ref!"/>
        <table:named-expression table:name="_________iw58" table:base-cell-address="$'18.05.2021'.$A$1" table:expression="'[1] журналраб'!#ref!"/>
        <table:named-expression table:name="__________iw57" table:base-cell-address="$'18.05.2021'.$A$1" table:expression="'[1] журналраб'!#ref!"/>
        <table:named-expression table:name="__________iw58" table:base-cell-address="$'18.05.2021'.$A$1" table:expression="'[1] журналраб'!#ref!"/>
        <table:named-expression table:name="___________iw57" table:base-cell-address="$'18.05.2021'.$A$1" table:expression="'[1] журналраб'!#ref!"/>
        <table:named-expression table:name="___________iw58" table:base-cell-address="$'18.05.2021'.$A$1" table:expression="'[1] журналраб'!#ref!"/>
        <table:named-expression table:name="____________iw57" table:base-cell-address="$'18.05.2021'.$A$1" table:expression="'[1] журналраб'!#ref!"/>
        <table:named-expression table:name="____________iw58" table:base-cell-address="$'18.05.2021'.$A$1" table:expression="'[1] журналраб'!#ref!"/>
        <table:named-expression table:name="_____________iw57" table:base-cell-address="$'18.05.2021'.$A$1" table:expression="'[1] журналраб'!#ref!"/>
        <table:named-expression table:name="_____________iw58" table:base-cell-address="$'18.05.2021'.$A$1" table:expression="'[1] журналраб'!#ref!"/>
        <table:named-expression table:name="______________iw57" table:base-cell-address="$'18.05.2021'.$A$1" table:expression="'[1] журналраб'!#ref!"/>
        <table:named-expression table:name="______________iw58" table:base-cell-address="$'18.05.2021'.$A$1" table:expression="'[1] журналраб'!#ref!"/>
        <table:named-expression table:name="_______________iw57" table:base-cell-address="$'18.05.2021'.$A$1" table:expression="'[1] журналраб'!#ref!"/>
        <table:named-expression table:name="_______________iw58" table:base-cell-address="$'18.05.2021'.$A$1" table:expression="'[1] журналраб'!#ref!"/>
        <table:named-expression table:name="________________iw57" table:base-cell-address="$'18.05.2021'.$A$1" table:expression="'[1] журналраб'!#ref!"/>
        <table:named-expression table:name="________________iw58" table:base-cell-address="$'18.05.2021'.$A$1" table:expression="'[1] журналраб'!#ref!"/>
        <table:named-expression table:name="_________________iw57" table:base-cell-address="$'18.05.2021'.$A$1" table:expression="'[1] журналраб'!#ref!"/>
        <table:named-expression table:name="_________________iw58" table:base-cell-address="$'18.05.2021'.$A$1" table:expression="'[1] журналраб'!#ref!"/>
        <table:named-expression table:name="__________________iw57" table:base-cell-address="$'18.05.2021'.$A$1" table:expression="'[1] журналраб'!#ref!"/>
        <table:named-expression table:name="__________________iw58" table:base-cell-address="$'18.05.2021'.$A$1" table:expression="'[1] журналраб'!#ref!"/>
        <table:named-expression table:name="___________________iw57" table:base-cell-address="$'18.05.2021'.$A$1" table:expression="'[1] журналраб'!#ref!"/>
        <table:named-expression table:name="___________________iw58" table:base-cell-address="$'18.05.2021'.$A$1" table:expression="'[1] журналраб'!#ref!"/>
        <table:named-expression table:name="а" table:base-cell-address="$'18.05.2021'.$A$1" table:expression="['file:///E:/20.05-27.05.08.xls'#$'РабЖурнал (на 20-00)'.$M$36]"/>
        <table:named-expression table:name="а666666" table:base-cell-address="$'18.05.2021'.$A$1" table:expression="'[8]рабжурнал (на 20-00)'!#ref!"/>
        <table:named-expression table:name="аааа" table:base-cell-address="$'18.05.2021'.$A$1" table:expression="'[9]рабжурнал (на 20-00)'!#ref!"/>
        <table:named-expression table:name="авф" table:base-cell-address="$'18.05.2021'.$A$1" table:expression="['file:///E:/%D0%90%D0%A0%D0%A5%D0%98%D0%92(%D0%92%20%D0%9A%D0%98%D0%9F)%D1%81%D0%BA%D0%B2%E2%84%96844/5.10%20-%2012.10.10/%D0%A4%D0%BE%D1%80%D0%BC%D1%8B/Documents%20and%20Settings/TEHN/Desktop/%D0%9A%D0%BE%D0%BF%D0%B8%D1%8F%20111.xls'#$'РабЖурнал (на 20-00)'.$H$36]"/>
        <table:named-expression table:name="ап" table:base-cell-address="$'18.05.2021'.$A$1" table:expression="['file:///E:/%D0%90%D1%80%D1%85%D0%B8%D0%B2%20%D1%81%D0%BA%D0%B2.%E2%84%96603/%D0%96%D1%83%D1%80%D0%BD%D0%B0%D0%BB%D1%8B/%D0%A1%D0%B5%D0%BD%D1%82%D1%8F%D0%B1%D1%80%D1%8C/%D0%A0%D0%B0%D0%B1.%D0%B6%D1%83%D1%80%D0%BD%D0%B0%D0%BB%205.08%20-%2012.08.08.xls'#$'РабЖурнал (на 20-00)'.$H$15]"/>
        <table:named-expression table:name="апааеен" table:base-cell-address="$'18.05.2021'.$A$1" table:expression="['file:///E:/15.04-22.04.08.xls'#$'РабЖурнал (на 20-00)'.$I$36]"/>
        <table:named-expression table:name="апеоаес" table:base-cell-address="$'18.05.2021'.$A$1" table:expression="['file:///D:/Documents%20and%20Settings/33/%D0%A0%D0%B0%D0%B1%D0%BE%D1%87%D0%B8%D0%B9%20%D1%81%D1%82%D0%BE%D0%BB/16.09.08-23.09.08.xls'#$'РабЖурнал (на 20-00)'.$L$21]"/>
        <table:named-expression table:name="апр" table:base-cell-address="$'18.05.2021'.$A$1" table:expression="#REF!"/>
        <table:named-expression table:name="б" table:base-cell-address="$'18.05.2021'.$A$1" table:expression="['file:///E:/Documents%20and%20Settings/TEHN/Desktop/%D0%9A%D0%BE%D0%BF%D0%B8%D1%8F%20111.xls'#$'РабЖурнал (на 20-00)'.$H$36]"/>
        <table:named-expression table:name="бьт" table:base-cell-address="$'18.05.2021'.$A$1" table:expression="['file:///E:/16.09.08-23.09.08.xls'#$'РабЖурнал (на 20-00)'.$L$21]"/>
        <table:named-expression table:name="в" table:base-cell-address="$'18.05.2021'.$A$1" table:expression="['file:///E:/20.05-27.05.08.xls'#$'РабЖурнал (на 20-00)'.$L$36]"/>
        <table:named-expression table:name="вап" table:base-cell-address="$'18.05.2021'.$A$1" table:expression="'[1] журналраб'!#ref!"/>
        <table:named-expression table:name="ввввв" table:base-cell-address="$'18.05.2021'.$A$1" table:expression="['file:///E:/%D0%90%D1%80%D1%85%D0%B8%D0%B2%20%D1%81%D0%BA%D0%B2.924/26.12.12-01.01.13/%D0%9C%D1%83%D0%B7%D1%8B%D0%BA%D0%B0/%D0%96%D1%83%D1%80%D0%BD%D0%B0%D0%BB+%D1%81%D0%B2%D0%BE%D0%B4%D0%BA%D0%B0+%D1%83%D1%87%D1%91%D1%82%20%D0%BF%D0%BE%D0%B3%D0%BB%20(%D0%B4%D0%B8%D1%81%D1%82%D1%80%D0%B8%D0%B1%D1%83%D1%82%D0%B8%D0%B2)/16.09.08-23.09.08.xls'#$'РабЖурнал (на 20-00)'.$L$21]"/>
        <table:named-expression table:name="Вен45" table:base-cell-address="$'18.05.2021'.$A$1" table:expression="'[1] журналраб'!#ref!"/>
        <table:named-expression table:name="ВО" table:base-cell-address="$'18.05.2021'.$A$1" table:expression="'[4]рабжурнал (на 20-00)'!#ref!"/>
        <table:named-expression table:name="выаываыва" table:base-cell-address="$'18.05.2021'.$A$1" table:expression="'[1] журналраб'!#ref!"/>
        <table:named-expression table:name="выпк" table:base-cell-address="$'18.05.2021'.$A$1" table:expression="['file:///D:/%D0%92%D0%92/Documents%20and%20Settings/33/%D0%A0%D0%B0%D0%B1%D0%BE%D1%87%D0%B8%D0%B9%20%D1%81%D1%82%D0%BE%D0%BB/16.09.08-23.09.08.xls'#$'РабЖурнал (на 20-00)'.$L$21]"/>
        <table:named-expression table:name="вяз" table:base-cell-address="$'18.05.2021'.$A$1" table:expression="'[4]рабжурнал (на 20-00)'!#ref!"/>
        <table:named-expression table:name="вязкость" table:base-cell-address="$'18.05.2021'.$A$1" table:expression="'[4]рабжурнал (на 20-00)'!#ref!"/>
        <table:named-expression table:name="д1" table:base-cell-address="$'18.05.2021'.$A$1" table:expression="['smb://Gti1/d/931/%D0%96%D1%83%D1%80%D0%BD%D0%B0%D0%BB%D1%8B/17-25.11.2010.xls'#$'РабЖурнал (на 20-00)'.$M$36]"/>
        <table:named-expression table:name="ддд" table:base-cell-address="$'18.05.2021'.$A$1" table:expression="['file:///E:/%D0%90%D1%80%D1%85%D0%B8%D0%B2%20%D1%81%D0%BA%D0%B2.924/26.12.12-01.01.13/%D0%9C%D1%83%D0%B7%D1%8B%D0%BA%D0%B0/%D0%96%D1%83%D1%80%D0%BD%D0%B0%D0%BB+%D1%81%D0%B2%D0%BE%D0%B4%D0%BA%D0%B0+%D1%83%D1%87%D1%91%D1%82%20%D0%BF%D0%BE%D0%B3%D0%BB%20(%D0%B4%D0%B8%D1%81%D1%82%D1%80%D0%B8%D0%B1%D1%83%D1%82%D0%B8%D0%B2)/%D0%9A%D0%98%D0%9F/Documents%20and%20Settings/TEHN/Desktop/%D0%9A%D0%BE%D0%BF%D0%B8%D1%8F%20111.xls'#$'РабЖурнал (на 20-00)'.$A$242]"/>
        <table:named-expression table:name="Диаграмма3" table:base-cell-address="$'18.05.2021'.$A$1" table:expression="['file:///G:/Documents%20and%20Settings/Interpretator/Desktop/723/%D0%96%D1%83%D1%80%D0%BD%D0%B0%D0%BB/%D0%96%D1%83%D1%80%D0%BD%D0%B0%D0%BB%D1%8B%20%D0%BF%D1%80%D0%B5%D0%B4%D1%8B%D0%B4%D1%83%D1%89%D0%B8%D1%85%20%D1%84%D0%B0%D1%85%D1%82/%D0%96%D1%83%D1%80%D0%BD%D0%B0%D0%BB/%D0%96%D1%83%D1%80%D0%BD%D0%B0%D0%BB%D1%8B%20%D0%BF%D1%80%D0%B5%D0%B4%D1%8B%D0%B4%D1%83%D1%89%D0%B8%D1%85%20%D1%84%D0%B0%D1%85%D1%82/%D0%96%D1%83%D1%80%D0%BD%D0%B0%D0%BB%D1%8B%20%D0%BF%D1%80%D0%B5%D0%B4%D1%8B%D0%B4%D1%83%D1%89%D0%B8%D1%85%20%D1%84%D0%B0%D1%85%D1%82/%D0%96%D1%83%D1%80%D0%BD%D0%B0%D0%BB%D1%8B%20%D0%BF%D1%80%D0%B5%D0%B4%D1%8B%D0%B4%D1%83%D1%89%D0%B8%D1%85%20%D1%84%D0%B0%D1%85%D1%82/%D0%96%D1%83%D1%80%D0%BD%D0%B0%D0%BB%D1%8B%20%D0%BF%D1%80%D0%B5%D0%B4%D1%8B%D0%B4%D1%83%D1%89%D0%B8%D1%85%20%D1%84%D0%B0%D1%85%D1%82/%D0%96%D1%83%D1%80%D0%BD%D0%B0%D0%BB10.10.-18.10.06.xls'#$'РабЖурнал (на 20-00)'.$I$36]"/>
        <table:named-expression table:name="дл" table:base-cell-address="$'18.05.2021'.$A$1" table:expression="['file:///E:/%D0%90%D1%80%D1%85%D0%B8%D0%B2%20%D1%81%D0%BA%D0%B2.%20%E2%84%96620/15.02.-22.02.11/25.05-1.06.10/25.05-.2.05.10xls%D1%80.xls'#$'РабЖурнал (на 20-00)'.$J$36]"/>
        <table:named-expression table:name="длдлдл" table:base-cell-address="$'18.05.2021'.$A$1" table:expression="'[1] журналраб'!#ref!"/>
        <table:named-expression table:name="Долото" table:base-cell-address="$'18.05.2021'.$A$1" table:expression="'[1] журналраб'!#ref!"/>
        <table:named-expression table:name="е" table:base-cell-address="$'18.05.2021'.$A$1" table:expression="['file:///E:/20.05-27.05.08.xls'#$'РабЖурнал (на 20-00)'.$H$36]"/>
        <table:named-expression table:name="ееееее" table:base-cell-address="$'18.05.2021'.$A$1" table:expression="'[22]рабжурнал (на 20-00)'!#ref!"/>
        <table:named-expression table:name="езп" table:base-cell-address="$'18.05.2021'.$A$1" table:expression="'[1] журналраб'!#ref!"/>
        <table:named-expression table:name="еэп" table:base-cell-address="$'18.05.2021'.$A$1" table:expression="'[1] журналраб'!#ref!"/>
        <table:named-expression table:name="жд" table:base-cell-address="$'18.05.2021'.$A$1" table:expression="['smb://Gti1/d/Documents%20and%20Settings/TEHN/Desktop/%D0%9A%D0%BE%D0%BF%D0%B8%D1%8F%20111.xls'#$'РабЖурнал (на 20-00)'.$L$36]"/>
        <table:named-expression table:name="жопа" table:base-cell-address="$'18.05.2021'.$A$1" table:expression="['file:///G:/Documents%20and%20Settings/Interpretator/Desktop/723/%D0%96%D1%83%D1%80%D0%BD%D0%B0%D0%BB/%D0%96%D1%83%D1%80%D0%BD%D0%B0%D0%BB%D1%8B%20%D0%BF%D1%80%D0%B5%D0%B4%D1%8B%D0%B4%D1%83%D1%89%D0%B8%D1%85%20%D1%84%D0%B0%D1%85%D1%82/%D0%96%D1%83%D1%80%D0%BD%D0%B0%D0%BB/%D0%96%D1%83%D1%80%D0%BD%D0%B0%D0%BB%D1%8B%20%D0%BF%D1%80%D0%B5%D0%B4%D1%8B%D0%B4%D1%83%D1%89%D0%B8%D1%85%20%D1%84%D0%B0%D1%85%D1%82/%D0%96%D1%83%D1%80%D0%BD%D0%B0%D0%BB%D1%8B%20%D0%BF%D1%80%D0%B5%D0%B4%D1%8B%D0%B4%D1%83%D1%89%D0%B8%D1%85%20%D1%84%D0%B0%D1%85%D1%82/%D0%96%D1%83%D1%80%D0%BD%D0%B0%D0%BB%D1%8B%20%D0%BF%D1%80%D0%B5%D0%B4%D1%8B%D0%B4%D1%83%D1%89%D0%B8%D1%85%20%D1%84%D0%B0%D1%85%D1%82/%D0%96%D1%83%D1%80%D0%BD%D0%B0%D0%BB%D1%8B%20%D0%BF%D1%80%D0%B5%D0%B4%D1%8B%D0%B4%D1%83%D1%89%D0%B8%D1%85%20%D1%84%D0%B0%D1%85%D1%82/%D0%96%D1%83%D1%80%D0%BD%D0%B0%D0%BB10.10.-18.10.06.xls'#$'РабЖурнал (на 20-00)'.$K$36]"/>
        <table:named-expression table:name="ии" table:base-cell-address="$'18.05.2021'.$A$1" table:expression="['file:///D:/%D0%92%D0%92/%D0%90%D0%A0%D0%A5%D0%98%D0%92%20725/03.12-09.12.08/%D0%92%D1%80%D0%B5%D0%BC%D1%8F%D0%BD%D0%BA%D0%B0/18.11.-25.11.08..xls'#$'РабЖурнал (на 20-00)'.$I$36]"/>
        <table:named-expression table:name="й" table:base-cell-address="$'18.05.2021'.$A$1" table:expression="['file:///G:/24.08.-31.08.2010/6.07.-13.07.10..xls'#$'РабЖурнал (на 20-00)'.$H$36]"/>
        <table:named-expression table:name="йцук" table:base-cell-address="$'18.05.2021'.$A$1" table:expression="'[1] журналраб'!#ref!"/>
        <table:named-expression table:name="к" table:base-cell-address="$'18.05.2021'.$A$1" table:expression="['file:///E:/20.05-27.05.08.xls'#$'РабЖурнал (на 20-00)'.$H$36]"/>
        <table:named-expression table:name="ккккк" table:base-cell-address="$'18.05.2021'.$A$1" table:expression="'[1] журналраб'!#ref!"/>
        <table:named-expression table:name="колокол" table:base-cell-address="$'18.05.2021'.$A$1" table:expression="#REF!"/>
        <table:named-expression table:name="корка" table:base-cell-address="$'18.05.2021'.$A$1" table:expression="'[4]рабжурнал (на 20-00)'!#ref!"/>
        <table:named-expression table:name="м" table:base-cell-address="$'18.05.2021'.$A$1" table:expression="#REF!"/>
        <table:named-expression table:name="метчик" table:base-cell-address="$'18.05.2021'.$A$1" table:expression="['file:///E:/%D0%90%D1%80%D1%85%D0%B8%D0%B2%2063/%D0%A4%D0%B5%D0%B2%D1%80%D0%B0%D0%BB%D1%8C/18.02%20-%2025.02.14/Documents%20and%20Settings/33/%D0%A0%D0%B0%D0%B1%D0%BE%D1%87%D0%B8%D0%B9%20%D1%81%D1%82%D0%BE%D0%BB/16.09.08-23.09.08.xls'#$'РабЖурнал (на 20-00)'.$L$21]"/>
        <table:named-expression table:name="метчик1" table:base-cell-address="$'18.05.2021'.$A$1" table:expression="#REF!"/>
        <table:named-expression table:name="ммм" table:base-cell-address="$'18.05.2021'.$A$1" table:expression="['file:///L:/%D0%9A%D0%A0%D0%A1/719/%D0%96%D1%83%D1%80%D0%BD%D0%B0%D0%BB/%D0%96%D1%83%D1%80%D0%BD%D0%B0%D0%BB%2027.-3.08.10.xls'#$'РабЖур на 20-00)'.$F$51]"/>
        <table:named-expression table:name="нггкнн" table:base-cell-address="$'18.05.2021'.$A$1" table:expression="'[28]рабжурнал (на 20-00)'!#ref!"/>
        <table:named-expression table:name="нп" table:base-cell-address="$'18.05.2021'.$A$1" table:expression="['file:///E:/Documents%20and%20Settings/TEHN/Desktop/%D0%9A%D0%BE%D0%BF%D0%B8%D1%8F%20111.xls'#$'РабЖурнал (на 20-00)'.$L$36]"/>
        <table:named-expression table:name="о" table:base-cell-address="$'18.05.2021'.$A$1" table:expression="['file:///E:/844%20%D0%B6%D1%83%D1%80%D0%BD%D0%B0%D0%BB%D1%8B/Documents%20and%20Settings/TEHN/Desktop/%D0%9A%D0%BE%D0%BF%D0%B8%D1%8F%20111.xls'#$'РабЖурнал (на 20-00)'.$I$36]"/>
        <table:named-expression table:name="обур" table:base-cell-address="$'18.05.2021'.$A$1" table:expression="['file:///D:/Documents%20and%20Settings/33/%D0%A0%D0%B0%D0%B1%D0%BE%D1%87%D0%B8%D0%B9%20%D1%81%D1%82%D0%BE%D0%BB/16.09.08-23.09.08.xls'#$'РабЖурнал (на 20-00)'.$L$21]"/>
        <table:named-expression table:name="Обур.корона" table:base-cell-address="$'18.05.2021'.$A$1" table:expression="'[1] журналраб'!#ref!"/>
        <table:named-expression table:name="оо" table:base-cell-address="$'18.05.2021'.$A$1" table:expression="['file:///E:/Documents%20and%20Settings/TEHN/Desktop/%D0%9A%D0%BE%D0%BF%D0%B8%D1%8F%20111.xls'#$'РабЖурнал (на 20-00)'.$H$36]"/>
        <table:named-expression table:name="Отчёт" table:base-cell-address="$'18.05.2021'.$A$1" table:expression="['file:///E:/%D0%90%D1%80%D1%85%D0%B8%D0%B2%20%D1%81%D0%BA%D0%B2.924/26.12.12-01.01.13/%D0%9C%D1%83%D0%B7%D1%8B%D0%BA%D0%B0/%D0%96%D1%83%D1%80%D0%BD%D0%B0%D0%BB+%D1%81%D0%B2%D0%BE%D0%B4%D0%BA%D0%B0+%D1%83%D1%87%D1%91%D1%82%20%D0%BF%D0%BE%D0%B3%D0%BB%20(%D0%B4%D0%B8%D1%81%D1%82%D1%80%D0%B8%D0%B1%D1%83%D1%82%D0%B8%D0%B2)/%D0%9A%D0%98%D0%9F/Documents%20and%20Settings/TEHN/Desktop/%D0%9A%D0%BE%D0%BF%D0%B8%D1%8F%20111.xls'#$'РабЖурнал (на 20-00)'.$L$36]"/>
        <table:named-expression table:name="Отчет" table:base-cell-address="$'18.05.2021'.$A$1" table:expression="['file:///G:/16.06-22.06.10/16.09.08-23.09.08.xls'#$'РабЖурнал (на 20-00)'.$L$21]"/>
        <table:named-expression table:name="отчет1" table:base-cell-address="$'18.05.2021'.$A$1" table:expression="'[1] журналраб'!#ref!"/>
        <table:named-expression table:name="п" table:base-cell-address="$'18.05.2021'.$A$1" table:expression="['file:///E:/20.05-27.05.08.xls'#$'РабЖурнал (на 20-00)'.$H$36]"/>
        <table:named-expression table:name="папа" table:base-cell-address="$'18.05.2021'.$A$1" table:expression="['file:///G:/6.07.-13.07.10..xls'#$'РабЖурнал (на 20-00)'.$K$36]"/>
        <table:named-expression table:name="Печать" table:base-cell-address="$'18.05.2021'.$A$1" table:expression="'[1] журналраб'!#ref!"/>
        <table:named-expression table:name="плотность" table:base-cell-address="$'18.05.2021'.$A$1" table:expression="['file:///E:/%D0%90%D1%80%D1%85%D0%B8%D0%B2%20%D1%81%D0%BA%D0%B2.924/26.12.12-01.01.13/%D0%9C%D1%83%D0%B7%D1%8B%D0%BA%D0%B0/%D0%96%D1%83%D1%80%D0%BD%D0%B0%D0%BB+%D1%81%D0%B2%D0%BE%D0%B4%D0%BA%D0%B0+%D1%83%D1%87%D1%91%D1%82%20%D0%BF%D0%BE%D0%B3%D0%BB%20(%D0%B4%D0%B8%D1%81%D1%82%D1%80%D0%B8%D0%B1%D1%83%D1%82%D0%B8%D0%B2)/Documents%20and%20Settings/TEHN/Desktop/%D0%9A%D0%BE%D0%BF%D0%B8%D1%8F%20111.xls'#$'РабЖурнал (на 20-00)'.$I$36]"/>
        <table:named-expression table:name="пр" table:base-cell-address="$'18.05.2021'.$A$1" table:expression="['file:///E:/Documents%20and%20Settings/TEHN/Desktop/%D0%9A%D0%BE%D0%BF%D0%B8%D1%8F%20111.xls'#$'РабЖурнал (на 20-00)'.$H$36]"/>
        <table:named-expression table:name="Р" table:base-cell-address="$'18.05.2021'.$A$1" table:expression="['file:///H:/17.07.12%20-%2024.07.12.xls'#$'РабЖур на 20-00)'.$F$51]"/>
        <table:named-expression table:name="рапврр" table:base-cell-address="$'18.05.2021'.$A$1" table:expression="['file:///E:/%D0%90%D0%A0%D0%A5%D0%98%D0%92(%D0%92%20%D0%9A%D0%98%D0%9F)%D1%81%D0%BA%D0%B2%E2%84%96844/5.10%20-%2012.10.10/%D0%A4%D0%BE%D1%80%D0%BC%D1%8B/Documents%20and%20Settings/TEHN/Desktop/%D0%9A%D0%BE%D0%BF%D0%B8%D1%8F%20111.xls'#$'РабЖурнал (на 20-00)'.$A$242]"/>
        <table:named-expression table:name="рас" table:base-cell-address="$'18.05.2021'.$A$1" table:expression="'[1] журналраб'!#ref!"/>
        <table:named-expression table:name="Расчёт№76" table:base-cell-address="$'18.05.2021'.$A$1" table:expression="'[1] журналраб'!#ref!"/>
        <table:named-expression table:name="Расчет" table:base-cell-address="$'18.05.2021'.$A$1" table:expression="['file:///E:/844%20%D0%B6%D1%83%D1%80%D0%BD%D0%B0%D0%BB%D1%8B/%D1%81%D1%82%D0%B0%D1%80%D1%8B%D0%B5%20%D0%B6%D1%83%D1%80%D0%BD%D0%B0%D0%BB%D1%8B/Documents%20and%20Settings/TEHN/Desktop/%D0%9A%D0%BE%D0%BF%D0%B8%D1%8F%20111.xls'#$'РабЖурнал (на 20-00)'.$L$36]"/>
        <table:named-expression table:name="Расчет№85" table:base-cell-address="$'18.05.2021'.$A$1" table:expression="['file:///D:/%D0%90%D1%80%D1%85%D0%B8%D0%B2%20%D1%81%D0%BA%D0%B2%20939/%D0%9E%D0%BA%D1%82%D1%8F%D0%B1%D1%80%D1%8C/21.10-28.10.14/16.06-22.06.10/16.09.08-23.09.08.xls'#$'РабЖурнал (на 20-00)'.$L$21]"/>
        <table:named-expression table:name="Раччёт" table:base-cell-address="$'18.05.2021'.$A$1" table:expression="['file:///E:/%D0%90%D1%80%D1%85%D0%B8%D0%B2%20%D1%81%D0%BA%D0%B2.924/26.12.12-01.01.13/%D0%9C%D1%83%D0%B7%D1%8B%D0%BA%D0%B0/%D0%96%D1%83%D1%80%D0%BD%D0%B0%D0%BB+%D1%81%D0%B2%D0%BE%D0%B4%D0%BA%D0%B0+%D1%83%D1%87%D1%91%D1%82%20%D0%BF%D0%BE%D0%B3%D0%BB%20(%D0%B4%D0%B8%D1%81%D1%82%D1%80%D0%B8%D0%B1%D1%83%D1%82%D0%B8%D0%B2)/Documents%20and%20Settings/TEHN/Desktop/%D0%9A%D0%BE%D0%BF%D0%B8%D1%8F%20111.xls'#$'РабЖурнал (на 20-00)'.$H$36]"/>
        <table:named-expression table:name="рг" table:base-cell-address="$'18.05.2021'.$A$1" table:expression="['file:///E:/%D0%90%D1%80%D1%85%D0%B8%D0%B2%20%D1%81%D0%BA%D0%B2.924/26.12.12-01.01.13/%D0%9C%D1%83%D0%B7%D1%8B%D0%BA%D0%B0/%D0%96%D1%83%D1%80%D0%BD%D0%B0%D0%BB+%D1%81%D0%B2%D0%BE%D0%B4%D0%BA%D0%B0+%D1%83%D1%87%D1%91%D1%82%20%D0%BF%D0%BE%D0%B3%D0%BB%20(%D0%B4%D0%B8%D1%81%D1%82%D1%80%D0%B8%D0%B1%D1%83%D1%82%D0%B8%D0%B2)/Documents%20and%20Settings/TEHN/Desktop/%D0%9A%D0%BE%D0%BF%D0%B8%D1%8F%20111.xls'#$'РабЖурнал (на 20-00)'.$H$36]"/>
        <table:named-expression table:name="Рд" table:base-cell-address="$'18.05.2021'.$A$1" table:expression="['file:///E:/%D0%90%D1%80%D1%85%D0%B8%D0%B2%20%D1%81%D0%BA%D0%B2.924/26.12.12-01.01.13/%D0%9C%D1%83%D0%B7%D1%8B%D0%BA%D0%B0/%D0%96%D1%83%D1%80%D0%BD%D0%B0%D0%BB+%D1%81%D0%B2%D0%BE%D0%B4%D0%BA%D0%B0+%D1%83%D1%87%D1%91%D1%82%20%D0%BF%D0%BE%D0%B3%D0%BB%20(%D0%B4%D0%B8%D1%81%D1%82%D1%80%D0%B8%D0%B1%D1%83%D1%82%D0%B8%D0%B2)/Documents%20and%20Settings/TEHN/Desktop/%D0%9A%D0%BE%D0%BF%D0%B8%D1%8F%20111.xls'#$'РабЖурнал (на 20-00)'.$L$36]"/>
        <table:named-expression table:name="реестр" table:base-cell-address="$'18.05.2021'.$A$1" table:expression="['file:///L:/%D0%9A%D0%A0%D0%A1/719/%D0%96%D1%83%D1%80%D0%BD%D0%B0%D0%BB/29.11-06.12.2011.xls'#$'ЖУРНАЛ НА 20-00)'.$F$51]"/>
        <table:named-expression table:name="ри" table:base-cell-address="$'18.05.2021'.$A$1" table:expression="['file:///E:/844%20%D0%B6%D1%83%D1%80%D0%BD%D0%B0%D0%BB%D1%8B/Documents%20and%20Settings/TEHN/Desktop/%D0%9A%D0%BE%D0%BF%D0%B8%D1%8F%20111.xls'#$'РабЖурнал (на 20-00)'.$H$36]"/>
        <table:named-expression table:name="Рн" table:base-cell-address="$'18.05.2021'.$A$1" table:expression="'[4]рабжурнал (на 20-00)'!#ref!"/>
        <table:named-expression table:name="Ро" table:base-cell-address="$'18.05.2021'.$A$1" table:expression="['file:///E:/%D0%90%D1%80%D1%85%D0%B8%D0%B2%20%D1%81%D0%BA%D0%B2.924/26.12.12-01.01.13/%D0%9C%D1%83%D0%B7%D1%8B%D0%BA%D0%B0/%D0%96%D1%83%D1%80%D0%BD%D0%B0%D0%BB+%D1%81%D0%B2%D0%BE%D0%B4%D0%BA%D0%B0+%D1%83%D1%87%D1%91%D1%82%20%D0%BF%D0%BE%D0%B3%D0%BB%20(%D0%B4%D0%B8%D1%81%D1%82%D1%80%D0%B8%D0%B1%D1%83%D1%82%D0%B8%D0%B2)/Documents%20and%20Settings/TEHN/Desktop/%D0%9A%D0%BE%D0%BF%D0%B8%D1%8F%20111.xls'#$'РабЖурнал (на 20-00)'.$H$36]"/>
        <table:named-expression table:name="рорпо" table:base-cell-address="$'18.05.2021'.$A$1" table:expression="'[1] журналраб'!#ref!"/>
        <table:named-expression table:name="рота" table:base-cell-address="$'18.05.2021'.$A$1" table:expression="['file:///L:/%D0%9A%D0%A0%D0%A1/719/%D0%96%D1%83%D1%80%D0%BD%D0%B0%D0%BB/6-13.12.11.xls'#$'ЖУРНАЛ НА 20-00)'.$F$51]"/>
        <table:named-expression table:name="рр" table:base-cell-address="$'18.05.2021'.$A$1" table:expression="['file:///E:/844%20%D0%B6%D1%83%D1%80%D0%BD%D0%B0%D0%BB%D1%8B/%D0%90%D1%80%D1%85%D0%B8%D0%B2_603/%D0%96%D1%83%D1%80%D0%BD%D0%B0%D0%BB%D1%8B/%D0%AF%D0%BD%D0%B2%D0%B0%D1%80%D1%8C%202008/%D0%96%D1%83%D1%80%D0%BD%D0%B0%D0%BB%2001.01-08.01.08.xls'#$'РабЖурнал (на 20-00)'.$J$6]"/>
        <table:named-expression table:name="рррр" table:base-cell-address="$'18.05.2021'.$A$1" table:expression="['file:///E:/%D0%90%D1%80%D1%85%D0%B8%D0%B2%20%D1%81%D0%BA%D0%B2.924/26.12.12-01.01.13/%D0%9C%D1%83%D0%B7%D1%8B%D0%BA%D0%B0/%D0%96%D1%83%D1%80%D0%BD%D0%B0%D0%BB+%D1%81%D0%B2%D0%BE%D0%B4%D0%BA%D0%B0+%D1%83%D1%87%D1%91%D1%82%20%D0%BF%D0%BE%D0%B3%D0%BB%20(%D0%B4%D0%B8%D1%81%D1%82%D1%80%D0%B8%D0%B1%D1%83%D1%82%D0%B8%D0%B2)/Documents%20and%20Settings/TEHN/Desktop/%D0%9A%D0%BE%D0%BF%D0%B8%D1%8F%20111.xls'#$'РабЖурнал (на 20-00)'.$A$242]"/>
        <table:named-expression table:name="С" table:base-cell-address="$'18.05.2021'.$A$1" table:expression="'[1] журналраб'!#ref!"/>
        <table:named-expression table:name="сбт" table:base-cell-address="$'18.05.2021'.$A$1" table:expression="['file:///D:/%D0%A1%D0%9D%D0%93%D0%A1%20%E2%84%9614/%D0%90%D0%A0%D0%A5%D0%98%D0%92%D0%AB%20%D0%A1%D0%9A%D0%92%D0%90%D0%96%D0%98%D0%9D/%D0%90%D1%80%D1%85%D0%B8%D0%B2%20%D1%81%D0%BA%D0%B2.719/%D0%9C%D0%B0%D1%80%D1%82/5.03-11.03.14/Documents%20and%20Settings/33/%D0%A0%D0%B0%D0%B1%D0%BE%D1%87%D0%B8%D0%B9%20%D1%81%D1%82%D0%BE%D0%BB/16.09.08-23.09.08.xls'#$'РабЖурнал (на 20-00)'.$L$21]"/>
        <table:named-expression table:name="свечи" table:base-cell-address="$'18.05.2021'.$A$1" table:expression="['smb://Interpretator/c/WINDOWS/%D0%A0%D0%B0%D0%B1%D0%BE%D1%87%D0%B8%D0%B9%20%D1%81%D1%82%D0%BE%D0%BB/%D0%9A%D0%BD%D0%B8%D0%B3%D0%B01.xls'#$Пятница.$A$4]"/>
        <table:named-expression table:name="СГТ" table:base-cell-address="$'18.05.2021'.$A$1" table:expression="'[41]рабжурнал (на 20-00)'!#ref!"/>
        <table:named-expression table:name="скреб" table:base-cell-address="$'18.05.2021'.$A$1" table:expression="['file:///D:/Documents%20and%20Settings/33/%D0%A0%D0%B0%D0%B1%D0%BE%D1%87%D0%B8%D0%B9%20%D1%81%D1%82%D0%BE%D0%BB/16.09.08-23.09.08.xls'#$'РабЖурнал (на 20-00)'.$L$21]"/>
        <table:named-expression table:name="Скребо" table:base-cell-address="$'18.05.2021'.$A$1" table:expression="'[1] журналраб'!#ref!"/>
        <table:named-expression table:name="скребок" table:base-cell-address="$'18.05.2021'.$A$1" table:expression="['file:///D:/Documents%20and%20Settings/33/%D0%A0%D0%B0%D0%B1%D0%BE%D1%87%D0%B8%D0%B9%20%D1%81%D1%82%D0%BE%D0%BB/16.09.08-23.09.08.xls'#$'РабЖурнал (на 20-00)'.$L$21]"/>
        <table:named-expression table:name="СНС" table:base-cell-address="$'18.05.2021'.$A$1" table:expression="'[4]рабжурнал (на 20-00)'!#ref!"/>
        <table:named-expression table:name="спносо" table:base-cell-address="$'18.05.2021'.$A$1" table:expression="'[1] журналраб'!#ref!"/>
        <table:named-expression table:name="СС" table:base-cell-address="$'18.05.2021'.$A$1" table:expression="'[1] журналраб'!#ref!"/>
        <table:named-expression table:name="Т" table:base-cell-address="$'18.05.2021'.$A$1" table:expression="['file:///E:/Documents%20and%20Settings/TEHN/Desktop/%D0%9A%D0%BE%D0%BF%D0%B8%D1%8F%20111.xls'#$'РабЖурнал (на 20-00)'.$H$36]"/>
        <table:named-expression table:name="тррпигнаеагргнп" table:base-cell-address="$'18.05.2021'.$A$1" table:expression="#REF!"/>
        <table:named-expression table:name="ТЭП83" table:base-cell-address="$'18.05.2021'.$A$1" table:expression="'[1] журналраб'!#ref!"/>
        <table:named-expression table:name="ТЭП№46" table:base-cell-address="$'18.05.2021'.$A$1" table:expression="'[1] журналраб'!#ref!"/>
        <table:named-expression table:name="у" table:base-cell-address="$'18.05.2021'.$A$1" table:expression="['file:///E:/20.05-27.05.08.xls'#$'РабЖурнал (на 20-00)'.$H$36]"/>
        <table:named-expression table:name="у.в" table:base-cell-address="$'18.05.2021'.$A$1" table:expression="'[4]рабжурнал (на 20-00)'!#ref!"/>
        <table:named-expression table:name="удельный.вес" table:base-cell-address="$'18.05.2021'.$A$1" table:expression="'[4]рабжурнал (на 20-00)'!#ref!"/>
        <table:named-expression table:name="Уденьн.вес" table:base-cell-address="$'18.05.2021'.$A$1" table:expression="'[4]рабжурнал (на 20-00)'!#ref!"/>
        <table:named-expression table:name="удювес" table:base-cell-address="$'18.05.2021'.$A$1" table:expression="'[4]рабжурнал (на 20-00)'!#ref!"/>
        <table:named-expression table:name="ук" table:base-cell-address="$'18.05.2021'.$A$1" table:expression="['file:///G:/6.07.-13.07.10..xls'#$'РабЖурнал (на 20-00)'.$H$36]"/>
        <table:named-expression table:name="укуц" table:base-cell-address="$'18.05.2021'.$A$1" table:expression="['file:///E:/%D0%90%D1%80%D1%85%D0%B8%D0%B2%20%D1%81%D0%BA%D0%B2.%20%E2%84%96620/15.02.-22.02.11/16.09.08-23.09.08.xls'#$'РабЖурнал (на 20-00)'.$L$21]"/>
        <table:named-expression table:name="ф" table:base-cell-address="$'18.05.2021'.$A$1" table:expression="['file:///E:/%D0%90%D0%A0%D0%A5%D0%98%D0%92(%D0%92%20%D0%9A%D0%98%D0%9F)%D1%81%D0%BA%D0%B2%E2%84%96844/5.10%20-%2012.10.10/%D0%A4%D0%BE%D1%80%D0%BC%D1%8B/16.09.08-23.09.08.xls'#$'РабЖурнал (на 20-00)'.$L$21]"/>
        <table:named-expression table:name="фвапа" table:base-cell-address="$'18.05.2021'.$A$1" table:expression="['file:///E:/%D0%90%D0%A0%D0%A5%D0%98%D0%92(%D0%92%20%D0%9A%D0%98%D0%9F)%D1%81%D0%BA%D0%B2%E2%84%96844/5.10%20-%2012.10.10/%D0%A4%D0%BE%D1%80%D0%BC%D1%8B/Documents%20and%20Settings/TEHN/Desktop/%D0%9A%D0%BE%D0%BF%D0%B8%D1%8F%20111.xls'#$'РабЖурнал (на 20-00)'.$L$36]"/>
        <table:named-expression table:name="фвва" table:base-cell-address="$'18.05.2021'.$A$1" table:expression="['file:///E:/%D0%90%D0%A0%D0%A5%D0%98%D0%92(%D0%92%20%D0%9A%D0%98%D0%9F)%D1%81%D0%BA%D0%B2%E2%84%96844/5.10%20-%2012.10.10/%D0%A4%D0%BE%D1%80%D0%BC%D1%8B/Documents%20and%20Settings/TEHN/Desktop/%D0%9A%D0%BE%D0%BF%D0%B8%D1%8F%20111.xls'#$'РабЖурнал (на 20-00)'.$I$36]"/>
        <table:named-expression table:name="фвфввв" table:base-cell-address="$'18.05.2021'.$A$1" table:expression="['file:///E:/%D0%90%D0%A0%D0%A5%D0%98%D0%92(%D0%92%20%D0%9A%D0%98%D0%9F)%D1%81%D0%BA%D0%B2%E2%84%96844/5.10%20-%2012.10.10/%D0%A4%D0%BE%D1%80%D0%BC%D1%8B/Documents%20and%20Settings/TEHN/Desktop/%D0%9A%D0%BE%D0%BF%D0%B8%D1%8F%20111.xls'#$'РабЖурнал (на 20-00)'.$H$36]"/>
        <table:named-expression table:name="ФЗК" table:base-cell-address="$'18.05.2021'.$A$1" table:expression="['file:///D:/%D0%90%D1%80%D1%85%D0%B8%D0%B2%20%D0%9A%D0%A0%D0%A177/27.09-04.10.11/Documents%20and%20Settings/TEHN/Desktop/%D0%9A%D0%BE%D0%BF%D0%B8%D1%8F%20111.xls'#$'РабЖурнал (на 20-00)'.$H$36]"/>
        <table:named-expression table:name="фрез" table:base-cell-address="$'18.05.2021'.$A$1" table:expression="'[1] журналраб'!#ref!"/>
        <table:named-expression table:name="фы" table:base-cell-address="$'18.05.2021'.$A$1" table:expression="['file:///E:/%D0%90%D0%A0%D0%A5%D0%98%D0%92(%D0%92%20%D0%9A%D0%98%D0%9F)%D1%81%D0%BA%D0%B2%E2%84%96844/5.10%20-%2012.10.10/%D0%A4%D0%BE%D1%80%D0%BC%D1%8B/16.09.08-23.09.08.xls'#$'РабЖурнал (на 20-00)'.$L$21]"/>
        <table:named-expression table:name="фыв" table:base-cell-address="$'18.05.2021'.$A$1" table:expression="['file:///E:/%D0%90%D0%A0%D0%A5%D0%98%D0%92(%D0%92%20%D0%9A%D0%98%D0%9F)%D1%81%D0%BA%D0%B2%E2%84%96844/5.10%20-%2012.10.10/%D0%A4%D0%BE%D1%80%D0%BC%D1%8B/%D0%9A%D0%98%D0%9F/Documents%20and%20Settings/TEHN/Desktop/%D0%9A%D0%BE%D0%BF%D0%B8%D1%8F%20111.xls'#$'РабЖурнал (на 20-00)'.$L$36]"/>
        <table:named-expression table:name="фыы" table:base-cell-address="$'18.05.2021'.$A$1" table:expression="['file:///E:/%D0%90%D0%A0%D0%A5%D0%98%D0%92(%D0%92%20%D0%9A%D0%98%D0%9F)%D1%81%D0%BA%D0%B2%E2%84%96844/5.10%20-%2012.10.10/%D0%A4%D0%BE%D1%80%D0%BC%D1%8B/%D0%9A%D0%98%D0%9F/Documents%20and%20Settings/TEHN/Desktop/%D0%9A%D0%BE%D0%BF%D0%B8%D1%8F%20111.xls'#$'РабЖурнал (на 20-00)'.$A$242]"/>
        <table:named-expression table:name="ц" table:base-cell-address="$'18.05.2021'.$A$1" table:expression="['file:///G:/24.08.-31.08.2010/6.07.-13.07.10..xls'#$'РабЖурнал (на 20-00)'.$H$36]"/>
        <table:named-expression table:name="цуу" table:base-cell-address="$'18.05.2021'.$A$1" table:expression="'[1] журналраб'!#ref!"/>
        <table:named-expression table:name="ч" table:base-cell-address="$'18.05.2021'.$A$1" table:expression="['file:///E:/20.05-27.05.08.xls'#$'РабЖурнал (на 20-00)'.$I$36]"/>
        <table:named-expression table:name="шрлонесп" table:base-cell-address="$'18.05.2021'.$A$1" table:expression="['file:///D:/Documents%20and%20Settings/33/%D0%A0%D0%B0%D0%B1%D0%BE%D1%87%D0%B8%D0%B9%20%D1%81%D1%82%D0%BE%D0%BB/16.09.08-23.09.08.xls'#$'РабЖурнал (на 20-00)'.$L$21]"/>
        <table:named-expression table:name="щ" table:base-cell-address="$'18.05.2021'.$A$1" table:expression="['file:///G:/24.08.-31.08.2010/6.07.-13.07.10..xls'#$'РабЖурнал (на 20-00)'.$H$36]"/>
        <table:named-expression table:name="ъ" table:base-cell-address="$'18.05.2021'.$A$1" table:expression="['file:///G:/24.08.-31.08.2010/6.07.-13.07.10..xls'#$'РабЖурнал (на 20-00)'.$H$36]"/>
        <table:named-expression table:name="ъъ" table:base-cell-address="$'18.05.2021'.$A$1" table:expression="['file:///G:/24.08.-31.08.2010/6.07.-13.07.10..xls'#$'РабЖурнал (на 20-00)'.$K$36]"/>
        <table:named-expression table:name="ы" table:base-cell-address="$'18.05.2021'.$A$1" table:expression="['file:///E:/20.05-27.05.08.xls'#$'РабЖурнал (на 20-00)'.$I$36]"/>
        <table:named-expression table:name="ыва" table:base-cell-address="$'18.05.2021'.$A$1" table:expression="'[1] журналраб'!#ref!"/>
        <table:named-expression table:name="ыппрр" table:base-cell-address="$'18.05.2021'.$A$1" table:expression="['file:///E:/%D0%90%D0%A0%D0%A5%D0%98%D0%92(%D0%92%20%D0%9A%D0%98%D0%9F)%D1%81%D0%BA%D0%B2%E2%84%96844/5.10%20-%2012.10.10/%D0%A4%D0%BE%D1%80%D0%BC%D1%8B/Documents%20and%20Settings/TEHN/Desktop/%D0%9A%D0%BE%D0%BF%D0%B8%D1%8F%20111.xls'#$'РабЖурнал (на 20-00)'.$H$36]"/>
        <table:named-expression table:name="ь" table:base-cell-address="$'18.05.2021'.$A$1" table:expression="['file:///G:/24.08.-31.08.2010/16.06-22.06.10/16.09.08-23.09.08.xls'#$'РабЖурнал (на 20-00)'.$L$21]"/>
        <table:named-expression table:name="ЭЖЭ" table:base-cell-address="$'18.05.2021'.$A$1" table:expression="['file:///E:/Documents%20and%20Settings/TEHN/Desktop/%D0%9A%D0%BE%D0%BF%D0%B8%D1%8F%20111.xls'#$'РабЖурнал (на 20-00)'.$I$36]"/>
        <table:named-expression table:name="ю" table:base-cell-address="$'18.05.2021'.$A$1" table:expression="['file:///G:/24.08.-31.08.2010/16.09.08-23.09.08.xls'#$'РабЖурнал (на 20-00)'.$L$21]"/>
        <table:named-expression table:name="я" table:base-cell-address="$'18.05.2021'.$A$1" table:expression="['file:///G:/6.07.-13.07.10..xls'#$'РабЖурнал (на 20-00)'.$H$36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yr" svg:font-family="'Arial Cyr'"/>
    <style:font-face style:name="Garamond" svg:font-family="Garamond" style:font-family-generic="roman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9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2" loext:min-decimal-places="2" number:min-integer-digits="1"/>
      <number:text> м.</number:text>
    </number:number-style>
    <number:time-style style:name="N112" number:truncate-on-overflow="false">
      <number:hours number:style="long"/>
      <number:text>:</number:text>
      <number:minutes number:style="long"/>
    </number:time-style>
    <number:date-style style:name="N113">
      <number:text>с   </number:text>
      <number:day number:style="long"/>
      <number:text>.</number:text>
      <number:month number:style="long"/>
      <number:text>.</number:text>
      <number:year/>
      <number:text>   20:00</number:text>
    </number:date-style>
    <number:date-style style:name="N114">
      <number:text>по </number:text>
      <number:day number:style="long"/>
      <number:text>.</number:text>
      <number:month number:style="long"/>
      <number:text>.</number:text>
      <number:year/>
      <number:text>   20:00</number:text>
    </number:date-style>
    <number:time-style style:name="N115P0" style:volatile="true">
      <number:hours/>
      <number:text>:</number:text>
      <number:minutes number:style="long"/>
    </number:time-style>
    <number:text-style style:name="N115">
      <number:text-content/>
      <style:map style:condition="value()&lt;=1.79769313486232E+308" style:apply-style-name="N115P0"/>
    </number:text-style>
    <number:number-style style:name="N116">
      <number:number number:decimal-places="3" loext:min-decimal-places="3" number:min-integer-digits="1"/>
    </number:number-style>
    <number:number-style style:name="N117">
      <number:number number:decimal-places="1" loext:min-decimal-places="1" number:min-integer-digits="1"/>
    </number:number-style>
    <number:number-style style:name="N118">
      <number:number number:decimal-places="4" loext:min-decimal-places="4" number:min-integer-digits="1"/>
    </number:number-style>
    <number:number-style style:name="N10107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09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09P0"/>
    </number:number-style>
    <number:number-style style:name="N10110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0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0P0"/>
    </number:number-style>
    <number:date-style style:name="N10111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2" number:language="ru" number:country="RU">
      <number:month number:textual="true"/>
      <number:text>.</number:text>
      <number:year/>
    </number:date-style>
    <number:time-style style:name="N10113" number:language="ru" number:country="RU">
      <number:hours/>
      <number:text>:</number:text>
      <number:minute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8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2" style:volatile="true" number:language="ru" number:country="RU">
      <loext:text> </loext:text>
      <loext:fill-character> </loext:fill-character>
      <number:text>-   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2" style:volatile="true" number:language="ru" number:country="RU">
      <loext:text> </loext:text>
      <loext:fill-character> </loext:fill-character>
      <number:text>-р.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25" number:language="ru" number:country="R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middle"/>
      <style:text-properties style:font-name="Garamond" fo:font-family="Garamond" style:font-family-generic="roman"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Обычный_5f_Журнал" style:display-name="Обычный_Журнал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yr" fo:font-family="'Arial Cyr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 Cyr" fo:font-family="'Arial Cyr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2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2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18.05.2021" style:display-name="PageStyle_18.05.202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user</dc:creator>
    <meta:creation-date>2020-10-05T15:38:00</meta:creation-date>
    <dc:date>2021-05-18T16:28:28</dc:date>
    <meta:generator>LibreOffice/5.2.7.2$Linux_X86_64 LibreOffice_project/20m0$Build-2</meta:generator>
    <meta:document-statistic meta:table-count="1" meta:cell-count="347" meta:object-count="0"/>
    <meta:user-defined meta:name="AppVersion">15.03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